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9.2229in" fo:margin-left="-0.075in" fo:margin-top="0in" fo:margin-bottom="0in" table:align="left" style:writing-mode="lr-tb"/>
    </style:style>
    <style:style style:name="Table1.A" style:family="table-column">
      <style:table-column-properties style:column-width="2.3514in"/>
    </style:style>
    <style:style style:name="Table1.B" style:family="table-column">
      <style:table-column-properties style:column-width="0.6368in"/>
    </style:style>
    <style:style style:name="Table1.C" style:family="table-column">
      <style:table-column-properties style:column-width="0.6056in"/>
    </style:style>
    <style:style style:name="Table1.D" style:family="table-column">
      <style:table-column-properties style:column-width="0.7285in"/>
    </style:style>
    <style:style style:name="Table1.E" style:family="table-column">
      <style:table-column-properties style:column-width="0.7674in"/>
    </style:style>
    <style:style style:name="Table1.F" style:family="table-column">
      <style:table-column-properties style:column-width="0.8438in"/>
    </style:style>
    <style:style style:name="Table1.G" style:family="table-column">
      <style:table-column-properties style:column-width="0.7299in"/>
    </style:style>
    <style:style style:name="Table1.H" style:family="table-column">
      <style:table-column-properties style:column-width="0.4743in"/>
    </style:style>
    <style:style style:name="Table1.I" style:family="table-column">
      <style:table-column-properties style:column-width="0.5826in"/>
    </style:style>
    <style:style style:name="Table1.J" style:family="table-column">
      <style:table-column-properties style:column-width="0.6979in"/>
    </style:style>
    <style:style style:name="Table1.K" style:family="table-column">
      <style:table-column-properties style:column-width="0.8035in"/>
    </style:style>
    <style:style style:name="Table1.1" style:family="table-row">
      <style:table-row-properties fo:keep-together="always"/>
    </style:style>
    <style:style style:name="Table1.A1" style:family="table-cell">
      <style:table-cell-properties style:vertical-align="" fo:padding-left="0.075in" fo:padding-right="0.075in" fo:padding-top="0in" fo:padding-bottom="0in" fo:border-left="none" fo:border-right="none" fo:border-top="none" fo:border-bottom="0.5pt solid #000001"/>
    </style:style>
    <style:style style:name="Table1.2" style:family="table-row">
      <style:table-row-properties fo:keep-together="auto"/>
    </style:style>
    <style:style style:name="Table1.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1.A3" style:family="table-cell">
      <style:table-cell-properties style:vertical-align="" fo:padding-left="0.075in" fo:padding-right="0.075in" fo:padding-top="0in" fo:padding-bottom="0in" fo:border-left="none" fo:border-right="none" fo:border-top="0.5pt solid #000001" fo:border-bottom="0.5pt solid #000001"/>
    </style:style>
    <style:style style:name="Table1.A58" style:family="table-cell">
      <style:table-cell-properties style:vertical-align="" fo:padding-left="0.075in" fo:padding-right="0.075in" fo:padding-top="0in" fo:padding-bottom="0in" fo:border-left="none" fo:border-right="none" fo:border-top="0.5pt solid #000001" fo:border-bottom="none"/>
    </style:style>
    <style:style style:name="Table2" style:family="table">
      <style:table-properties style:width="2.8354in" fo:margin-left="-0.075in" fo:margin-top="0in" fo:margin-bottom="0in" table:align="left" style:writing-mode="lr-tb"/>
    </style:style>
    <style:style style:name="Table2.A" style:family="table-column">
      <style:table-column-properties style:column-width="1.9014in"/>
    </style:style>
    <style:style style:name="Table2.B" style:family="table-column">
      <style:table-column-properties style:column-width="0.9333in"/>
    </style:style>
    <style:style style:name="Table2.1" style:family="table-row">
      <style:table-row-properties fo:keep-together="always"/>
    </style:style>
    <style:style style:name="Table2.A1" style:family="table-cell">
      <style:table-cell-properties style:vertical-align="" fo:padding-left="0.075in" fo:padding-right="0.075in" fo:padding-top="0in" fo:padding-bottom="0in" fo:border-left="none" fo:border-right="none" fo:border-top="none" fo:border-bottom="0.5pt solid #000001"/>
    </style:style>
    <style:style style:name="Table2.2" style:family="table-row">
      <style:table-row-properties fo:keep-together="auto"/>
    </style:style>
    <style:style style:name="Table2.A2" style:family="table-cell">
      <style:table-cell-properties style:vertical-align="" fo:padding-left="0.075in" fo:padding-right="0.075in" fo:padding-top="0in" fo:padding-bottom="0in" fo:border-left="none" fo:border-right="none" fo:border-top="0.5pt solid #000001" fo:border-bottom="0.5pt solid #000001"/>
    </style:style>
    <style:style style:name="Table2.A20" style:family="table-cell">
      <style:table-cell-properties style:vertical-align="" fo:padding-left="0.075in" fo:padding-right="0.075in" fo:padding-top="0in" fo:padding-bottom="0in" fo:border-left="none" fo:border-right="none" fo:border-top="0.5pt solid #000001" fo:border-bottom="none"/>
    </style:style>
    <style:style style:name="Table3" style:family="table">
      <style:table-properties style:width="3.2972in" fo:margin-left="-0.075in" fo:margin-top="0in" fo:margin-bottom="0in" table:align="left" style:writing-mode="lr-tb"/>
    </style:style>
    <style:style style:name="Table3.A" style:family="table-column">
      <style:table-column-properties style:column-width="0.6361in"/>
    </style:style>
    <style:style style:name="Table3.B" style:family="table-column">
      <style:table-column-properties style:column-width="0.4319in"/>
    </style:style>
    <style:style style:name="Table3.G" style:family="table-column">
      <style:table-column-properties style:column-width="0.5007in"/>
    </style:style>
    <style:style style:name="Table3.1" style:family="table-row">
      <style:table-row-properties fo:keep-together="always"/>
    </style:style>
    <style:style style:name="Table3.A1" style:family="table-cell">
      <style:table-cell-properties style:vertical-align="" fo:padding-left="0.075in" fo:padding-right="0.075in" fo:padding-top="0in" fo:padding-bottom="0in" fo:border-left="none" fo:border-right="none" fo:border-top="none" fo:border-bottom="0.5pt solid #000001"/>
    </style:style>
    <style:style style:name="Table3.2" style:family="table-row">
      <style:table-row-properties fo:keep-together="auto"/>
    </style:style>
    <style:style style:name="Table3.A2" style:family="table-cell">
      <style:table-cell-properties style:vertical-align="" fo:padding-left="0.075in" fo:padding-right="0.075in" fo:padding-top="0in" fo:padding-bottom="0in" fo:border-left="none" fo:border-right="none" fo:border-top="0.5pt solid #000001" fo:border-bottom="0.5pt solid #000001"/>
    </style:style>
    <style:style style:name="Table3.A7" style:family="table-cell">
      <style:table-cell-properties style:vertical-align="" fo:padding-left="0.075in" fo:padding-right="0.075in" fo:padding-top="0in" fo:padding-bottom="0in" fo:border-left="none" fo:border-right="none" fo:border-top="0.5pt solid #000001" fo:border-bottom="none"/>
    </style:style>
    <style:style style:name="Table4" style:family="table">
      <style:table-properties style:width="9.65in" fo:margin-left="-0.075in" fo:margin-top="0in" fo:margin-bottom="0in" table:align="left" style:writing-mode="lr-tb"/>
    </style:style>
    <style:style style:name="Table4.A" style:family="table-column">
      <style:table-column-properties style:column-width="1.6354in"/>
    </style:style>
    <style:style style:name="Table4.B" style:family="table-column">
      <style:table-column-properties style:column-width="0.8257in"/>
    </style:style>
    <style:style style:name="Table4.C" style:family="table-column">
      <style:table-column-properties style:column-width="0.75in"/>
    </style:style>
    <style:style style:name="Table4.D" style:family="table-column">
      <style:table-column-properties style:column-width="0.875in"/>
    </style:style>
    <style:style style:name="Table4.E" style:family="table-column">
      <style:table-column-properties style:column-width="0.8125in"/>
    </style:style>
    <style:style style:name="Table4.G" style:family="table-column">
      <style:table-column-properties style:column-width="0.9375in"/>
    </style:style>
    <style:style style:name="Table4.H" style:family="table-column">
      <style:table-column-properties style:column-width="0.625in"/>
    </style:style>
    <style:style style:name="Table4.I" style:family="table-column">
      <style:table-column-properties style:column-width="0.6868in"/>
    </style:style>
    <style:style style:name="Table4.K" style:family="table-column">
      <style:table-column-properties style:column-width="1.0007in"/>
    </style:style>
    <style:style style:name="Table4.1" style:family="table-row">
      <style:table-row-properties fo:keep-together="always"/>
    </style:style>
    <style:style style:name="Table4.A1" style:family="table-cell">
      <style:table-cell-properties style:vertical-align="" fo:padding-left="0.075in" fo:padding-right="0.075in" fo:padding-top="0in" fo:padding-bottom="0in" fo:border-left="none" fo:border-right="none" fo:border-top="none" fo:border-bottom="0.5pt solid #000001"/>
    </style:style>
    <style:style style:name="Table4.A2" style:family="table-cell">
      <style:table-cell-properties style:vertical-align="" fo:padding-left="0.075in" fo:padding-right="0.075in" fo:padding-top="0in" fo:padding-bottom="0in" fo:border-left="none" fo:border-right="none" fo:border-top="0.5pt solid #000001" fo:border-bottom="0.5pt solid #000001"/>
    </style:style>
    <style:style style:name="Table4.3" style:family="table-row">
      <style:table-row-properties fo:keep-together="auto"/>
    </style:style>
    <style:style style:name="Table4.A3"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4.A19" style:family="table-cell">
      <style:table-cell-properties style:vertical-align="" fo:padding-left="0.075in" fo:padding-right="0.075in" fo:padding-top="0in" fo:padding-bottom="0in" fo:border-left="none" fo:border-right="none" fo:border-top="0.5pt solid #000001" fo:border-bottom="none"/>
    </style:style>
    <style:style style:name="Table5" style:family="table">
      <style:table-properties style:width="7.5396in" fo:margin-left="-0.075in" fo:margin-top="0in" fo:margin-bottom="0in" table:align="left" style:writing-mode="lr-tb"/>
    </style:style>
    <style:style style:name="Table5.A" style:family="table-column">
      <style:table-column-properties style:column-width="1.2396in"/>
    </style:style>
    <style:style style:name="Table5.B" style:family="table-column">
      <style:table-column-properties style:column-width="0.7444in"/>
    </style:style>
    <style:style style:name="Table5.C" style:family="table-column">
      <style:table-column-properties style:column-width="0.6056in"/>
    </style:style>
    <style:style style:name="Table5.D" style:family="table-column">
      <style:table-column-properties style:column-width="0.9715in"/>
    </style:style>
    <style:style style:name="Table5.E" style:family="table-column">
      <style:table-column-properties style:column-width="1.1813in"/>
    </style:style>
    <style:style style:name="Table5.F" style:family="table-column">
      <style:table-column-properties style:column-width="0.4736in"/>
    </style:style>
    <style:style style:name="Table5.G" style:family="table-column">
      <style:table-column-properties style:column-width="0.5833in"/>
    </style:style>
    <style:style style:name="Table5.H" style:family="table-column">
      <style:table-column-properties style:column-width="0.9333in"/>
    </style:style>
    <style:style style:name="Table5.I" style:family="table-column">
      <style:table-column-properties style:column-width="0.8063in"/>
    </style:style>
    <style:style style:name="Table5.1" style:family="table-row">
      <style:table-row-properties fo:keep-together="auto"/>
    </style:style>
    <style:style style:name="Table5.A1" style:family="table-cell">
      <style:table-cell-properties style:vertical-align="" fo:padding-left="0.075in" fo:padding-right="0.075in" fo:padding-top="0in" fo:padding-bottom="0in" fo:border-left="none" fo:border-right="none" fo:border-top="none" fo:border-bottom="0.5pt solid #000001"/>
    </style:style>
    <style:style style:name="Table5.2" style:family="table-row">
      <style:table-row-properties fo:keep-together="always"/>
    </style:style>
    <style:style style:name="Table5.A2" style:family="table-cell">
      <style:table-cell-properties style:vertical-align="" fo:padding-left="0.075in" fo:padding-right="0.075in" fo:padding-top="0in" fo:padding-bottom="0in" fo:border-left="none" fo:border-right="none" fo:border-top="0.5pt solid #000001" fo:border-bottom="0.5pt solid #000001"/>
    </style:style>
    <style:style style:name="Table5.A32" style:family="table-cell">
      <style:table-cell-properties style:vertical-align="" fo:padding-left="0.075in" fo:padding-right="0.075in" fo:padding-top="0in" fo:padding-bottom="0in" fo:border-left="none" fo:border-right="none" fo:border-top="0.5pt solid #000001" fo:border-bottom="none"/>
    </style:style>
    <style:style style:name="Table6" style:family="table">
      <style:table-properties style:width="4.0306in" fo:margin-left="-0.075in" fo:margin-top="0in" fo:margin-bottom="0in" table:align="left" style:writing-mode="lr-tb"/>
    </style:style>
    <style:style style:name="Table6.A" style:family="table-column">
      <style:table-column-properties style:column-width="0.8833in"/>
    </style:style>
    <style:style style:name="Table6.B" style:family="table-column">
      <style:table-column-properties style:column-width="2.4417in"/>
    </style:style>
    <style:style style:name="Table6.C" style:family="table-column">
      <style:table-column-properties style:column-width="0.7056in"/>
    </style:style>
    <style:style style:name="Table6.1" style:family="table-row">
      <style:table-row-properties fo:keep-together="always"/>
    </style:style>
    <style:style style:name="Table6.A1" style:family="table-cell">
      <style:table-cell-properties style:vertical-align="" fo:padding-left="0.075in" fo:padding-right="0.075in" fo:padding-top="0in" fo:padding-bottom="0in" fo:border-left="none" fo:border-right="none" fo:border-top="none" fo:border-bottom="0.5pt solid #000001"/>
    </style:style>
    <style:style style:name="Table6.2" style:family="table-row">
      <style:table-row-properties fo:keep-together="auto"/>
    </style:style>
    <style:style style:name="Table6.A2" style:family="table-cell">
      <style:table-cell-properties style:vertical-align="" fo:padding-left="0.075in" fo:padding-right="0.075in" fo:padding-top="0in" fo:padding-bottom="0in" fo:border-left="none" fo:border-right="none" fo:border-top="0.5pt solid #000001" fo:border-bottom="0.5pt solid #000001"/>
    </style:style>
    <style:style style:name="Table6.A10" style:family="table-cell">
      <style:table-cell-properties style:vertical-align="" fo:padding-left="0.075in" fo:padding-right="0.075in" fo:padding-top="0in" fo:padding-bottom="0in" fo:border-left="none" fo:border-right="none" fo:border-top="0.5pt solid #000001" fo:border-bottom="none"/>
    </style:style>
    <style:style style:name="Table7" style:family="table">
      <style:table-properties style:width="8.7in" fo:margin-left="-0.075in" fo:margin-top="0in" fo:margin-bottom="0in" table:align="left" style:writing-mode="lr-tb"/>
    </style:style>
    <style:style style:name="Table7.A" style:family="table-column">
      <style:table-column-properties style:column-width="1.4438in"/>
    </style:style>
    <style:style style:name="Table7.B" style:family="table-column">
      <style:table-column-properties style:column-width="0.8368in"/>
    </style:style>
    <style:style style:name="Table7.C" style:family="table-column">
      <style:table-column-properties style:column-width="0.8139in"/>
    </style:style>
    <style:style style:name="Table7.D" style:family="table-column">
      <style:table-column-properties style:column-width="0.7924in"/>
    </style:style>
    <style:style style:name="Table7.E" style:family="table-column">
      <style:table-column-properties style:column-width="0.9368in"/>
    </style:style>
    <style:style style:name="Table7.F" style:family="table-column">
      <style:table-column-properties style:column-width="0.8125in"/>
    </style:style>
    <style:style style:name="Table7.G" style:family="table-column">
      <style:table-column-properties style:column-width="0.6257in"/>
    </style:style>
    <style:style style:name="Table7.H" style:family="table-column">
      <style:table-column-properties style:column-width="0.75in"/>
    </style:style>
    <style:style style:name="Table7.J" style:family="table-column">
      <style:table-column-properties style:column-width="0.9375in"/>
    </style:style>
    <style:style style:name="Table7.1" style:family="table-row">
      <style:table-row-properties fo:keep-together="always"/>
    </style:style>
    <style:style style:name="Table7.A1" style:family="table-cell">
      <style:table-cell-properties style:vertical-align="" fo:padding-left="0.075in" fo:padding-right="0.075in" fo:padding-top="0in" fo:padding-bottom="0in" fo:border-left="none" fo:border-right="none" fo:border-top="none" fo:border-bottom="0.5pt solid #000001"/>
    </style:style>
    <style:style style:name="Table7.2" style:family="table-row">
      <style:table-row-properties fo:keep-together="auto"/>
    </style:style>
    <style:style style:name="Table7.A2" style:family="table-cell">
      <style:table-cell-properties style:vertical-align="bottom" fo:padding-left="0.075in" fo:padding-right="0.075in" fo:padding-top="0in" fo:padding-bottom="0in" fo:border-left="none" fo:border-right="none" fo:border-top="0.5pt solid #000001" fo:border-bottom="0.5pt solid #000001"/>
    </style:style>
    <style:style style:name="Table7.A5" style:family="table-cell">
      <style:table-cell-properties style:vertical-align="" fo:padding-left="0.075in" fo:padding-right="0.075in" fo:padding-top="0in" fo:padding-bottom="0in" fo:border-left="none" fo:border-right="none" fo:border-top="0.5pt solid #000001" fo:border-bottom="0.5pt solid #000001"/>
    </style:style>
    <style:style style:name="Table7.A19" style:family="table-cell">
      <style:table-cell-properties style:vertical-align="" fo:padding-left="0.075in" fo:padding-right="0.075in" fo:padding-top="0in" fo:padding-bottom="0in" fo:border-left="none" fo:border-right="none" fo:border-top="0.5pt solid #000001" fo:border-bottom="none"/>
    </style:style>
    <style:style style:name="Table7.B19" style:family="table-cell">
      <style:table-cell-properties style:vertical-align="bottom" fo:padding-left="0.075in" fo:padding-right="0.075in" fo:padding-top="0in" fo:padding-bottom="0in" fo:border-left="none" fo:border-right="none" fo:border-top="0.5pt solid #000001" fo:border-bottom="none"/>
    </style:style>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style:font-name="Times New Roman" fo:font-size="10pt" fo:language="en" fo:country="US" style:font-size-asian="10pt" style:language-asian="en" style:country-asian="US"/>
    </style:style>
    <style:style style:name="P3" style:family="paragraph" style:parent-style-name="Standard">
      <style:paragraph-properties fo:margin-left="0in" fo:margin-right="0in" fo:text-indent="0in" style:auto-text-indent="false"/>
      <style:text-properties style:font-name="Times New Roman" fo:font-size="10pt" style:font-size-asian="10pt"/>
    </style:style>
    <style:style style:name="P4" style:family="paragraph" style:parent-style-name="Standard">
      <style:paragraph-properties fo:margin-left="0in" fo:margin-right="0in" fo:text-align="center" style:justify-single-word="false" fo:text-indent="0in" style:auto-text-indent="false"/>
      <style:text-properties style:font-name="Times New Roman" fo:font-size="10pt" style:font-size-asian="10pt"/>
    </style:style>
    <style:style style:name="P5" style:family="paragraph" style:parent-style-name="Standard">
      <style:paragraph-properties fo:margin-left="0in" fo:margin-right="0in" fo:text-align="center" style:justify-single-word="false" fo:text-indent="0in" style:auto-text-indent="false"/>
      <style:text-properties style:font-name="Times New Roman" fo:font-size="10pt" fo:font-style="italic" style:font-size-asian="10pt" style:font-style-asian="italic"/>
    </style:style>
    <style:style style:name="P6" style:family="paragraph" style:parent-style-name="Standard">
      <style:paragraph-properties fo:margin-left="0in" fo:margin-right="0in" fo:text-indent="0in" style:auto-text-indent="false">
        <style:tab-stops/>
      </style:paragraph-properties>
    </style:style>
    <style:style style:name="P7" style:family="paragraph" style:parent-style-name="Standard">
      <style:paragraph-properties fo:margin-left="0in" fo:margin-right="0in" fo:text-align="start" style:justify-single-word="false" fo:text-indent="0in" style:auto-text-indent="false">
        <style:tab-stops/>
      </style:paragraph-properties>
    </style:style>
    <style:style style:name="P8" style:family="paragraph" style:parent-style-name="Standard">
      <style:paragraph-properties fo:margin-left="0in" fo:margin-right="0in" fo:text-align="center" style:justify-single-word="false" fo:text-indent="0in" style:auto-text-indent="false"/>
    </style:style>
    <style:style style:name="P9" style:family="paragraph" style:parent-style-name="Standard">
      <style:paragraph-properties fo:margin-left="0in" fo:margin-right="0in" fo:text-align="center" style:justify-single-word="false" fo:text-indent="0in" style:auto-text-indent="false">
        <style:tab-stops/>
      </style:paragraph-properties>
    </style:style>
    <style:style style:name="P10" style:family="paragraph" style:parent-style-name="Standard">
      <style:paragraph-properties fo:margin-left="0in" fo:margin-right="0in" fo:text-align="end" style:justify-single-word="false" fo:text-indent="0in" style:auto-text-indent="false"/>
    </style:style>
    <style:style style:name="P11" style:family="paragraph" style:parent-style-name="Standard">
      <style:paragraph-properties fo:margin-left="0in" fo:margin-right="0in" fo:text-align="end" style:justify-single-word="false" fo:text-indent="0in" style:auto-text-indent="false">
        <style:tab-stops/>
      </style:paragraph-properties>
    </style:style>
    <style:style style:name="P12" style:family="paragraph" style:parent-style-name="Standard" style:master-page-name="Standard">
      <style:paragraph-properties fo:margin-left="0in" fo:margin-right="0in" fo:text-indent="0in" style:auto-text-indent="false" style:page-number="auto"/>
    </style:style>
    <style:style style:name="P13" style:family="paragraph" style:parent-style-name="Text_20_body">
      <style:paragraph-properties fo:margin-left="0in" fo:margin-right="0in" fo:text-indent="0in" style:auto-text-indent="false"/>
    </style:style>
    <style:style style:name="P14" style:family="paragraph" style:parent-style-name="Text_20_body">
      <style:paragraph-properties fo:margin-left="0in" fo:margin-right="0in" fo:text-align="center" style:justify-single-word="false" fo:text-indent="0in" style:auto-text-indent="false"/>
    </style:style>
    <style:style style:name="P15" style:family="paragraph" style:parent-style-name="Heading_20_3" style:list-style-name="">
      <style:paragraph-properties fo:margin-left="0in" fo:margin-right="0in" fo:text-indent="0in" style:auto-text-indent="false"/>
      <style:text-properties style:font-name="Times New Roman" fo:font-size="12pt" fo:language="en" fo:country="US" fo:font-weight="normal" style:font-size-asian="12pt" style:language-asian="en" style:country-asian="US" style:font-weight-asian="normal"/>
    </style:style>
    <style:style style:name="P16" style:family="paragraph" style:parent-style-name="Heading_20_3" style:list-style-name="">
      <style:paragraph-properties fo:margin-left="0in" fo:margin-right="0in" fo:text-indent="0in" style:auto-text-indent="false"/>
      <style:text-properties style:font-name="Times New Roman" fo:font-size="10pt" fo:language="en" fo:country="US" fo:font-weight="bold" style:font-size-asian="10pt" style:language-asian="en" style:country-asian="US" style:font-weight-asian="bold"/>
    </style:style>
    <style:style style:name="P17" style:family="paragraph" style:parent-style-name="Heading_20_3" style:list-style-name="">
      <style:paragraph-properties fo:margin-left="0in" fo:margin-right="0in" fo:text-indent="0in" style:auto-text-indent="false"/>
    </style:style>
    <style:style style:name="P18" style:family="paragraph" style:parent-style-name="Heading_20_3" style:list-style-name="">
      <style:paragraph-properties fo:margin-left="0in" fo:margin-right="0in" fo:text-indent="0in" style:auto-text-indent="false">
        <style:tab-stops/>
      </style:paragraph-properties>
    </style:style>
    <style:style style:name="P19" style:family="paragraph" style:parent-style-name="Heading_20_3">
      <style:paragraph-properties fo:margin-left="0in" fo:margin-right="0in" fo:text-align="center" style:justify-single-word="false" fo:text-indent="0in" style:auto-text-indent="false">
        <style:tab-stops/>
      </style:paragraph-properties>
    </style:style>
    <style:style style:name="P20" style:family="paragraph" style:parent-style-name="Heading_20_3" style:list-style-name="">
      <style:paragraph-properties fo:margin-left="0in" fo:margin-right="0in" fo:text-align="center" style:justify-single-word="false" fo:text-indent="0in" style:auto-text-indent="false">
        <style:tab-stops/>
      </style:paragraph-properties>
    </style:style>
    <style:style style:name="P21" style:family="paragraph" style:parent-style-name="Heading_20_2" style:list-style-name="">
      <style:paragraph-properties fo:margin-left="0in" fo:margin-right="0in" fo:text-indent="0in" style:auto-text-indent="false"/>
    </style:style>
    <style:style style:name="P22" style:family="paragraph" style:parent-style-name="Heading_20_2" style:list-style-name="">
      <style:paragraph-properties fo:margin-left="0in" fo:margin-right="0in" fo:text-indent="0in" style:auto-text-indent="false"/>
      <style:text-properties style:font-name="Times New Roman" fo:font-size="10pt" fo:language="en" fo:country="US" fo:font-style="normal" fo:font-weight="bold" style:font-size-asian="10pt" style:language-asian="en" style:country-asian="US" style:font-style-asian="normal" style:font-weight-asian="bold"/>
    </style:style>
    <style:style style:name="P23" style:family="paragraph" style:parent-style-name="Heading_20_2" style:list-style-name="">
      <style:paragraph-properties fo:margin-left="0in" fo:margin-right="0in" fo:text-indent="0in" style:auto-text-indent="false"/>
      <style:text-properties style:font-name="Times New Roman" fo:font-size="10pt" fo:language="en" fo:country="US" fo:font-style="italic" style:font-size-asian="10pt" style:language-asian="en" style:country-asian="US" style:font-style-asian="italic"/>
    </style:style>
    <style:style style:name="P24" style:family="paragraph" style:parent-style-name="Heading_20_2" style:list-style-name="">
      <style:paragraph-properties fo:margin-left="0in" fo:margin-right="0in" fo:text-align="center" style:justify-single-word="false" fo:text-indent="0in" style:auto-text-indent="false"/>
      <style:text-properties style:font-name="Times New Roman" fo:font-size="10pt" fo:font-style="normal" fo:font-weight="bold" style:font-size-asian="10pt" style:font-style-asian="normal" style:font-weight-asian="bold"/>
    </style:style>
    <style:style style:name="P25" style:family="paragraph" style:parent-style-name="Heading_20_2" style:list-style-name="">
      <style:paragraph-properties fo:margin-left="0in" fo:margin-right="0in" fo:text-align="center" style:justify-single-word="false" fo:text-indent="0in" style:auto-text-indent="false"/>
      <style:text-properties style:font-name="Times New Roman" fo:font-style="normal" fo:font-weight="bold" style:font-style-asian="normal" style:font-weight-asian="bold"/>
    </style:style>
    <style:style style:name="P26" style:family="paragraph" style:parent-style-name="Heading_20_2" style:list-style-name="">
      <style:paragraph-properties fo:margin-left="0in" fo:margin-right="0in" fo:text-indent="0in" style:auto-text-indent="false">
        <style:tab-stops/>
      </style:paragraph-properties>
    </style:style>
    <style:style style:name="P27" style:family="paragraph" style:parent-style-name="Heading_20_5">
      <style:paragraph-properties fo:margin-left="0in" fo:margin-right="0in" fo:text-indent="0in" style:auto-text-indent="false">
        <style:tab-stops/>
      </style:paragraph-properties>
    </style:style>
    <style:style style:name="P28" style:family="paragraph" style:parent-style-name="Heading_20_6">
      <style:paragraph-properties fo:margin-left="0in" fo:margin-right="0in" fo:text-indent="0in" style:auto-text-indent="false">
        <style:tab-stops/>
      </style:paragraph-properties>
    </style:style>
    <style:style style:name="P29" style:family="paragraph" style:parent-style-name="Normal_20__28_Web_29_">
      <style:paragraph-properties fo:margin-left="0in" fo:margin-right="0in" fo:margin-top="0in" fo:margin-bottom="0in" loext:contextual-spacing="false" fo:text-indent="0in" style:auto-text-indent="false"/>
    </style:style>
    <style:style style:name="P30" style:family="paragraph" style:parent-style-name="Normal_20__28_Web_29_">
      <style:paragraph-properties fo:margin-left="0in" fo:margin-right="0in" fo:margin-top="0in" fo:margin-bottom="0in" loext:contextual-spacing="false" fo:text-indent="0in" style:auto-text-indent="false">
        <style:tab-stops/>
      </style:paragraph-properties>
    </style:style>
    <style:style style:name="P31" style:family="paragraph" style:parent-style-name="Normal_20__28_Web_29_">
      <style:paragraph-properties fo:margin-left="0in" fo:margin-right="0in" fo:margin-top="0in" fo:margin-bottom="0in" loext:contextual-spacing="false" fo:text-align="center" style:justify-single-word="false" fo:text-indent="0in" style:auto-text-indent="false">
        <style:tab-stops/>
      </style:paragraph-properties>
    </style:style>
    <style:style style:name="P32" style:family="paragraph" style:parent-style-name="_2a_H3">
      <style:paragraph-properties fo:margin-left="0in" fo:margin-right="0in" fo:margin-top="0in" fo:margin-bottom="0in" loext:contextual-spacing="false" fo:text-indent="0in" style:auto-text-indent="false"/>
    </style:style>
    <style:style style:name="T1" style:family="text">
      <style:text-properties style:text-position="10% 100%" style:font-name="Times New Roman" fo:font-size="10pt" fo:language="en" fo:country="US" style:font-size-asian="10pt" style:language-asian="en" style:country-asian="US"/>
    </style:style>
    <style:style style:name="T2" style:family="text">
      <style:text-properties style:font-name="Times New Roman"/>
    </style:style>
    <style:style style:name="T3" style:family="text">
      <style:text-properties style:font-name="Times New Roman" fo:font-size="18pt" fo:language="en" fo:country="US" style:font-size-asian="18pt" style:language-asian="en" style:country-asian="US"/>
    </style:style>
    <style:style style:name="T4" style:family="text">
      <style:text-properties style:font-name="Times New Roman" fo:font-size="12pt" fo:language="en" fo:country="US" fo:font-style="normal" style:font-size-asian="12pt" style:language-asian="en" style:country-asian="US" style:font-style-asian="normal"/>
    </style:style>
    <style:style style:name="T5" style:family="text">
      <style:text-properties style:font-name="Times New Roman" fo:font-size="12pt" fo:language="en" fo:country="US" fo:font-weight="normal" style:font-size-asian="12pt" style:language-asian="en" style:country-asian="US" style:font-weight-asian="normal"/>
    </style:style>
    <style:style style:name="T6" style:family="text">
      <style:text-properties style:font-name="Times New Roman" fo:font-size="12pt" fo:language="en" fo:country="US" style:font-size-asian="12pt" style:language-asian="en" style:country-asian="US"/>
    </style:style>
    <style:style style:name="T7" style:family="text">
      <style:text-properties style:font-name="Times New Roman" fo:font-size="10pt" fo:language="en" fo:country="US" style:font-size-asian="10pt" style:language-asian="en" style:country-asian="US"/>
    </style:style>
    <style:style style:name="T8" style:family="text">
      <style:text-properties style:font-name="Times New Roman" fo:font-size="10pt" fo:language="en" fo:country="US" fo:font-weight="bold" style:font-size-asian="10pt" style:language-asian="en" style:country-asian="US" style:font-weight-asian="bold"/>
    </style:style>
    <style:style style:name="T9" style:family="text">
      <style:text-properties style:font-name="Times New Roman" fo:font-size="10pt" fo:language="en" fo:country="US" fo:font-style="italic" style:font-size-asian="10pt" style:language-asian="en" style:country-asian="US" style:font-style-asian="italic"/>
    </style:style>
    <style:style style:name="T10" style:family="text">
      <style:text-properties style:font-name="Times New Roman" fo:font-size="10pt" fo:font-weight="bold" style:font-size-asian="10pt" style:font-weight-asian="bold"/>
    </style:style>
    <style:style style:name="T11" style:family="text">
      <style:text-properties style:font-name="Times New Roman" fo:font-size="10pt" style:font-size-asian="10pt"/>
    </style:style>
    <style:style style:name="T12" style:family="text">
      <style:text-properties style:font-name="Times New Roman" fo:font-size="10pt" fo:font-style="normal" fo:font-weight="bold" style:font-size-asian="10pt" style:font-style-asian="normal" style:font-weight-asian="bold"/>
    </style:style>
    <style:style style:name="T13" style:family="text">
      <style:text-properties fo:font-weight="normal" style:font-weight-asian="normal"/>
    </style:style>
    <style:style style:name="T14" style:family="text">
      <style:text-properties style:text-position="super 58%" style:font-name="Times New Roman"/>
    </style:style>
    <style:style style:name="T15" style:family="text">
      <style:text-properties style:text-position="super 58%" style:font-name="Times New Roman" fo:font-size="10pt" fo:font-weight="bold" style:font-size-asian="10pt" style:font-weight-asian="bold"/>
    </style:style>
    <style:style style:name="T16" style:family="text">
      <style:text-properties style:text-position="super 58%" style:font-name="Times New Roman" fo:font-size="10pt" style:font-size-asian="10pt"/>
    </style:style>
    <style:style style:name="T17" style:family="text">
      <style:text-properties style:text-position="super 58%" style:font-name="Times New Roman"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text:span text:style-name="T1">This material is Open Game Content, and is licensed for public use under the terms of the Open Game License v1.0a.</text:span></text:p>
      <text:p text:style-name="P32"><text:span text:style-name="T3">EQUIPMENT (WEAPONS AND ARMOR)</text:span></text:p>
      <text:p text:style-name="P2"/>
      <text:h text:style-name="P21" text:outline-level="2"><text:span text:style-name="T4">Weapons</text:span></text:h>
      <text:p text:style-name="P1"><text:span text:style-name="T7">The weapons covered here are grouped into three categories based on their general utility: ranged weapons, explosives and splash weapons, and melee weapons.</text:span></text:p>
      <text:h text:style-name="P15" text:outline-level="3"/>
      <text:h text:style-name="P17" text:outline-level="3"><text:span text:style-name="T5">Ranged Weapons</text:span></text:h>
      <text:p text:style-name="P1"><text:span text:style-name="T7">Ranged weapons fall into three general groups: handguns, longarms, and other ranged weapons such as crossbows.</text:span></text:p>
      <text:p text:style-name="P1"><text:span text:style-name="T7">When using a ranged weapon, the wielder applies his or her Dexterity modifier to the attack roll.</text:span></text:p>
      <text:p text:style-name="P1"><text:span text:style-name="T7">Handguns and longarms are personal firearms. A personal firearm is any firearm designed to be carried and used by a single person. </text:span></text:p>
      <text:h text:style-name="P15" text:outline-level="3"/>
      <text:h text:style-name="P17" text:outline-level="3"><text:span text:style-name="T5">Ranged Weapons Table</text:span></text:h>
      <text:p text:style-name="P1"><text:span text:style-name="T7">Ranged weapons are described by a number of statistics, as shown on Table: Ranged Weapons.</text:span></text:p>
      <text:p text:style-name="P1"><text:span text:style-name="T8">Damage:</text:span><text:span text:style-name="T7"> The damage the weapon deals on a successful hit.</text:span></text:p>
      <text:p text:style-name="P1"><text:span text:style-name="T8">Critical: </text:span><text:span text:style-name="T7">The threat range for a critical hit. If the threat is confirmed, a weapon deals double damage on a critical hit (roll damage twice, as if hitting the target two times). </text:span></text:p>
      <text:p text:style-name="P1"><text:span text:style-name="T8">Damage Type:</text:span><text:span text:style-name="T7"> Ranged weapon damage is classified according to type: ballistic (all firearms), energy (of a specific type), piercing (some simple ranged weapons), or slashing (a whip). Some creatures or characters may be resistant or immune to some forms of damage.</text:span></text:p>
      <text:p text:style-name="P1"><text:span text:style-name="T8">Range Increment:</text:span><text:span text:style-name="T7"> Any attack at less than this distance is not penalized for range. However, each full range increment causes a cumulative –2 penalty on the attack roll. Ranged weapons have a maximum range of ten range increments, except for thrown weapons, which have a maximum range of five range increments.</text:span></text:p>
      <text:p text:style-name="P1"><text:span text:style-name="T8">Rate of Fire:</text:span><text:span text:style-name="T7"> Some ranged weapons have a rate of fire of 1, which simply means they can be employed once per round and then must be reloaded or replaced. Firearms, which operate through many different forms of internal mechanisms, have varying rates of fire. The three possible rates of fire for handguns, longarms, and heavy weapons are single shot, semiautomatic, and automatic.</text:span></text:p>
      <text:p text:style-name="P1"><text:span text:style-name="Core_20_Body_20_Italic"><text:span text:style-name="T9">Single Shot:</text:span></text:span><text:span text:style-name="T8"> </text:span><text:span text:style-name="T7">A weapon with the single shot rate of fire requires the user to manually operate the action (the mechanism that feeds and cocks the weapon) between each shot. Pump shotguns and bolt-action rifles are examples of firearms with single shot rates of fire. A weapon with the single shot rate of fire can fire only one shot per attack, even if the user has a feat or other ability that normally allow more than one shot per attack.</text:span></text:p>
      <text:p text:style-name="P1"><text:span text:style-name="Core_20_Body_20_Italic"><text:span text:style-name="T9">Semiautomatic (S):</text:span></text:span><text:span text:style-name="T7"> Most firearms have the semiautomatic rate of fire. These firearms feed and cock themselves with each shot. A semiautomatic weapon fires one shot per attack (effectively acting as a single shot weapon), but some feats allow characters armed with semiautomatic weapons to fire shots in rapid successions, getting in more than one shot per attack.</text:span></text:p>
      <text:p text:style-name="P1"><text:span text:style-name="Core_20_Body_20_Italic"><text:span text:style-name="T9">Automatic (A):</text:span></text:span><text:span text:style-name="T7"> Automatic weapons fire a burst or stream of shots with a single squeeze of the trigger. Only weapons with the automatic rate of fire can be set on autofire or be used with feats that take advantage of automatic fire.</text:span></text:p>
      <text:p text:style-name="P1"><text:span text:style-name="T8">Magazine:</text:span><text:span text:style-name="T7"> The weapon’s magazine capacity and type are given in this column. The amount of ammunition a weap­on carries, and hence how many shots it can fire before needing to be reloaded, is determined by its magazine capacity. How the firearm is reloaded depends upon its magazine type. The number in this entry is the magazine’s capacity in shots; the word that follows the number indicates the magazine type: box, cylinder, or internal. A fourth type, linked, has an unlimited capacity; for this reason the entry does not also have a number. Weapons with a dash in this column have no magazines; they are generally thrown weapons, or weapons (such as bows) that are loaded as part of the firing process.</text:span></text:p>
      <text:p text:style-name="P1"><text:span text:style-name="Core_20_Body_20_Italic"><text:span text:style-name="T9">Box:</text:span></text:span><text:span text:style-name="T7"> A box magazine is any type of magazine that can be removed and reloaded separately from the weapon. </text:span></text:p>
      <text:p text:style-name="P1"><text:span text:style-name="Core_20_Body_20_Italic"><text:span text:style-name="T9">Cylinder:</text:span></text:span><text:span text:style-name="T7"> A revolver keeps its ammunition in a cylinder, which is part of the weapon and serves as the firing chamber for each round as well. Unlike box magazines, cylinders can’t be removed, and they must be reloaded by hand. However, most revolvers can be used with a speed loader. Using a speed loader is much like inserting a box magazine into a weapon. Without a speed loader, a firearm with a cylinder magazine must be loaded by hand. </text:span></text:p>
      <text:p text:style-name="P1"><text:span text:style-name="Core_20_Body_20_Italic"><text:span text:style-name="T9">Internal:</text:span></text:span><text:span text:style-name="T7"> Some weapons keep their ammunition in an internal space, which must be loaded by hand. This is the case with most shotguns, as well as some rifles.</text:span></text:p>
      <text:p text:style-name="P1"><text:span text:style-name="Core_20_Body_20_Italic"><text:span text:style-name="T9">Linked:</text:span></text:span><text:span text:style-name="T7"> Some machine guns use linked ammunition. The bullets are chained together with small metal clips, forming a belt. Typically, a belt holds 50 bullets; any number of belts can be clipped together. In military units, as the gunner fires, an assistant clips new ammunition belts together, keeping the weapon fed.</text:span></text:p>
      <text:p text:style-name="P1"><text:span text:style-name="T8">Size:</text:span><text:span text:style-name="T7"> Size categories for weapons and other objects are defined differently from the size categories for creatures. The relationship between a weapon’s size and that of its wielder defines whether it can be used one-handed, if it requires two hands, and if it’s a light weapon.</text:span></text:p>
      <text:p text:style-name="P1"><text:span text:style-name="T7">A Medium-size or smaller weapon can be used one-handed or two-handed. A Large weapon requires two hands. A Huge weapon requires two hands and a bipod or other mount.</text:span></text:p>
      <text:p text:style-name="P1"><text:span text:style-name="T7">A Small or smaller weapon is considered a light weapon. It can be used one-handed and, as a light weapon, is easier to use in your off hand.</text:span></text:p>
      <text:p text:style-name="P1"><text:span text:style-name="T8">Weight:</text:span><text:span text:style-name="T7"> This column gives the weapon’s weight when fully loaded.</text:span></text:p>
      <text:p text:style-name="P1"><text:span text:style-name="T8">Purchase DC:</text:span><text:span text:style-name="T7"> This is the purchase DC for a Wealth check to acquire the weapon. This number reflects the base price and doesn’t include any modifier for purchasing the weapon on the black market.</text:span></text:p>
      <text:p text:style-name="P1"><text:span text:style-name="T8">Restriction:</text:span><text:span text:style-name="T7"> The restriction rating for the weapon, if any, and the appropriate black market purchase DC modifier. Remember to apply this modifier to the purchase DC when making a Wealth check to acquire the weapon on the black market.</text:span></text:p>
      <text:p text:style-name="P2"><text:soft-page-break/></text:p>
      <text:h text:style-name="P17" text:outline-level="3"><text:span text:style-name="T5">Reloading Firearms</text:span></text:h>
      <text:p text:style-name="P1"><text:span text:style-name="T7">Reloading a firearm with an already filled box magazine or speed loader is a move action. Refilling a box magazine or a speed loader, or reloading a revolver without a speed loader or any weapon with an internal magazine, is a full-round action.</text:span></text:p>
      <text:p text:style-name="P1"><text:span text:style-name="T7">Loading a belt of linked ammunition is a full-round action. Linking two belts together is a move action.</text:span></text:p>
      <text:p text:style-name="P2"/>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row table:style-name="Table1.1">
          <table:table-cell table:style-name="Table1.A1" table:number-columns-spanned="11" office:value-type="string">
            <text:h text:style-name="P18" text:outline-level="3"><text:span text:style-name="T2">Table: Ranged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office:value-type="string">
            <text:h text:style-name="P18" text:outline-level="3"><text:span text:style-name="T2">Weapon</text:span></text:h>
          </table:table-cell>
          <table:table-cell table:style-name="Table1.A2" office:value-type="string">
            <text:p text:style-name="P19"><text:span text:style-name="T2">Damage</text:span></text:p>
          </table:table-cell>
          <table:table-cell table:style-name="Table1.A2" office:value-type="string">
            <text:p text:style-name="P19"><text:span text:style-name="T2">Critical</text:span></text:p>
          </table:table-cell>
          <table:table-cell table:style-name="Table1.A2" office:value-type="string">
            <text:p text:style-name="P19"><text:span text:style-name="T2">Damage Type</text:span></text:p>
          </table:table-cell>
          <table:table-cell table:style-name="Table1.A2" office:value-type="string">
            <text:p text:style-name="P19"><text:span text:style-name="T2">Range Increment</text:span></text:p>
          </table:table-cell>
          <table:table-cell table:style-name="Table1.A2" office:value-type="string">
            <text:p text:style-name="P19"><text:span text:style-name="T2">Rate of Fire</text:span></text:p>
          </table:table-cell>
          <table:table-cell table:style-name="Table1.A2" office:value-type="string">
            <text:p text:style-name="P19"><text:span text:style-name="T2">Magazine</text:span></text:p>
          </table:table-cell>
          <table:table-cell table:style-name="Table1.A2" office:value-type="string">
            <text:p text:style-name="P19"><text:span text:style-name="T2">Size</text:span></text:p>
          </table:table-cell>
          <table:table-cell table:style-name="Table1.A2" office:value-type="string">
            <text:p text:style-name="P19"><text:span text:style-name="T2">Weight</text:span></text:p>
          </table:table-cell>
          <table:table-cell table:style-name="Table1.A2" office:value-type="string">
            <text:p text:style-name="P19"><text:span text:style-name="T2">Purchase DC</text:span></text:p>
          </table:table-cell>
          <table:table-cell table:style-name="Table1.A2" office:value-type="string">
            <text:p text:style-name="P19"><text:span text:style-name="T2">Restriction</text:span></text:p>
          </table:table-cell>
        </table:table-row>
        <text:soft-page-break/>
        <table:table-row table:style-name="Table1.1">
          <table:table-cell table:style-name="Table1.A3" table:number-columns-spanned="11" office:value-type="string">
            <text:p text:style-name="P6"><text:span text:style-name="T10">Handguns (require the Personal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6"><text:span text:style-name="T11">Beretta 92F (9mm autoloader)</text:span></text:p>
          </table:table-cell>
          <table:table-cell table:style-name="Table1.A3" office:value-type="string">
            <text:p text:style-name="P9"><text:span text:style-name="T11">2d6</text:span></text:p>
          </table:table-cell>
          <table:table-cell table:style-name="Table1.A3" office:value-type="string">
            <text:p text:style-name="P9"><text:span text:style-name="T11">20</text:span></text:p>
          </table:table-cell>
          <table:table-cell table:style-name="Table1.A3" office:value-type="string">
            <text:p text:style-name="P9"><text:span text:style-name="T11">Ballistic</text:span></text:p>
          </table:table-cell>
          <table:table-cell table:style-name="Table1.A3" office:value-type="string">
            <text:p text:style-name="P9"><text:span text:style-name="T11">40 ft.</text:span></text:p>
          </table:table-cell>
          <table:table-cell table:style-name="Table1.A3" office:value-type="string">
            <text:p text:style-name="P9"><text:span text:style-name="T11">S</text:span></text:p>
          </table:table-cell>
          <table:table-cell table:style-name="Table1.A3" office:value-type="string">
            <text:p text:style-name="P9"><text:span text:style-name="T11">15 box</text:span></text:p>
          </table:table-cell>
          <table:table-cell table:style-name="Table1.A3" office:value-type="string">
            <text:p text:style-name="P9"><text:span text:style-name="T11">Small</text:span></text:p>
          </table:table-cell>
          <table:table-cell table:style-name="Table1.A3" office:value-type="string">
            <text:p text:style-name="P9"><text:span text:style-name="T11">3 lb.</text:span></text:p>
          </table:table-cell>
          <table:table-cell table:style-name="Table1.A3" office:value-type="string">
            <text:p text:style-name="P9"><text:span text:style-name="T11">16</text:span></text:p>
          </table:table-cell>
          <table:table-cell table:style-name="Table1.A3" office:value-type="string">
            <text:p text:style-name="P9"><text:span text:style-name="T11">Lic (+1)</text:span></text:p>
          </table:table-cell>
        </table:table-row>
        <text:soft-page-break/>
        <table:table-row table:style-name="Table1.2">
          <table:table-cell table:style-name="Table1.A3" office:value-type="string">
            <text:p text:style-name="P1"><text:span text:style-name="T11">Beretta 93R (9mm machine pistol)</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A</text:span></text:p>
          </table:table-cell>
          <table:table-cell table:style-name="Table1.A3" office:value-type="string">
            <text:p text:style-name="P8"><text:span text:style-name="T11">20 box</text:span></text:p>
          </table:table-cell>
          <table:table-cell table:style-name="Table1.A3" office:value-type="string">
            <text:p text:style-name="P8"><text:span text:style-name="T11">Med</text:span></text:p>
          </table:table-cell>
          <table:table-cell table:style-name="Table1.A3" office:value-type="string">
            <text:p text:style-name="P8"><text:span text:style-name="T11">3 lb.</text:span></text:p>
          </table:table-cell>
          <table:table-cell table:style-name="Table1.A3" office:value-type="string">
            <text:p text:style-name="P8"><text:span text:style-name="T11">18</text:span></text:p>
          </table:table-cell>
          <table:table-cell table:style-name="Table1.A3" office:value-type="string">
            <text:p text:style-name="P8"><text:span text:style-name="T11">Res (+2)</text:span></text:p>
          </table:table-cell>
        </table:table-row>
        <table:table-row table:style-name="Table1.2">
          <table:table-cell table:style-name="Table1.A3" office:value-type="string">
            <text:p text:style-name="P1"><text:span text:style-name="T11">Colt Double Eagle (10mm autoload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9 box</text:span></text:p>
          </table:table-cell>
          <table:table-cell table:style-name="Table1.A3" office:value-type="string">
            <text:p text:style-name="P8"><text:span text:style-name="T11">Small</text:span></text:p>
          </table:table-cell>
          <table:table-cell table:style-name="Table1.A3" office:value-type="string">
            <text:p text:style-name="P8"><text:span text:style-name="T11">3 lb.</text:span></text:p>
          </table:table-cell>
          <table:table-cell table:style-name="Table1.A3" office:value-type="string">
            <text:p text:style-name="P8"><text:span text:style-name="T11">16</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Colt M1911 (.45 autoload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7 box</text:span></text:p>
          </table:table-cell>
          <table:table-cell table:style-name="Table1.A3" office:value-type="string">
            <text:p text:style-name="P8"><text:span text:style-name="T11">Small</text:span></text:p>
          </table:table-cell>
          <table:table-cell table:style-name="Table1.A3" office:value-type="string">
            <text:p text:style-name="P8"><text:span text:style-name="T11">3 lb.</text:span></text:p>
          </table:table-cell>
          <table:table-cell table:style-name="Table1.A3" office:value-type="string">
            <text:p text:style-name="P8"><text:span text:style-name="T11">15</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Colt Python</text:span><text:span text:style-name="superscript_20__23__20_in_20_tables"><text:span text:style-name="T15">1 </text:span></text:span><text:span text:style-name="T11">(.357 revolv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text:span></text:p>
          </table:table-cell>
          <table:table-cell table:style-name="Table1.A3" office:value-type="string">
            <text:p text:style-name="P8"><text:span text:style-name="T11">6 cyl.</text:span></text:p>
          </table:table-cell>
          <table:table-cell table:style-name="Table1.A3" office:value-type="string">
            <text:p text:style-name="P8"><text:span text:style-name="T11">Med</text:span></text:p>
          </table:table-cell>
          <table:table-cell table:style-name="Table1.A3" office:value-type="string">
            <text:p text:style-name="P8"><text:span text:style-name="T11">3 lb.</text:span></text:p>
          </table:table-cell>
          <table:table-cell table:style-name="Table1.A3" office:value-type="string">
            <text:p text:style-name="P8"><text:span text:style-name="T11">5</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Derringer (.45)</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10 ft.</text:span></text:p>
          </table:table-cell>
          <table:table-cell table:style-name="Table1.A3" office:value-type="string">
            <text:p text:style-name="P8"><text:span text:style-name="T11">Single</text:span></text:p>
          </table:table-cell>
          <table:table-cell table:style-name="Table1.A3" office:value-type="string">
            <text:p text:style-name="P8"><text:span text:style-name="T11">2 int.</text:span></text:p>
          </table:table-cell>
          <table:table-cell table:style-name="Table1.A3" office:value-type="string">
            <text:p text:style-name="P8"><text:span text:style-name="T11">Tiny</text:span></text:p>
          </table:table-cell>
          <table:table-cell table:style-name="Table1.A3" office:value-type="string">
            <text:p text:style-name="P8"><text:span text:style-name="T11">1 lb.</text:span></text:p>
          </table:table-cell>
          <table:table-cell table:style-name="Table1.A3" office:value-type="string">
            <text:p text:style-name="P8"><text:span text:style-name="T11">14</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Desert Eagle (.50AE autoloader)</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text:span></text:p>
          </table:table-cell>
          <table:table-cell table:style-name="Table1.A3" office:value-type="string">
            <text:p text:style-name="P8"><text:span text:style-name="T11">8 box</text:span></text:p>
          </table:table-cell>
          <table:table-cell table:style-name="Table1.A3" office:value-type="string">
            <text:p text:style-name="P8"><text:span text:style-name="T11">Med</text:span></text:p>
          </table:table-cell>
          <table:table-cell table:style-name="Table1.A3" office:value-type="string">
            <text:p text:style-name="P8"><text:span text:style-name="T11">4 lb.</text:span></text:p>
          </table:table-cell>
          <table:table-cell table:style-name="Table1.A3" office:value-type="string">
            <text:p text:style-name="P8"><text:span text:style-name="T11">18</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Glock 17</text:span><text:span text:style-name="superscript_20__23__20_in_20_tables"><text:span text:style-name="T15">1</text:span></text:span><text:span text:style-name="T11"> (9mm autoload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17 box</text:span></text:p>
          </table:table-cell>
          <table:table-cell table:style-name="Table1.A3" office:value-type="string">
            <text:p text:style-name="P8"><text:span text:style-name="T11">Small</text:span></text:p>
          </table:table-cell>
          <table:table-cell table:style-name="Table1.A3" office:value-type="string">
            <text:p text:style-name="P8"><text:span text:style-name="T11">2 lb.</text:span></text:p>
          </table:table-cell>
          <table:table-cell table:style-name="Table1.A3" office:value-type="string">
            <text:p text:style-name="P8"><text:span text:style-name="T11">18</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Glock 20</text:span><text:span text:style-name="superscript_20__23__20_in_20_tables"><text:span text:style-name="T15">1 </text:span></text:span><text:span text:style-name="T11">(10mm autoload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text:span></text:p>
          </table:table-cell>
          <table:table-cell table:style-name="Table1.A3" office:value-type="string">
            <text:p text:style-name="P8"><text:span text:style-name="T11">15 box</text:span></text:p>
          </table:table-cell>
          <table:table-cell table:style-name="Table1.A3" office:value-type="string">
            <text:p text:style-name="P8"><text:span text:style-name="T11">Small</text:span></text:p>
          </table:table-cell>
          <table:table-cell table:style-name="Table1.A3" office:value-type="string">
            <text:p text:style-name="P8"><text:span text:style-name="T11">3 lb.</text:span></text:p>
          </table:table-cell>
          <table:table-cell table:style-name="Table1.A3" office:value-type="string">
            <text:p text:style-name="P8"><text:span text:style-name="T11">18</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MAC Ingram M10 (.45 machine pistol)</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 A</text:span></text:p>
          </table:table-cell>
          <table:table-cell table:style-name="Table1.A3" office:value-type="string">
            <text:p text:style-name="P8"><text:span text:style-name="T11">30 box</text:span></text:p>
          </table:table-cell>
          <table:table-cell table:style-name="Table1.A3" office:value-type="string">
            <text:p text:style-name="P8"><text:span text:style-name="T11">Med</text:span></text:p>
          </table:table-cell>
          <table:table-cell table:style-name="Table1.A3" office:value-type="string">
            <text:p text:style-name="P8"><text:span text:style-name="T11">6 lb.</text:span></text:p>
          </table:table-cell>
          <table:table-cell table:style-name="Table1.A3" office:value-type="string">
            <text:p text:style-name="P8"><text:span text:style-name="T11">15</text:span></text:p>
          </table:table-cell>
          <table:table-cell table:style-name="Table1.A3" office:value-type="string">
            <text:p text:style-name="P8"><text:span text:style-name="T11">Res (+2)</text:span></text:p>
          </table:table-cell>
        </table:table-row>
        <table:table-row table:style-name="Table1.2">
          <table:table-cell table:style-name="Table1.A3" office:value-type="string">
            <text:p text:style-name="P1"><text:span text:style-name="T11">Pathfinder (.22 revolver)</text:span></text:p>
          </table:table-cell>
          <table:table-cell table:style-name="Table1.A3" office:value-type="string">
            <text:p text:style-name="P8"><text:span text:style-name="T11">2d4</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20 ft.</text:span></text:p>
          </table:table-cell>
          <table:table-cell table:style-name="Table1.A3" office:value-type="string">
            <text:p text:style-name="P8"><text:span text:style-name="T11">S</text:span></text:p>
          </table:table-cell>
          <table:table-cell table:style-name="Table1.A3" office:value-type="string">
            <text:p text:style-name="P8"><text:span text:style-name="T11">6 cyl.</text:span></text:p>
          </table:table-cell>
          <table:table-cell table:style-name="Table1.A3" office:value-type="string">
            <text:p text:style-name="P8"><text:span text:style-name="T11">Tiny</text:span></text:p>
          </table:table-cell>
          <table:table-cell table:style-name="Table1.A3" office:value-type="string">
            <text:p text:style-name="P8"><text:span text:style-name="T11">1 lb.</text:span></text:p>
          </table:table-cell>
          <table:table-cell table:style-name="Table1.A3" office:value-type="string">
            <text:p text:style-name="P8"><text:span text:style-name="T11">14</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Ruger Service-Six (.38S revolv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6 cyl.</text:span></text:p>
          </table:table-cell>
          <table:table-cell table:style-name="Table1.A3" office:value-type="string">
            <text:p text:style-name="P8"><text:span text:style-name="T11">Small</text:span></text:p>
          </table:table-cell>
          <table:table-cell table:style-name="Table1.A3" office:value-type="string">
            <text:p text:style-name="P8"><text:span text:style-name="T11">2 lb.</text:span></text:p>
          </table:table-cell>
          <table:table-cell table:style-name="Table1.A3" office:value-type="string">
            <text:p text:style-name="P8"><text:span text:style-name="T11">14</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S&amp;W M29 (.44 magnum revolver)</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6 cyl.</text:span></text:p>
          </table:table-cell>
          <table:table-cell table:style-name="Table1.A3" office:value-type="string">
            <text:p text:style-name="P8"><text:span text:style-name="T11">Med</text:span></text:p>
          </table:table-cell>
          <table:table-cell table:style-name="Table1.A3" office:value-type="string">
            <text:p text:style-name="P8"><text:span text:style-name="T11">3 lb.</text:span></text:p>
          </table:table-cell>
          <table:table-cell table:style-name="Table1.A3" office:value-type="string">
            <text:p text:style-name="P8"><text:span text:style-name="T11">15</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SITES M9 (9mm autoloader)</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8 box</text:span></text:p>
          </table:table-cell>
          <table:table-cell table:style-name="Table1.A3" office:value-type="string">
            <text:p text:style-name="P8"><text:span text:style-name="T11">Tiny</text:span></text:p>
          </table:table-cell>
          <table:table-cell table:style-name="Table1.A3" office:value-type="string">
            <text:p text:style-name="P8"><text:span text:style-name="T11">2 lb.</text:span></text:p>
          </table:table-cell>
          <table:table-cell table:style-name="Table1.A3" office:value-type="string">
            <text:p text:style-name="P8"><text:span text:style-name="T11">15</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Skorpion (.32 machine pistol)</text:span></text:p>
          </table:table-cell>
          <table:table-cell table:style-name="Table1.A3" office:value-type="string">
            <text:p text:style-name="P8"><text:span text:style-name="T11">2d4</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 A</text:span></text:p>
          </table:table-cell>
          <table:table-cell table:style-name="Table1.A3" office:value-type="string">
            <text:p text:style-name="P8"><text:span text:style-name="T11">20 box</text:span></text:p>
          </table:table-cell>
          <table:table-cell table:style-name="Table1.A3" office:value-type="string">
            <text:p text:style-name="P8"><text:span text:style-name="T11">Med</text:span></text:p>
          </table:table-cell>
          <table:table-cell table:style-name="Table1.A3" office:value-type="string">
            <text:p text:style-name="P8"><text:span text:style-name="T11">4 lb.</text:span></text:p>
          </table:table-cell>
          <table:table-cell table:style-name="Table1.A3" office:value-type="string">
            <text:p text:style-name="P8"><text:span text:style-name="T11">17</text:span></text:p>
          </table:table-cell>
          <table:table-cell table:style-name="Table1.A3" office:value-type="string">
            <text:p text:style-name="P8"><text:span text:style-name="T11">Res (+2)</text:span></text:p>
          </table:table-cell>
        </table:table-row>
        <text:soft-page-break/>
        <table:table-row table:style-name="Table1.2">
          <table:table-cell table:style-name="Table1.A3" office:value-type="string">
            <text:p text:style-name="P1"><text:span text:style-name="T11">TEC-9 (9mm machine pistol)</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 or A</text:span></text:p>
          </table:table-cell>
          <table:table-cell table:style-name="Table1.A3" office:value-type="string">
            <text:p text:style-name="P8"><text:span text:style-name="T11">32 box</text:span></text:p>
          </table:table-cell>
          <table:table-cell table:style-name="Table1.A3" office:value-type="string">
            <text:p text:style-name="P8"><text:span text:style-name="T11">Med</text:span></text:p>
          </table:table-cell>
          <table:table-cell table:style-name="Table1.A3" office:value-type="string">
            <text:p text:style-name="P8"><text:span text:style-name="T11">4 lb.</text:span></text:p>
          </table:table-cell>
          <table:table-cell table:style-name="Table1.A3" office:value-type="string">
            <text:p text:style-name="P8"><text:span text:style-name="T11">14</text:span></text:p>
          </table:table-cell>
          <table:table-cell table:style-name="Table1.A3" office:value-type="string">
            <text:p text:style-name="P8"><text:span text:style-name="T11">Res (+2)</text:span></text:p>
          </table:table-cell>
        </table:table-row>
        <table:table-row table:style-name="Table1.2">
          <table:table-cell table:style-name="Table1.A3" office:value-type="string">
            <text:p text:style-name="P13"><text:span text:style-name="T2">Walther PPK (.32 autoloader)</text:span></text:p>
          </table:table-cell>
          <table:table-cell table:style-name="Table1.A3" office:value-type="string">
            <text:p text:style-name="P14"><text:span text:style-name="T2">2d4</text:span></text:p>
          </table:table-cell>
          <table:table-cell table:style-name="Table1.A3" office:value-type="string">
            <text:p text:style-name="P14"><text:span text:style-name="T2">20</text:span></text:p>
          </table:table-cell>
          <table:table-cell table:style-name="Table1.A3" office:value-type="string">
            <text:p text:style-name="P14"><text:span text:style-name="T2">Ballistic</text:span></text:p>
          </table:table-cell>
          <table:table-cell table:style-name="Table1.A3" office:value-type="string">
            <text:p text:style-name="P14"><text:span text:style-name="T2">30 ft.</text:span></text:p>
          </table:table-cell>
          <table:table-cell table:style-name="Table1.A3" office:value-type="string">
            <text:p text:style-name="P14"><text:span text:style-name="T2">S</text:span></text:p>
          </table:table-cell>
          <table:table-cell table:style-name="Table1.A3" office:value-type="string">
            <text:p text:style-name="P14"><text:span text:style-name="T2">7 box</text:span></text:p>
          </table:table-cell>
          <table:table-cell table:style-name="Table1.A3" office:value-type="string">
            <text:p text:style-name="P14"><text:span text:style-name="T2">Small</text:span></text:p>
          </table:table-cell>
          <table:table-cell table:style-name="Table1.A3" office:value-type="string">
            <text:p text:style-name="P14"><text:span text:style-name="T2">1 lb.</text:span></text:p>
          </table:table-cell>
          <table:table-cell table:style-name="Table1.A3" office:value-type="string">
            <text:p text:style-name="P14"><text:span text:style-name="T2">15</text:span></text:p>
          </table:table-cell>
          <table:table-cell table:style-name="Table1.A3" office:value-type="string">
            <text:p text:style-name="P14"><text:span text:style-name="T2">Lic (+1)</text:span></text:p>
          </table:table-cell>
        </table:table-row>
        <text:soft-page-break/>
        <table:table-row table:style-name="Table1.2">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able:table-row table:style-name="Table1.1">
          <table:table-cell table:style-name="Table1.A3" table:number-columns-spanned="11" office:value-type="string">
            <text:p text:style-name="P6"><text:span text:style-name="T10">Longarms (require the Personal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2">
          <table:table-cell table:style-name="Table1.A3" office:value-type="string">
            <text:p text:style-name="P6"><text:span text:style-name="T11">AKM/AK-47 (7.62mmR assault rifle)</text:span></text:p>
          </table:table-cell>
          <table:table-cell table:style-name="Table1.A3" office:value-type="string">
            <text:p text:style-name="P9"><text:span text:style-name="T11">2d8</text:span></text:p>
          </table:table-cell>
          <table:table-cell table:style-name="Table1.A3" office:value-type="string">
            <text:p text:style-name="P9"><text:span text:style-name="T11">20</text:span></text:p>
          </table:table-cell>
          <table:table-cell table:style-name="Table1.A3" office:value-type="string">
            <text:p text:style-name="P9"><text:span text:style-name="T11">Ballistic</text:span></text:p>
          </table:table-cell>
          <table:table-cell table:style-name="Table1.A3" office:value-type="string">
            <text:p text:style-name="P9"><text:span text:style-name="T11">70 ft.</text:span></text:p>
          </table:table-cell>
          <table:table-cell table:style-name="Table1.A3" office:value-type="string">
            <text:p text:style-name="P9"><text:span text:style-name="T11">S, A</text:span></text:p>
          </table:table-cell>
          <table:table-cell table:style-name="Table1.A3" office:value-type="string">
            <text:p text:style-name="P9"><text:span text:style-name="T11">30 box</text:span></text:p>
          </table:table-cell>
          <table:table-cell table:style-name="Table1.A3" office:value-type="string">
            <text:p text:style-name="P9"><text:span text:style-name="T11">Large</text:span></text:p>
          </table:table-cell>
          <table:table-cell table:style-name="Table1.A3" office:value-type="string">
            <text:p text:style-name="P9"><text:span text:style-name="T11">10 lb.</text:span></text:p>
          </table:table-cell>
          <table:table-cell table:style-name="Table1.A3" office:value-type="string">
            <text:p text:style-name="P9"><text:span text:style-name="T11">15</text:span></text:p>
          </table:table-cell>
          <table:table-cell table:style-name="Table1.A3" office:value-type="string">
            <text:p text:style-name="P9"><text:span text:style-name="T11">Res (+2)</text:span></text:p>
          </table:table-cell>
        </table:table-row>
        <table:table-row table:style-name="Table1.2">
          <table:table-cell table:style-name="Table1.A3" office:value-type="string">
            <text:p text:style-name="P1"><text:span text:style-name="T11">Barrett Light Fifty (.50 sniper rifle)</text:span></text:p>
          </table:table-cell>
          <table:table-cell table:style-name="Table1.A3" office:value-type="string">
            <text:p text:style-name="P8"><text:span text:style-name="T11">2d12</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120 ft.</text:span></text:p>
          </table:table-cell>
          <table:table-cell table:style-name="Table1.A3" office:value-type="string">
            <text:p text:style-name="P8"><text:span text:style-name="T11">S</text:span></text:p>
          </table:table-cell>
          <table:table-cell table:style-name="Table1.A3" office:value-type="string">
            <text:p text:style-name="P8"><text:span text:style-name="T11">11 box</text:span></text:p>
          </table:table-cell>
          <table:table-cell table:style-name="Table1.A3" office:value-type="string">
            <text:p text:style-name="P8"><text:span text:style-name="T11">Huge</text:span></text:p>
          </table:table-cell>
          <table:table-cell table:style-name="Table1.A3" office:value-type="string">
            <text:p text:style-name="P8"><text:span text:style-name="T11">35 lb.</text:span></text:p>
          </table:table-cell>
          <table:table-cell table:style-name="Table1.A3" office:value-type="string">
            <text:p text:style-name="P8"><text:span text:style-name="T11">22</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Benelli 121 M1 (12-gague shotgun)</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text:span></text:p>
          </table:table-cell>
          <table:table-cell table:style-name="Table1.A3" office:value-type="string">
            <text:p text:style-name="P8"><text:span text:style-name="T11">7 int</text:span></text:p>
          </table:table-cell>
          <table:table-cell table:style-name="Table1.A3" office:value-type="string">
            <text:p text:style-name="P8"><text:span text:style-name="T11">Large</text:span></text:p>
          </table:table-cell>
          <table:table-cell table:style-name="Table1.A3" office:value-type="string">
            <text:p text:style-name="P8"><text:span text:style-name="T11">8 lb.</text:span></text:p>
          </table:table-cell>
          <table:table-cell table:style-name="Table1.A3" office:value-type="string">
            <text:p text:style-name="P8"><text:span text:style-name="T11">17</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Beretta M3P (12-gauge shotgun)</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text:span></text:p>
          </table:table-cell>
          <table:table-cell table:style-name="Table1.A3" office:value-type="string">
            <text:p text:style-name="P8"><text:span text:style-name="T11">5 box</text:span></text:p>
          </table:table-cell>
          <table:table-cell table:style-name="Table1.A3" office:value-type="string">
            <text:p text:style-name="P8"><text:span text:style-name="T11">Large</text:span></text:p>
          </table:table-cell>
          <table:table-cell table:style-name="Table1.A3" office:value-type="string">
            <text:p text:style-name="P8"><text:span text:style-name="T11">9 lb.</text:span></text:p>
          </table:table-cell>
          <table:table-cell table:style-name="Table1.A3" office:value-type="string">
            <text:p text:style-name="P8"><text:span text:style-name="T11">16</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Browning BPS (10-gauge shotgun)</text:span></text:p>
          </table:table-cell>
          <table:table-cell table:style-name="Table1.A3" office:value-type="string">
            <text:p text:style-name="P8"><text:span text:style-name="T11">2d10</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ingle</text:span></text:p>
          </table:table-cell>
          <table:table-cell table:style-name="Table1.A3" office:value-type="string">
            <text:p text:style-name="P8"><text:span text:style-name="T11">5 int.</text:span></text:p>
          </table:table-cell>
          <table:table-cell table:style-name="Table1.A3" office:value-type="string">
            <text:p text:style-name="P8"><text:span text:style-name="T11">Large</text:span></text:p>
          </table:table-cell>
          <table:table-cell table:style-name="Table1.A3" office:value-type="string">
            <text:p text:style-name="P8"><text:span text:style-name="T11">11 lb.</text:span></text:p>
          </table:table-cell>
          <table:table-cell table:style-name="Table1.A3" office:value-type="string">
            <text:p text:style-name="P8"><text:span text:style-name="T11">16</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HK G3 (7.62mm assault rifle)</text:span></text:p>
          </table:table-cell>
          <table:table-cell table:style-name="Table1.A3" office:value-type="string">
            <text:p text:style-name="P8"><text:span text:style-name="T11">2d10</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90 ft.</text:span></text:p>
          </table:table-cell>
          <table:table-cell table:style-name="Table1.A3" office:value-type="string">
            <text:p text:style-name="P8"><text:span text:style-name="T11">S, A</text:span></text:p>
          </table:table-cell>
          <table:table-cell table:style-name="Table1.A3" office:value-type="string">
            <text:p text:style-name="P8"><text:span text:style-name="T11">20 box</text:span></text:p>
          </table:table-cell>
          <table:table-cell table:style-name="Table1.A3" office:value-type="string">
            <text:p text:style-name="P8"><text:span text:style-name="T11">Large</text:span></text:p>
          </table:table-cell>
          <table:table-cell table:style-name="Table1.A3" office:value-type="string">
            <text:p text:style-name="P8"><text:span text:style-name="T11">11 lb.</text:span></text:p>
          </table:table-cell>
          <table:table-cell table:style-name="Table1.A3" office:value-type="string">
            <text:p text:style-name="P8"><text:span text:style-name="T11">19</text:span></text:p>
          </table:table-cell>
          <table:table-cell table:style-name="Table1.A3" office:value-type="string">
            <text:p text:style-name="P8"><text:span text:style-name="T11">Res (+2)</text:span></text:p>
          </table:table-cell>
        </table:table-row>
        <text:soft-page-break/>
        <table:table-row table:style-name="Table1.2">
          <table:table-cell table:style-name="Table1.A3" office:value-type="string">
            <text:p text:style-name="P1"><text:span text:style-name="T11">HK MP5</text:span><text:span text:style-name="superscript_20__23__20_in_20_tables"><text:span text:style-name="T15">1</text:span></text:span><text:span text:style-name="superscript_20__23__20_in_20_tables"><text:span text:style-name="T16"> </text:span></text:span><text:span text:style-name="T11">(9mm submachine gun)</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50 ft.</text:span></text:p>
          </table:table-cell>
          <table:table-cell table:style-name="Table1.A3" office:value-type="string">
            <text:p text:style-name="P8"><text:span text:style-name="T11">S, A</text:span></text:p>
          </table:table-cell>
          <table:table-cell table:style-name="Table1.A3" office:value-type="string">
            <text:p text:style-name="P8"><text:span text:style-name="T11">30 box</text:span></text:p>
          </table:table-cell>
          <table:table-cell table:style-name="Table1.A3" office:value-type="string">
            <text:p text:style-name="P8"><text:span text:style-name="T11">Large</text:span></text:p>
          </table:table-cell>
          <table:table-cell table:style-name="Table1.A3" office:value-type="string">
            <text:p text:style-name="P8"><text:span text:style-name="T11">7 lb.</text:span></text:p>
          </table:table-cell>
          <table:table-cell table:style-name="Table1.A3" office:value-type="string">
            <text:p text:style-name="P8"><text:span text:style-name="T11">20</text:span></text:p>
          </table:table-cell>
          <table:table-cell table:style-name="Table1.A3" office:value-type="string">
            <text:p text:style-name="P8"><text:span text:style-name="T11">Res (+2)</text:span></text:p>
          </table:table-cell>
        </table:table-row>
        <table:table-row table:style-name="Table1.2">
          <table:table-cell table:style-name="Table1.A3" office:value-type="string">
            <text:p text:style-name="P1"><text:span text:style-name="T11">HK MP5K (9mm submachine gun)</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 A</text:span></text:p>
          </table:table-cell>
          <table:table-cell table:style-name="Table1.A3" office:value-type="string">
            <text:p text:style-name="P8"><text:span text:style-name="T11">15 box</text:span></text:p>
          </table:table-cell>
          <table:table-cell table:style-name="Table1.A3" office:value-type="string">
            <text:p text:style-name="P8"><text:span text:style-name="T11">Med</text:span></text:p>
          </table:table-cell>
          <table:table-cell table:style-name="Table1.A3" office:value-type="string">
            <text:p text:style-name="P8"><text:span text:style-name="T11">5 lb.</text:span></text:p>
          </table:table-cell>
          <table:table-cell table:style-name="Table1.A3" office:value-type="string">
            <text:p text:style-name="P8"><text:span text:style-name="T11">19</text:span></text:p>
          </table:table-cell>
          <table:table-cell table:style-name="Table1.A3" office:value-type="string">
            <text:p text:style-name="P8"><text:span text:style-name="T11">Res (+2)</text:span></text:p>
          </table:table-cell>
        </table:table-row>
        <text:soft-page-break/>
        <table:table-row table:style-name="Table1.2">
          <table:table-cell table:style-name="Table1.A3" office:value-type="string">
            <text:p text:style-name="P1"><text:span text:style-name="T11">HK PSG1</text:span><text:span text:style-name="superscript_20__23__20_in_20_tables"><text:span text:style-name="T15">1 </text:span></text:span><text:span text:style-name="T11">(7.62mm sniper rifle)</text:span></text:p>
          </table:table-cell>
          <table:table-cell table:style-name="Table1.A3" office:value-type="string">
            <text:p text:style-name="P8"><text:span text:style-name="T11">2d10</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90 ft.</text:span></text:p>
          </table:table-cell>
          <table:table-cell table:style-name="Table1.A3" office:value-type="string">
            <text:p text:style-name="P8"><text:span text:style-name="T11">S</text:span></text:p>
          </table:table-cell>
          <table:table-cell table:style-name="Table1.A3" office:value-type="string">
            <text:p text:style-name="P8"><text:span text:style-name="T11">5 box</text:span></text:p>
          </table:table-cell>
          <table:table-cell table:style-name="Table1.A3" office:value-type="string">
            <text:p text:style-name="P8"><text:span text:style-name="T11">Large</text:span></text:p>
          </table:table-cell>
          <table:table-cell table:style-name="Table1.A3" office:value-type="string">
            <text:p text:style-name="P8"><text:span text:style-name="T11">16 lb.</text:span></text:p>
          </table:table-cell>
          <table:table-cell table:style-name="Table1.A3" office:value-type="string">
            <text:p text:style-name="P8"><text:span text:style-name="T11">22</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M16A2 (5.56mm assault rifle)</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80 ft.</text:span></text:p>
          </table:table-cell>
          <table:table-cell table:style-name="Table1.A3" office:value-type="string">
            <text:p text:style-name="P8"><text:span text:style-name="T11">S, A</text:span></text:p>
          </table:table-cell>
          <table:table-cell table:style-name="Table1.A3" office:value-type="string">
            <text:p text:style-name="P8"><text:span text:style-name="T11">30 box</text:span></text:p>
          </table:table-cell>
          <table:table-cell table:style-name="Table1.A3" office:value-type="string">
            <text:p text:style-name="P8"><text:span text:style-name="T11">Large</text:span></text:p>
          </table:table-cell>
          <table:table-cell table:style-name="Table1.A3" office:value-type="string">
            <text:p text:style-name="P8"><text:span text:style-name="T11">8 lb.</text:span></text:p>
          </table:table-cell>
          <table:table-cell table:style-name="Table1.A3" office:value-type="string">
            <text:p text:style-name="P8"><text:span text:style-name="T11">16</text:span></text:p>
          </table:table-cell>
          <table:table-cell table:style-name="Table1.A3" office:value-type="string">
            <text:p text:style-name="P8"><text:span text:style-name="T11">Res (+2)</text:span></text:p>
          </table:table-cell>
        </table:table-row>
        <text:soft-page-break/>
        <table:table-row table:style-name="Table1.2">
          <table:table-cell table:style-name="Table1.A3" office:value-type="string">
            <text:p text:style-name="P1"><text:span text:style-name="T11">M4 Carbine (5.56mm assault rifle)</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60 ft.</text:span></text:p>
          </table:table-cell>
          <table:table-cell table:style-name="Table1.A3" office:value-type="string">
            <text:p text:style-name="P8"><text:span text:style-name="T11">S, A</text:span></text:p>
          </table:table-cell>
          <table:table-cell table:style-name="Table1.A3" office:value-type="string">
            <text:p text:style-name="P8"><text:span text:style-name="T11">30 box</text:span></text:p>
          </table:table-cell>
          <table:table-cell table:style-name="Table1.A3" office:value-type="string">
            <text:p text:style-name="P8"><text:span text:style-name="T11">Large</text:span></text:p>
          </table:table-cell>
          <table:table-cell table:style-name="Table1.A3" office:value-type="string">
            <text:p text:style-name="P8"><text:span text:style-name="T11">7 lb.</text:span></text:p>
          </table:table-cell>
          <table:table-cell table:style-name="Table1.A3" office:value-type="string">
            <text:p text:style-name="P8"><text:span text:style-name="T11">16</text:span></text:p>
          </table:table-cell>
          <table:table-cell table:style-name="Table1.A3" office:value-type="string">
            <text:p text:style-name="P8"><text:span text:style-name="T11">Res (+2)</text:span></text:p>
          </table:table-cell>
        </table:table-row>
        <table:table-row table:style-name="Table1.2">
          <table:table-cell table:style-name="Table1.A3" office:value-type="string">
            <text:p text:style-name="P1"><text:span text:style-name="T11">M-60 (medium machine gun)</text:span></text:p>
          </table:table-cell>
          <table:table-cell table:style-name="Table1.A3" office:value-type="string">
            <text:p text:style-name="P8"><text:span text:style-name="T11">2d10</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100 ft.</text:span></text:p>
          </table:table-cell>
          <table:table-cell table:style-name="Table1.A3" office:value-type="string">
            <text:p text:style-name="P8"><text:span text:style-name="T11">A</text:span></text:p>
          </table:table-cell>
          <table:table-cell table:style-name="Table1.A3" office:value-type="string">
            <text:p text:style-name="P8"><text:span text:style-name="T11">Linked</text:span></text:p>
          </table:table-cell>
          <table:table-cell table:style-name="Table1.A3" office:value-type="string">
            <text:p text:style-name="P8"><text:span text:style-name="T11">Huge</text:span></text:p>
          </table:table-cell>
          <table:table-cell table:style-name="Table1.A3" office:value-type="string">
            <text:p text:style-name="P8"><text:span text:style-name="T11">22 lb.</text:span></text:p>
          </table:table-cell>
          <table:table-cell table:style-name="Table1.A3" office:value-type="string">
            <text:p text:style-name="P8"><text:span text:style-name="T11">21</text:span></text:p>
          </table:table-cell>
          <table:table-cell table:style-name="Table1.A3" office:value-type="string">
            <text:p text:style-name="P8"><text:span text:style-name="T11">Mil (+3)</text:span></text:p>
          </table:table-cell>
        </table:table-row>
        <text:soft-page-break/>
        <table:table-row table:style-name="Table1.2">
          <table:table-cell table:style-name="Table1.A3" office:value-type="string">
            <text:p text:style-name="P1"><text:span text:style-name="T11">Mossberg (12-gauge shotgun)</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30 ft.</text:span></text:p>
          </table:table-cell>
          <table:table-cell table:style-name="Table1.A3" office:value-type="string">
            <text:p text:style-name="P8"><text:span text:style-name="T11">Single</text:span></text:p>
          </table:table-cell>
          <table:table-cell table:style-name="Table1.A3" office:value-type="string">
            <text:p text:style-name="P8"><text:span text:style-name="T11">6 int.</text:span></text:p>
          </table:table-cell>
          <table:table-cell table:style-name="Table1.A3" office:value-type="string">
            <text:p text:style-name="P8"><text:span text:style-name="T11">Large</text:span></text:p>
          </table:table-cell>
          <table:table-cell table:style-name="Table1.A3" office:value-type="string">
            <text:p text:style-name="P8"><text:span text:style-name="T11">7 lb.</text:span></text:p>
          </table:table-cell>
          <table:table-cell table:style-name="Table1.A3" office:value-type="string">
            <text:p text:style-name="P8"><text:span text:style-name="T11">15</text:span></text:p>
          </table:table-cell>
          <table:table-cell table:style-name="Table1.A3" office:value-type="string">
            <text:p text:style-name="P8"><text:span text:style-name="T11">Lic (+1)</text:span></text:p>
          </table:table-cell>
        </table:table-row>
        <table:table-row table:style-name="Table1.2">
          <table:table-cell table:style-name="Table1.A3" office:value-type="string">
            <text:p text:style-name="P1"><text:span text:style-name="T11">Remington 700 (7.62mm hunting rifle)</text:span></text:p>
          </table:table-cell>
          <table:table-cell table:style-name="Table1.A3" office:value-type="string">
            <text:p text:style-name="P8"><text:span text:style-name="T11">2d10</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80 ft.</text:span></text:p>
          </table:table-cell>
          <table:table-cell table:style-name="Table1.A3" office:value-type="string">
            <text:p text:style-name="P8"><text:span text:style-name="T11">Single</text:span></text:p>
          </table:table-cell>
          <table:table-cell table:style-name="Table1.A3" office:value-type="string">
            <text:p text:style-name="P8"><text:span text:style-name="T11">5 int.</text:span></text:p>
          </table:table-cell>
          <table:table-cell table:style-name="Table1.A3" office:value-type="string">
            <text:p text:style-name="P8"><text:span text:style-name="T11">Large</text:span></text:p>
          </table:table-cell>
          <table:table-cell table:style-name="Table1.A3" office:value-type="string">
            <text:p text:style-name="P8"><text:span text:style-name="T11">8 lb.</text:span></text:p>
          </table:table-cell>
          <table:table-cell table:style-name="Table1.A3" office:value-type="string">
            <text:p text:style-name="P8"><text:span text:style-name="T11">17</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1"><text:span text:style-name="T11">Sawed-off shotgun (12-ga shotgun)</text:span></text:p>
          </table:table-cell>
          <table:table-cell table:style-name="Table1.A3" office:value-type="string">
            <text:p text:style-name="P8"><text:span text:style-name="T11">2d8</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10 ft.</text:span></text:p>
          </table:table-cell>
          <table:table-cell table:style-name="Table1.A3" office:value-type="string">
            <text:p text:style-name="P8"><text:span text:style-name="T11">S</text:span></text:p>
          </table:table-cell>
          <table:table-cell table:style-name="Table1.A3" office:value-type="string">
            <text:p text:style-name="P8"><text:span text:style-name="T11">2 int.</text:span></text:p>
          </table:table-cell>
          <table:table-cell table:style-name="Table1.A3" office:value-type="string">
            <text:p text:style-name="P8"><text:span text:style-name="T11">Med</text:span></text:p>
          </table:table-cell>
          <table:table-cell table:style-name="Table1.A3" office:value-type="string">
            <text:p text:style-name="P8"><text:span text:style-name="T11">4 lb.</text:span></text:p>
          </table:table-cell>
          <table:table-cell table:style-name="Table1.A3" office:value-type="string">
            <text:p text:style-name="P8"><text:span text:style-name="T11">15</text:span></text:p>
          </table:table-cell>
          <table:table-cell table:style-name="Table1.A3" office:value-type="string">
            <text:p text:style-name="P8"><text:span text:style-name="T11">Illegal (+4)</text:span></text:p>
          </table:table-cell>
        </table:table-row>
        <table:table-row table:style-name="Table1.2">
          <table:table-cell table:style-name="Table1.A3" office:value-type="string">
            <text:p text:style-name="P13"><text:span text:style-name="T2">Steyr AUG (5.56mm assault rifle)</text:span></text:p>
          </table:table-cell>
          <table:table-cell table:style-name="Table1.A3" office:value-type="string">
            <text:p text:style-name="P14"><text:span text:style-name="T2">2d8</text:span></text:p>
          </table:table-cell>
          <table:table-cell table:style-name="Table1.A3" office:value-type="string">
            <text:p text:style-name="P14"><text:span text:style-name="T2">20</text:span></text:p>
          </table:table-cell>
          <table:table-cell table:style-name="Table1.A3" office:value-type="string">
            <text:p text:style-name="P14"><text:span text:style-name="T2">Ballistic</text:span></text:p>
          </table:table-cell>
          <table:table-cell table:style-name="Table1.A3" office:value-type="string">
            <text:p text:style-name="P14"><text:span text:style-name="T2">80 ft.</text:span></text:p>
          </table:table-cell>
          <table:table-cell table:style-name="Table1.A3" office:value-type="string">
            <text:p text:style-name="P14"><text:span text:style-name="T2">S, A</text:span></text:p>
          </table:table-cell>
          <table:table-cell table:style-name="Table1.A3" office:value-type="string">
            <text:p text:style-name="P14"><text:span text:style-name="T2">30 box</text:span></text:p>
          </table:table-cell>
          <table:table-cell table:style-name="Table1.A3" office:value-type="string">
            <text:p text:style-name="P14"><text:span text:style-name="T2">Large</text:span></text:p>
          </table:table-cell>
          <table:table-cell table:style-name="Table1.A3" office:value-type="string">
            <text:p text:style-name="P14"><text:span text:style-name="T2">9 lb.</text:span></text:p>
          </table:table-cell>
          <table:table-cell table:style-name="Table1.A3" office:value-type="string">
            <text:p text:style-name="P14"><text:span text:style-name="T2">19</text:span></text:p>
          </table:table-cell>
          <table:table-cell table:style-name="Table1.A3" office:value-type="string">
            <text:p text:style-name="P14"><text:span text:style-name="T2">Res (+2)</text:span></text:p>
          </table:table-cell>
        </table:table-row>
        <text:soft-page-break/>
        <table:table-row table:style-name="Table1.2">
          <table:table-cell table:style-name="Table1.A3" office:value-type="string">
            <text:p text:style-name="P1"><text:span text:style-name="T11">Uzi (9mm submachine gun)</text:span></text:p>
          </table:table-cell>
          <table:table-cell table:style-name="Table1.A3" office:value-type="string">
            <text:p text:style-name="P8"><text:span text:style-name="T11">2d6</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40 ft.</text:span></text:p>
          </table:table-cell>
          <table:table-cell table:style-name="Table1.A3" office:value-type="string">
            <text:p text:style-name="P8"><text:span text:style-name="T11">S, A</text:span></text:p>
          </table:table-cell>
          <table:table-cell table:style-name="Table1.A3" office:value-type="string">
            <text:p text:style-name="P8"><text:span text:style-name="T11">20 box</text:span></text:p>
          </table:table-cell>
          <table:table-cell table:style-name="Table1.A3" office:value-type="string">
            <text:p text:style-name="P8"><text:span text:style-name="T11">Large</text:span></text:p>
          </table:table-cell>
          <table:table-cell table:style-name="Table1.A3" office:value-type="string">
            <text:p text:style-name="P8"><text:span text:style-name="T11">8 lb.</text:span></text:p>
          </table:table-cell>
          <table:table-cell table:style-name="Table1.A3" office:value-type="string">
            <text:p text:style-name="P8"><text:span text:style-name="T11">18</text:span></text:p>
          </table:table-cell>
          <table:table-cell table:style-name="Table1.A3" office:value-type="string">
            <text:p text:style-name="P8"><text:span text:style-name="T11">Res (+2)</text:span></text:p>
          </table:table-cell>
        </table:table-row>
        <table:table-row table:style-name="Table1.2">
          <table:table-cell table:style-name="Table1.A3" office:value-type="string">
            <text:p text:style-name="P1"><text:span text:style-name="T11">Winchester 94 (.444 hunting rifle)</text:span></text:p>
          </table:table-cell>
          <table:table-cell table:style-name="Table1.A3" office:value-type="string">
            <text:p text:style-name="P8"><text:span text:style-name="T11">2d10</text:span></text:p>
          </table:table-cell>
          <table:table-cell table:style-name="Table1.A3" office:value-type="string">
            <text:p text:style-name="P8"><text:span text:style-name="T11">20</text:span></text:p>
          </table:table-cell>
          <table:table-cell table:style-name="Table1.A3" office:value-type="string">
            <text:p text:style-name="P8"><text:span text:style-name="T11">Ballistic</text:span></text:p>
          </table:table-cell>
          <table:table-cell table:style-name="Table1.A3" office:value-type="string">
            <text:p text:style-name="P8"><text:span text:style-name="T11">90 ft.</text:span></text:p>
          </table:table-cell>
          <table:table-cell table:style-name="Table1.A3" office:value-type="string">
            <text:p text:style-name="P8"><text:span text:style-name="T11">S</text:span></text:p>
          </table:table-cell>
          <table:table-cell table:style-name="Table1.A3" office:value-type="string">
            <text:p text:style-name="P8"><text:span text:style-name="T11">6 int.</text:span></text:p>
          </table:table-cell>
          <table:table-cell table:style-name="Table1.A3" office:value-type="string">
            <text:p text:style-name="P8"><text:span text:style-name="T11">Large</text:span></text:p>
          </table:table-cell>
          <table:table-cell table:style-name="Table1.A3" office:value-type="string">
            <text:p text:style-name="P8"><text:span text:style-name="T11">7 lb.</text:span></text:p>
          </table:table-cell>
          <table:table-cell table:style-name="Table1.A3" office:value-type="string">
            <text:p text:style-name="P8"><text:span text:style-name="T11">15</text:span></text:p>
          </table:table-cell>
          <table:table-cell table:style-name="Table1.A3" office:value-type="string">
            <text:p text:style-name="P8"><text:span text:style-name="T11">Lic (+1)</text:span></text:p>
          </table:table-cell>
        </table:table-row>
        <text:soft-page-break/>
        <table:table-row table:style-name="Table1.2">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able:table-row table:style-name="Table1.1">
          <table:table-cell table:style-name="Table1.A3" table:number-columns-spanned="11" office:value-type="string">
            <text:p text:style-name="P6"><text:span text:style-name="T10">Heavy Weapons (each requires a specific Exotic Firearms Proficiency feat)</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2">
          <table:table-cell table:style-name="Table1.A3" office:value-type="string">
            <text:p text:style-name="P6"><text:span text:style-name="T11">M2HB (heavy machine gun)</text:span></text:p>
          </table:table-cell>
          <table:table-cell table:style-name="Table1.A3" office:value-type="string">
            <text:p text:style-name="P9"><text:span text:style-name="T11">2d12</text:span></text:p>
          </table:table-cell>
          <table:table-cell table:style-name="Table1.A3" office:value-type="string">
            <text:p text:style-name="P9"><text:span text:style-name="T11">20</text:span></text:p>
          </table:table-cell>
          <table:table-cell table:style-name="Table1.A3" office:value-type="string">
            <text:p text:style-name="P9"><text:span text:style-name="T11">Ballistic</text:span></text:p>
          </table:table-cell>
          <table:table-cell table:style-name="Table1.A3" office:value-type="string">
            <text:p text:style-name="P9"><text:span text:style-name="T11">110 ft.</text:span></text:p>
          </table:table-cell>
          <table:table-cell table:style-name="Table1.A3" office:value-type="string">
            <text:p text:style-name="P9"><text:span text:style-name="T11">A</text:span></text:p>
          </table:table-cell>
          <table:table-cell table:style-name="Table1.A3" office:value-type="string">
            <text:p text:style-name="P9"><text:span text:style-name="T11">Linked</text:span></text:p>
          </table:table-cell>
          <table:table-cell table:style-name="Table1.A3" office:value-type="string">
            <text:p text:style-name="P9"><text:span text:style-name="T11">Huge</text:span></text:p>
          </table:table-cell>
          <table:table-cell table:style-name="Table1.A3" office:value-type="string">
            <text:p text:style-name="P9"><text:span text:style-name="T11">75 lb.</text:span></text:p>
          </table:table-cell>
          <table:table-cell table:style-name="Table1.A3" office:value-type="string">
            <text:p text:style-name="P9"><text:span text:style-name="T11">22</text:span></text:p>
          </table:table-cell>
          <table:table-cell table:style-name="Table1.A3" office:value-type="string">
            <text:p text:style-name="P9"><text:span text:style-name="T11">Mil (+3)</text:span></text:p>
          </table:table-cell>
        </table:table-row>
        <table:table-row table:style-name="Table1.2">
          <table:table-cell table:style-name="Table1.A3" office:value-type="string">
            <text:p text:style-name="P1"><text:span text:style-name="T11">M72A3 LAW (rocket launcher)</text:span></text:p>
          </table:table-cell>
          <table:table-cell table:style-name="Table1.A3" office:value-type="string">
            <text:p text:style-name="P8"><text:span text:style-name="T11">10d6</text:span><text:span text:style-name="superscript_20__23__20_in_20_tables"><text:span text:style-name="T15">2</text:span></text:span></text:p>
          </table:table-cell>
          <table:table-cell table:style-name="Table1.A3" office:value-type="string">
            <text:p text:style-name="P8"><text:span text:style-name="T11">—</text:span></text:p>
          </table:table-cell>
          <table:table-cell table:style-name="Table1.A3" office:value-type="string">
            <text:p text:style-name="P8"><text:span text:style-name="T11">—</text:span></text:p>
          </table:table-cell>
          <table:table-cell table:style-name="Table1.A3" office:value-type="string">
            <text:p text:style-name="P8"><text:span text:style-name="T11">150 ft.</text:span></text:p>
          </table:table-cell>
          <table:table-cell table:style-name="Table1.A3" office:value-type="string">
            <text:p text:style-name="P8"><text:span text:style-name="T11">1</text:span></text:p>
          </table:table-cell>
          <table:table-cell table:style-name="Table1.A3" office:value-type="string">
            <text:p text:style-name="P8"><text:span text:style-name="T11">1 int.</text:span></text:p>
          </table:table-cell>
          <table:table-cell table:style-name="Table1.A3" office:value-type="string">
            <text:p text:style-name="P8"><text:span text:style-name="T11">Large</text:span></text:p>
          </table:table-cell>
          <table:table-cell table:style-name="Table1.A3" office:value-type="string">
            <text:p text:style-name="P8"><text:span text:style-name="T11">5 lb.</text:span></text:p>
          </table:table-cell>
          <table:table-cell table:style-name="Table1.A3" office:value-type="string">
            <text:p text:style-name="P8"><text:span text:style-name="T11">15</text:span></text:p>
          </table:table-cell>
          <table:table-cell table:style-name="Table1.A3" office:value-type="string">
            <text:p text:style-name="P8"><text:span text:style-name="T11">Mil (+3)</text:span></text:p>
          </table:table-cell>
        </table:table-row>
        <text:soft-page-break/>
        <table:table-row table:style-name="Table1.2">
          <table:table-cell table:style-name="Table1.A3" office:value-type="string">
            <text:p text:style-name="P1"><text:span text:style-name="T11">M79 (grenade launcher)</text:span></text:p>
          </table:table-cell>
          <table:table-cell table:style-name="Table1.A3" office:value-type="string">
            <text:p text:style-name="P8"><text:span text:style-name="T11">Varies</text:span><text:span text:style-name="superscript_20__23__20_in_20_tables"><text:span text:style-name="T15">2</text:span></text:span></text:p>
          </table:table-cell>
          <table:table-cell table:style-name="Table1.A3" office:value-type="string">
            <text:p text:style-name="P8"><text:span text:style-name="T11">—</text:span></text:p>
          </table:table-cell>
          <table:table-cell table:style-name="Table1.A3" office:value-type="string">
            <text:p text:style-name="P8"><text:span text:style-name="T11">—</text:span></text:p>
          </table:table-cell>
          <table:table-cell table:style-name="Table1.A3" office:value-type="string">
            <text:p text:style-name="P8"><text:span text:style-name="T11">70 ft.</text:span></text:p>
          </table:table-cell>
          <table:table-cell table:style-name="Table1.A3" office:value-type="string">
            <text:p text:style-name="P8"><text:span text:style-name="T11">1</text:span></text:p>
          </table:table-cell>
          <table:table-cell table:style-name="Table1.A3" office:value-type="string">
            <text:p text:style-name="P8"><text:span text:style-name="T11">1 int.</text:span></text:p>
          </table:table-cell>
          <table:table-cell table:style-name="Table1.A3" office:value-type="string">
            <text:p text:style-name="P8"><text:span text:style-name="T11">Large</text:span></text:p>
          </table:table-cell>
          <table:table-cell table:style-name="Table1.A3" office:value-type="string">
            <text:p text:style-name="P8"><text:span text:style-name="T11">7 lb.</text:span></text:p>
          </table:table-cell>
          <table:table-cell table:style-name="Table1.A3" office:value-type="string">
            <text:p text:style-name="P8"><text:span text:style-name="T11">14</text:span></text:p>
          </table:table-cell>
          <table:table-cell table:style-name="Table1.A3" office:value-type="string">
            <text:p text:style-name="P8"><text:span text:style-name="T11">Mil (+3)</text:span></text:p>
          </table:table-cell>
        </table:table-row>
        <table:table-row table:style-name="Table1.2">
          <table:table-cell table:style-name="Table1.A3" office:value-type="string">
            <text:p text:style-name="P3"/>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cell table:style-name="Table1.A3" office:value-type="string">
            <text:p text:style-name="P4"/>
          </table:table-cell>
        </table:table-row>
        <text:soft-page-break/>
        <table:table-row table:style-name="Table1.1">
          <table:table-cell table:style-name="Table1.A3" table:number-columns-spanned="11" office:value-type="string">
            <text:p text:style-name="P6"><text:span text:style-name="T10">Other Ranged Weapons (Weapons Proficiency feat needed given in parenthese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3" office:value-type="string">
            <text:p text:style-name="P6"><text:span text:style-name="T11">Compound bow (Archaic)</text:span><text:span text:style-name="superscript_20__23__20_in_20_tables"><text:span text:style-name="T15">2</text:span></text:span></text:p>
          </table:table-cell>
          <table:table-cell table:style-name="Table1.A3" office:value-type="string">
            <text:p text:style-name="P9"><text:span text:style-name="T11">1d8</text:span></text:p>
          </table:table-cell>
          <table:table-cell table:style-name="Table1.A3" office:value-type="string">
            <text:p text:style-name="P9"><text:span text:style-name="T11">20</text:span></text:p>
          </table:table-cell>
          <table:table-cell table:style-name="Table1.A3" office:value-type="string">
            <text:p text:style-name="P9"><text:span text:style-name="T11">Piercing</text:span></text:p>
          </table:table-cell>
          <table:table-cell table:style-name="Table1.A3" office:value-type="string">
            <text:p text:style-name="P9"><text:span text:style-name="T11">40 ft.</text:span></text:p>
          </table:table-cell>
          <table:table-cell table:style-name="Table1.A3" office:value-type="string">
            <text:p text:style-name="P9"><text:span text:style-name="T11">1</text:span></text:p>
          </table:table-cell>
          <table:table-cell table:style-name="Table1.A3" office:value-type="string">
            <text:p text:style-name="P9"><text:span text:style-name="T11">—</text:span></text:p>
          </table:table-cell>
          <table:table-cell table:style-name="Table1.A3" office:value-type="string">
            <text:p text:style-name="P9"><text:span text:style-name="T11">Large</text:span></text:p>
          </table:table-cell>
          <table:table-cell table:style-name="Table1.A3" office:value-type="string">
            <text:p text:style-name="P9"><text:span text:style-name="T11">3 lb.</text:span></text:p>
          </table:table-cell>
          <table:table-cell table:style-name="Table1.A3" office:value-type="string">
            <text:p text:style-name="P9"><text:span text:style-name="T11">10</text:span></text:p>
          </table:table-cell>
          <table:table-cell table:style-name="Table1.A3" office:value-type="string">
            <text:p text:style-name="P9"><text:span text:style-name="T11">—</text:span></text:p>
          </table:table-cell>
        </table:table-row>
        <text:soft-page-break/>
        <table:table-row table:style-name="Table1.2">
          <table:table-cell table:style-name="Table1.A3" office:value-type="string">
            <text:p text:style-name="P13"><text:span text:style-name="T2">Crossbow (Simple)</text:span></text:p>
          </table:table-cell>
          <table:table-cell table:style-name="Table1.A3" office:value-type="string">
            <text:p text:style-name="P14"><text:span text:style-name="T2">1d10</text:span></text:p>
          </table:table-cell>
          <table:table-cell table:style-name="Table1.A3" office:value-type="string">
            <text:p text:style-name="P14"><text:span text:style-name="T2">19–20</text:span></text:p>
          </table:table-cell>
          <table:table-cell table:style-name="Table1.A3" office:value-type="string">
            <text:p text:style-name="P14"><text:span text:style-name="T2">Piercing</text:span></text:p>
          </table:table-cell>
          <table:table-cell table:style-name="Table1.A3" office:value-type="string">
            <text:p text:style-name="P14"><text:span text:style-name="T2">40 ft.</text:span></text:p>
          </table:table-cell>
          <table:table-cell table:style-name="Table1.A3" office:value-type="string">
            <text:p text:style-name="P14"><text:span text:style-name="T2">1</text:span></text:p>
          </table:table-cell>
          <table:table-cell table:style-name="Table1.A3" office:value-type="string">
            <text:p text:style-name="P14"><text:span text:style-name="T2">1 int.</text:span></text:p>
          </table:table-cell>
          <table:table-cell table:style-name="Table1.A3" office:value-type="string">
            <text:p text:style-name="P14"><text:span text:style-name="T2">Med</text:span></text:p>
          </table:table-cell>
          <table:table-cell table:style-name="Table1.A3" office:value-type="string">
            <text:p text:style-name="P14"><text:span text:style-name="T2">7 lb.</text:span></text:p>
          </table:table-cell>
          <table:table-cell table:style-name="Table1.A3" office:value-type="string">
            <text:p text:style-name="P14"><text:span text:style-name="T2">9</text:span></text:p>
          </table:table-cell>
          <table:table-cell table:style-name="Table1.A3" office:value-type="string">
            <text:p text:style-name="P14"><text:span text:style-name="T2">—</text:span></text:p>
          </table:table-cell>
        </table:table-row>
        <table:table-row table:style-name="Table1.2">
          <table:table-cell table:style-name="Table1.A3" office:value-type="string">
            <text:p text:style-name="P13"><text:span text:style-name="T2">Flamethrower (no feat needed)</text:span><text:span text:style-name="superscript_20__23__20_in_20_tables"><text:span text:style-name="T17">3</text:span></text:span></text:p>
          </table:table-cell>
          <table:table-cell table:style-name="Table1.A3" office:value-type="string">
            <text:p text:style-name="P14"><text:span text:style-name="T2">3d6</text:span></text:p>
          </table:table-cell>
          <table:table-cell table:style-name="Table1.A3" office:value-type="string">
            <text:p text:style-name="P14"><text:span text:style-name="T2">—</text:span></text:p>
          </table:table-cell>
          <table:table-cell table:style-name="Table1.A3" office:value-type="string">
            <text:p text:style-name="P14"><text:span text:style-name="T2">Fire</text:span></text:p>
          </table:table-cell>
          <table:table-cell table:style-name="Table1.A3" office:value-type="string">
            <text:p text:style-name="P14"><text:span text:style-name="T2">—</text:span></text:p>
          </table:table-cell>
          <table:table-cell table:style-name="Table1.A3" office:value-type="string">
            <text:p text:style-name="P14"><text:span text:style-name="T2">1</text:span></text:p>
          </table:table-cell>
          <table:table-cell table:style-name="Table1.A3" office:value-type="string">
            <text:p text:style-name="P14"><text:span text:style-name="T2">10 int.</text:span></text:p>
          </table:table-cell>
          <table:table-cell table:style-name="Table1.A3" office:value-type="string">
            <text:p text:style-name="P14"><text:span text:style-name="T2">Large</text:span></text:p>
          </table:table-cell>
          <table:table-cell table:style-name="Table1.A3" office:value-type="string">
            <text:p text:style-name="P14"><text:span text:style-name="T2">50 lb.</text:span></text:p>
          </table:table-cell>
          <table:table-cell table:style-name="Table1.A3" office:value-type="string">
            <text:p text:style-name="P14"><text:span text:style-name="T2">17</text:span></text:p>
          </table:table-cell>
          <table:table-cell table:style-name="Table1.A3" office:value-type="string">
            <text:p text:style-name="P14"><text:span text:style-name="T2">Mil (+3)</text:span></text:p>
          </table:table-cell>
        </table:table-row>
        <text:soft-page-break/>
        <table:table-row table:style-name="Table1.2">
          <table:table-cell table:style-name="Table1.A3" office:value-type="string">
            <text:p text:style-name="P1"><text:span text:style-name="T11">Javelin (Simple)</text:span></text:p>
          </table:table-cell>
          <table:table-cell table:style-name="Table1.A3" office:value-type="string">
            <text:p text:style-name="P8"><text:span text:style-name="T11">1d6</text:span></text:p>
          </table:table-cell>
          <table:table-cell table:style-name="Table1.A3" office:value-type="string">
            <text:p text:style-name="P8"><text:span text:style-name="T11">20</text:span></text:p>
          </table:table-cell>
          <table:table-cell table:style-name="Table1.A3" office:value-type="string">
            <text:p text:style-name="P8"><text:span text:style-name="T11">Piercing</text:span></text:p>
          </table:table-cell>
          <table:table-cell table:style-name="Table1.A3" office:value-type="string">
            <text:p text:style-name="P8"><text:span text:style-name="T11">30 ft.</text:span></text:p>
          </table:table-cell>
          <table:table-cell table:style-name="Table1.A3" office:value-type="string">
            <text:p text:style-name="P8"><text:span text:style-name="T11">1</text:span></text:p>
          </table:table-cell>
          <table:table-cell table:style-name="Table1.A3" office:value-type="string">
            <text:p text:style-name="P8"><text:span text:style-name="T11">—</text:span></text:p>
          </table:table-cell>
          <table:table-cell table:style-name="Table1.A3" office:value-type="string">
            <text:p text:style-name="P8"><text:span text:style-name="T11">Med</text:span></text:p>
          </table:table-cell>
          <table:table-cell table:style-name="Table1.A3" office:value-type="string">
            <text:p text:style-name="P8"><text:span text:style-name="T11">2 lb.</text:span></text:p>
          </table:table-cell>
          <table:table-cell table:style-name="Table1.A3" office:value-type="string">
            <text:p text:style-name="P8"><text:span text:style-name="T11">4</text:span></text:p>
          </table:table-cell>
          <table:table-cell table:style-name="Table1.A3" office:value-type="string">
            <text:p text:style-name="P8"><text:span text:style-name="T11">—</text:span></text:p>
          </table:table-cell>
        </table:table-row>
        <table:table-row table:style-name="Table1.2">
          <table:table-cell table:style-name="Table1.A3" office:value-type="string">
            <text:p text:style-name="P1"><text:span text:style-name="T11">Pepper spray (Simple)</text:span></text:p>
          </table:table-cell>
          <table:table-cell table:style-name="Table1.A3" office:value-type="string">
            <text:p text:style-name="P8"><text:span text:style-name="T11">Special</text:span><text:span text:style-name="superscript_20__23__20_in_20_tables"><text:span text:style-name="T15">2</text:span></text:span></text:p>
          </table:table-cell>
          <table:table-cell table:style-name="Table1.A3" office:value-type="string">
            <text:p text:style-name="P8"><text:span text:style-name="T11">—</text:span></text:p>
          </table:table-cell>
          <table:table-cell table:style-name="Table1.A3" office:value-type="string">
            <text:p text:style-name="P8"><text:span text:style-name="T11">Special</text:span><text:span text:style-name="superscript_20__23__20_in_20_tables"><text:span text:style-name="T15">2</text:span></text:span></text:p>
          </table:table-cell>
          <table:table-cell table:style-name="Table1.A3" office:value-type="string">
            <text:p text:style-name="P8"><text:span text:style-name="T11">5 ft.</text:span></text:p>
          </table:table-cell>
          <table:table-cell table:style-name="Table1.A3" office:value-type="string">
            <text:p text:style-name="P8"><text:span text:style-name="T11">1</text:span></text:p>
          </table:table-cell>
          <table:table-cell table:style-name="Table1.A3" office:value-type="string">
            <text:p text:style-name="P8"><text:span text:style-name="T11">1 int.</text:span></text:p>
          </table:table-cell>
          <table:table-cell table:style-name="Table1.A3" office:value-type="string">
            <text:p text:style-name="P8"><text:span text:style-name="T11">Tiny</text:span></text:p>
          </table:table-cell>
          <table:table-cell table:style-name="Table1.A3" office:value-type="string">
            <text:p text:style-name="P8"><text:span text:style-name="T11">0.5 lb.</text:span></text:p>
          </table:table-cell>
          <table:table-cell table:style-name="Table1.A3" office:value-type="string">
            <text:p text:style-name="P8"><text:span text:style-name="T11">5</text:span></text:p>
          </table:table-cell>
          <table:table-cell table:style-name="Table1.A3" office:value-type="string">
            <text:p text:style-name="P8"><text:span text:style-name="T11">—</text:span></text:p>
          </table:table-cell>
        </table:table-row>
        <text:soft-page-break/>
        <table:table-row table:style-name="Table1.2">
          <table:table-cell table:style-name="Table1.A3" office:value-type="string">
            <text:p text:style-name="P1"><text:span text:style-name="T11">Shuriken (Archaic)</text:span></text:p>
          </table:table-cell>
          <table:table-cell table:style-name="Table1.A3" office:value-type="string">
            <text:p text:style-name="P8"><text:span text:style-name="T11">1</text:span></text:p>
          </table:table-cell>
          <table:table-cell table:style-name="Table1.A3" office:value-type="string">
            <text:p text:style-name="P8"><text:span text:style-name="T11">20</text:span></text:p>
          </table:table-cell>
          <table:table-cell table:style-name="Table1.A3" office:value-type="string">
            <text:p text:style-name="P8"><text:span text:style-name="T11">Piercing</text:span></text:p>
          </table:table-cell>
          <table:table-cell table:style-name="Table1.A3" office:value-type="string">
            <text:p text:style-name="P8"><text:span text:style-name="T11">10 ft.</text:span></text:p>
          </table:table-cell>
          <table:table-cell table:style-name="Table1.A3" office:value-type="string">
            <text:p text:style-name="P8"><text:span text:style-name="T11">1</text:span></text:p>
          </table:table-cell>
          <table:table-cell table:style-name="Table1.A3" office:value-type="string">
            <text:p text:style-name="P8"><text:span text:style-name="T11">—</text:span></text:p>
          </table:table-cell>
          <table:table-cell table:style-name="Table1.A3" office:value-type="string">
            <text:p text:style-name="P8"><text:span text:style-name="T11">Tiny</text:span></text:p>
          </table:table-cell>
          <table:table-cell table:style-name="Table1.A3" office:value-type="string">
            <text:p text:style-name="P8"><text:span text:style-name="T11">0.5 lb.</text:span></text:p>
          </table:table-cell>
          <table:table-cell table:style-name="Table1.A3" office:value-type="string">
            <text:p text:style-name="P8"><text:span text:style-name="T11">3</text:span></text:p>
          </table:table-cell>
          <table:table-cell table:style-name="Table1.A3" office:value-type="string">
            <text:p text:style-name="P8"><text:span text:style-name="T11">—</text:span></text:p>
          </table:table-cell>
        </table:table-row>
        <table:table-row table:style-name="Table1.2">
          <table:table-cell table:style-name="Table1.A3" office:value-type="string">
            <text:p text:style-name="P1"><text:span text:style-name="T11">Taser (Simple)</text:span></text:p>
          </table:table-cell>
          <table:table-cell table:style-name="Table1.A3" office:value-type="string">
            <text:p text:style-name="P8"><text:span text:style-name="T11">1d4</text:span><text:span text:style-name="superscript_20__23__20_in_20_tables"><text:span text:style-name="T15">2</text:span></text:span></text:p>
          </table:table-cell>
          <table:table-cell table:style-name="Table1.A3" office:value-type="string">
            <text:p text:style-name="P8"><text:span text:style-name="T11">—</text:span></text:p>
          </table:table-cell>
          <table:table-cell table:style-name="Table1.A3" office:value-type="string">
            <text:p text:style-name="P8"><text:span text:style-name="T11">Electricity</text:span></text:p>
          </table:table-cell>
          <table:table-cell table:style-name="Table1.A3" office:value-type="string">
            <text:p text:style-name="P8"><text:span text:style-name="T11">5 ft.</text:span></text:p>
          </table:table-cell>
          <table:table-cell table:style-name="Table1.A3" office:value-type="string">
            <text:p text:style-name="P8"><text:span text:style-name="T11">1</text:span></text:p>
          </table:table-cell>
          <table:table-cell table:style-name="Table1.A3" office:value-type="string">
            <text:p text:style-name="P8"><text:span text:style-name="T11">1 int.</text:span></text:p>
          </table:table-cell>
          <table:table-cell table:style-name="Table1.A3" office:value-type="string">
            <text:p text:style-name="P8"><text:span text:style-name="T11">Small</text:span></text:p>
          </table:table-cell>
          <table:table-cell table:style-name="Table1.A3" office:value-type="string">
            <text:p text:style-name="P8"><text:span text:style-name="T11">2 lb.</text:span></text:p>
          </table:table-cell>
          <table:table-cell table:style-name="Table1.A3" office:value-type="string">
            <text:p text:style-name="P8"><text:span text:style-name="T11">7</text:span></text:p>
          </table:table-cell>
          <table:table-cell table:style-name="Table1.A3" office:value-type="string">
            <text:p text:style-name="P8"><text:span text:style-name="T11">—</text:span></text:p>
          </table:table-cell>
        </table:table-row>
        <text:soft-page-break/>
        <table:table-row table:style-name="Table1.2">
          <table:table-cell table:style-name="Table1.A3" office:value-type="string">
            <text:p text:style-name="P1"><text:span text:style-name="T11">Whip (Simple)</text:span></text:p>
          </table:table-cell>
          <table:table-cell table:style-name="Table1.A3" office:value-type="string">
            <text:p text:style-name="P8"><text:span text:style-name="T11">1d2</text:span></text:p>
          </table:table-cell>
          <table:table-cell table:style-name="Table1.A3" office:value-type="string">
            <text:p text:style-name="P8"><text:span text:style-name="T11">20</text:span></text:p>
          </table:table-cell>
          <table:table-cell table:style-name="Table1.A3" office:value-type="string">
            <text:p text:style-name="P8"><text:span text:style-name="T11">Slashing</text:span></text:p>
          </table:table-cell>
          <table:table-cell table:style-name="Table1.A3" office:value-type="string">
            <text:p text:style-name="P8"><text:span text:style-name="T11">15 ft.</text:span><text:span text:style-name="superscript_20__23__20_in_20_tables"><text:span text:style-name="T16">3</text:span></text:span></text:p>
          </table:table-cell>
          <table:table-cell table:style-name="Table1.A3" office:value-type="string">
            <text:p text:style-name="P8"><text:span text:style-name="T11">1</text:span></text:p>
          </table:table-cell>
          <table:table-cell table:style-name="Table1.A3" office:value-type="string">
            <text:p text:style-name="P8"><text:span text:style-name="T11">—</text:span></text:p>
          </table:table-cell>
          <table:table-cell table:style-name="Table1.A3" office:value-type="string">
            <text:p text:style-name="P8"><text:span text:style-name="T11">Small</text:span></text:p>
          </table:table-cell>
          <table:table-cell table:style-name="Table1.A3" office:value-type="string">
            <text:p text:style-name="P8"><text:span text:style-name="T11">2 lb.</text:span></text:p>
          </table:table-cell>
          <table:table-cell table:style-name="Table1.A3" office:value-type="string">
            <text:p text:style-name="P8"><text:span text:style-name="T11">4</text:span></text:p>
          </table:table-cell>
          <table:table-cell table:style-name="Table1.A3" office:value-type="string">
            <text:p text:style-name="P8"><text:span text:style-name="T11">—</text:span></text:p>
          </table:table-cell>
        </table:table-row>
        <table:table-row table:style-name="Table1.1">
          <table:table-cell table:style-name="Table1.A3" table:number-columns-spanned="11" office:value-type="string">
            <text:p text:style-name="P6"><text:span text:style-name="superscript_20__23__20_in_20_tables"><text:span text:style-name="T11">1</text:span></text:span><text:span text:style-name="superscript_20__23__20_in_20_tables"><text:span text:style-name="T16"> </text:span></text:span><text:span text:style-name="T11">This mastercraft weapon grants a +1 bonus on attack rolls.</text:span></text:p>
          </table:table-cell>
          <table:covered-table-cell/>
          <table:covered-table-cell/>
          <table:covered-table-cell/>
          <table:covered-table-cell/>
          <table:covered-table-cell/>
          <table:covered-table-cell/>
          <table:covered-table-cell/>
          <table:covered-table-cell/>
          <table:covered-table-cell/>
          <table:covered-table-cell/>
        </table:table-row>
        <text:soft-page-break/>
        <table:table-row table:style-name="Table1.1">
          <table:table-cell table:style-name="Table1.A3" table:number-columns-spanned="11" office:value-type="string">
            <text:p text:style-name="P1"><text:span text:style-name="superscript_20__23__20_in_20_tables"><text:span text:style-name="T11">2</text:span></text:span><text:span text:style-name="T11"> This weapon does special damage. See the weapon description.</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8" table:number-columns-spanned="11" office:value-type="string">
            <text:p text:style-name="P6"><text:span text:style-name="superscript_20__23__20_in_20_tables"><text:span text:style-name="T11">3</text:span></text:span><text:span text:style-name="T11"> See the description of this weapon for special rules.</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
      <text:h text:style-name="P21" text:outline-level="2"><text:span text:style-name="T4">Handguns</text:span></text:h>
      <text:p text:style-name="P1"><text:span text:style-name="T7">A handgun is a personal firearm that can be used one-handed without penalty. This includes all pistols and some submachine guns and shotguns. All handguns require the Personal Firearms Proficiency feat. Using a handgun without this feat imposes a –4 penalty on attack rolls.</text:span></text:p>
      <text:p text:style-name="P1"><text:span text:style-name="T7">Handguns can be broken down into three smaller groups: autoloaders, revolvers, and machine pistols.</text:span></text:p>
      <text:p text:style-name="P1"><text:span text:style-name="T7">Autoloaders (sometimes called “automatics”) feature removable box magazines, and some models hold quite a lot of ammunition. They work by using the energy of a shot fired to throw back a slide, eject the shot’s shell casing, and scoop the next round into the chamber. They are more complex than revolvers, but nevertheless have become increasingly popular in the modern age.</text:span></text:p>
      <text:p text:style-name="P1"><text:span text:style-name="T7">Revolvers are relatively simple firearms that store several rounds (usually six) in a revolving cylinder. As the trigger is pulled, the cylinder revolves to bring the next bullet in line with the barrel.</text:span></text:p>
      <text:p text:style-name="P1"><text:span text:style-name="T7">Machine pistols are automatic weapons small enough to be fired with one hand. Some are autoloader pistols modified to fire a burst of bullets in a single pull of the trigger, while others are modified submachine guns, cut down in size and weight to allow one-handed use.</text:span></text:p>
      <text:p text:style-name="P1"><text:span text:style-name="T7">Ranged weapons that use box magazines come with one full magazine.</text:span></text:p>
      <text:h text:style-name="P16" text:outline-level="3"/>
      <text:h text:style-name="P17" text:outline-level="3"><text:span text:style-name="T8">Beretta 92F</text:span></text:h>
      <text:p text:style-name="P1"><text:span text:style-name="T7">The standard service pistol of the United States military and many American law enforcement agencies.</text:span></text:p>
      <text:h text:style-name="P17" text:outline-level="3"><text:span text:style-name="T8">Beretta 93R</text:span></text:h>
      <text:p text:style-name="P1"><text:span text:style-name="T7">This close relative of the Beretta 92F looks like a large autoloader but can fire on automatic. It sports a fold-down grip in front of the trigger guard, an extendable steel shoulder stock that is attached to the butt of the pistol, and an extended magazine.</text:span></text:p>
      <text:p text:style-name="P1"><text:span text:style-name="T7">This weapon features a three-round burst setting. When used with the Burst Fire feat, it fires only three bullets instead of five and can be used with only three bullets in the weapon. This setting does not grant the ability to make burst fire attacks without the Burst Fire feat; if a character uses the setting without the feat, he or she makes a normal attack, and the extra two bullets are wasted.</text:span></text:p>
      <text:h text:style-name="P17" text:outline-level="3"><text:span text:style-name="T8">Colt Double Eagle</text:span></text:h>
      <text:p text:style-name="P1"><text:span text:style-name="T7">Based on the M1911 mechanism, this pistol is an updated civilian version that fires a 10mm round.</text:span></text:p>
      <text:h text:style-name="P17" text:outline-level="3"><text:span text:style-name="T8">Colt M1911</text:span></text:h>
      <text:p text:style-name="P1"><text:span text:style-name="T7">This .45 semiautomatic pistol was used by the United States military for decades until it was recently replaced by the Beretta 92F. Manufactured at three locations in the United States alone, the M1911 can be found all over the world, and is still in use in several other military forces.</text:span></text:p>
      <text:h text:style-name="P17" text:outline-level="3"><text:span text:style-name="T8">Colt Python</text:span></text:h>
      <text:p text:style-name="P1"><text:span text:style-name="T7">The Python has a well-deserved reputation for accuracy. <text:s/>Due to its high quality of manufacture, the Colt Python is always considered a mastercraft weapon. As such, it grants a +1 bonus on attack rolls.</text:span></text:p>
      <text:h text:style-name="P17" text:outline-level="3"><text:span text:style-name="T8">Derringer</text:span></text:h>
      <text:p text:style-name="P1"><text:span text:style-name="T7">This pistol breaks open at the breech like a double-barreled shotgun. The two-shot weapon has one barrel atop the other and is barely 5 inches long, making it easy to conceal.</text:span></text:p>
      <text:h text:style-name="P17" text:outline-level="3"><text:span text:style-name="T8">Desert Eagle</text:span></text:h>
      <text:p text:style-name="P1"><text:span text:style-name="T7">Manufactured by Israeli Military Industries, the Desert Eagle is the king of large-frame, heavy-caliber autoloaders. The version on Table: Ranged Weapons fires the massive .50 Action Express round. The Desert Eagle also comes in .357 Magnum and .44 Magnum models.</text:span></text:p>
      <text:h text:style-name="P17" text:outline-level="3"><text:span text:style-name="T8">Glock 17</text:span></text:h>
      <text:p text:style-name="P1"><text:span text:style-name="T7">The Glock is typical of 9mm self-loading pistols carried by many police officers and military personnel.</text:span></text:p>
      <text:p text:style-name="P1"><text:span text:style-name="T7">Due to its high quality of manufacture, the Glock 17 is always considered a mastercraft weapon. As such, it grants a +1 bonus on attack rolls.</text:span></text:p>
      <text:h text:style-name="P17" text:outline-level="3"><text:span text:style-name="T8">Glock 20</text:span></text:h>
      <text:p text:style-name="P1"><text:span text:style-name="T7">This slightly larger version of the Glock 17 is chambered for the slightly more powerful 10mm round.</text:span></text:p>
      <text:p text:style-name="P1"><text:span text:style-name="T7">Due to its high quality of manufacture, the Glock 20 is always considered a mastercraft weapon. As such, it grants a +1 bonus on attack rolls.</text:span></text:p>
      <text:h text:style-name="P17" text:outline-level="3"><text:span text:style-name="T8">MAC Ingram M10</text:span></text:h>
      <text:p text:style-name="P1"><text:span text:style-name="T7">No longer in production, about 10,000 of these small submachine guns were made and supplied to United States police forces, the U.S. Army, Cuba, and Peru. Light pressure on the trigger produces single shots, while increased pressure brings automatic fire.</text:span></text:p>
      <text:p text:style-name="P1"><text:soft-page-break/><text:span text:style-name="T7">The M10 accepts a suppressor without modification.</text:span></text:p>
      <text:h text:style-name="P17" text:outline-level="3"><text:span text:style-name="T8">Pathfinder</text:span></text:h>
      <text:p text:style-name="P1"><text:span text:style-name="T7">The Pathfinder is a high-quality weapon used as a concealed backup weapon by police officers or for personal defense. The Pathfinder is typical of a number of short-barreled (3 inches) small-caliber revolvers.</text:span></text:p>
      <text:h text:style-name="P17" text:outline-level="3"><text:span text:style-name="T8">Ruger Service-Six</text:span></text:h>
      <text:p text:style-name="P1"><text:span text:style-name="T7">This revolver, designed specifically for police use, fires the .38 Special round. It was very popular with United States police forces prior to the increasing use of autoloaders in recent decades, and is still in service with many police forces today.</text:span></text:p>
      <text:h text:style-name="P17" text:outline-level="3"><text:span text:style-name="T8">S&amp;W M29</text:span></text:h>
      <text:p text:style-name="P1"><text:span text:style-name="T7">The Smith &amp; Wesson Model 29 .44 Magnum revolver fires one of the most powerful pistol cartridges in the world. The M29 is known for its deafening sound, bright muzzle flash, and powerful recoil.</text:span></text:p>
      <text:h text:style-name="P17" text:outline-level="3"><text:span text:style-name="T8">SITES M9 Resolver</text:span></text:h>
      <text:p text:style-name="P1"><text:span text:style-name="T7">The compact SITES weapon is very narrow, making it easy to conceal.</text:span></text:p>
      <text:h text:style-name="P17" text:outline-level="3"><text:span text:style-name="T8">Skorpion</text:span></text:h>
      <text:p text:style-name="P1"><text:span text:style-name="T7">The CZ61 Skorpion is a Czech machine pistol seen increasingly in the West since the collapse of the Soviet Union. Originally intended for military vehicle crews who don’t have space for an unwieldy longarm, it was widely distributed to Communist countries and in central Africa, and can now be found anywhere in the world.</text:span></text:p>
      <text:h text:style-name="P17" text:outline-level="3"><text:span text:style-name="T8">TEC-9</text:span></text:h>
      <text:p text:style-name="P1"><text:span text:style-name="T7">The Intratec TEC-9 is an inexpensive machine pistol popular with criminals because it can be modified (Repair check DC 15) to fire on automatic. The pistol only works on semiautomatic fire or, if modified, only on automatic. Once modified to fire on automatic, the TEC-9 cannot be changed back to semiautomatic.</text:span></text:p>
      <text:h text:style-name="P17" text:outline-level="3"><text:span text:style-name="T8">Walther PPK</text:span></text:h>
      <text:p text:style-name="P1"><text:span text:style-name="T7">The PPK is a small, simple, and reliable autoloader with a design that dates back to the 1930s. It remains in widespread service among European police, military, and government agencies.</text:span></text:p>
      <text:h text:style-name="P22" text:outline-level="2"/>
      <text:h text:style-name="P21" text:outline-level="2"><text:span text:style-name="T4">Longarms</text:span></text:h>
      <text:p text:style-name="P1"><text:span text:style-name="T7">Longarms are personal firearms that require two hands to be fired without penalty. This group includes hunting and sniping rifles, assault rifles, shotguns, and most submachine guns.</text:span></text:p>
      <text:p text:style-name="P1"><text:span text:style-name="T7">The basic longarm is the rifle, a group that includes both hunting rifles and sniper rifles. Most rifles are autoloaders, and they function internally in a manner very similar to autoloader pistols. Some models are operated manually, however, with the user having to work a bolt or lever between each shot. Assault rifles are rifles designed for military use and feature automatic as well as semiautomatic fire.</text:span></text:p>
      <text:p text:style-name="P1"><text:span text:style-name="T7">Shotguns are large-bore weapons that primarily fire shells full of small projectiles. They tend to be powerful, but only at short range. Reduce shotgun damage by 1 point for every range increment of the attack.</text:span></text:p>
      <text:p text:style-name="P1"><text:span text:style-name="T7">Submachine guns are relatively compact longarms that generally fire pistol ammunition. They can fire on automatic.</text:span></text:p>
      <text:p text:style-name="P1"><text:span text:style-name="T7">All longarms are covered by the Personal Firearms Proficiency feat.</text:span></text:p>
      <text:p text:style-name="P1"><text:span text:style-name="T7">Longarms are not well suited to close combat. A character takes a –4 penalty on the attack roll when firing at an adjacent target.</text:span></text:p>
      <text:p text:style-name="P2"/>
      <text:h text:style-name="P17" text:outline-level="3"><text:span text:style-name="T8">AKM/AK-47</text:span></text:h>
      <text:p text:style-name="P1"><text:span text:style-name="T7">This assault rifle of the old Soviet Union is one of the most popular firearms in the world, having found common use in scores of bush wars and insurrections—on all sides of such conflicts. The AKM is a slightly more modern version of the AK-47, but functions essentially the same.</text:span></text:p>
      <text:h text:style-name="P17" text:outline-level="3"><text:span text:style-name="T8">Barrett Light Fifty</text:span></text:h>
      <text:p text:style-name="P1"><text:span text:style-name="T7">The heavy but rugged Light Fifty is an incredibly powerful weapon for its size. Although it’s a sniper rifle, it fires a .50-caliber machine gun bullet, a round much more powerful than any other rifle ammunition.</text:span></text:p>
      <text:h text:style-name="P17" text:outline-level="3"><text:span text:style-name="T8">Benelli 121 M1</text:span></text:h>
      <text:p text:style-name="P1"><text:span text:style-name="T7">The Benelli 121 M1 semiautomatic shotgun is reliable, simple, and sturdy, with one of the fastest shotgun actions in the world. Many military and law enforcement agencies use this or similar weapons.</text:span></text:p>
      <text:h text:style-name="P17" text:outline-level="3"><text:span text:style-name="T8">Beretta M3P</text:span></text:h>
      <text:p text:style-name="P1"><text:span text:style-name="T7">Designed for police and security work, the M3P can fire either single shots or on semiautomatic. The M3P comes equipped with a tubular steel stock that folds over the top of the weapon to form a carrying handle, and its ammunition feeds from a box magazine—an uncommon feature in a shotgun.</text:span></text:p>
      <text:h text:style-name="P17" text:outline-level="3"><text:span text:style-name="T8">Browning BPS</text:span></text:h>
      <text:p text:style-name="P1"><text:soft-page-break/><text:span text:style-name="T7">This heavy longarm fires the largest shotgun round available, the 10-gauge shell.</text:span></text:p>
      <text:h text:style-name="P17" text:outline-level="3"><text:span text:style-name="T8">HK G3</text:span></text:h>
      <text:p text:style-name="P1"><text:span text:style-name="T7">The G3 fires the powerful 7.62mm cartridge, a round used in many light machine guns but increasingly uncommon in assault rifles. At one time, over sixty of the world’s armies used this rifle.</text:span></text:p>
      <text:h text:style-name="P17" text:outline-level="3"><text:span text:style-name="T8">HK MP5</text:span></text:h>
      <text:p text:style-name="P1"><text:span text:style-name="T7">The Heckler &amp; Koch MP5 family of weapons is among the most recognizable in the world. Many different designs exist; dexscribed here is the most basic model. </text:span></text:p>
      <text:p text:style-name="P1"><text:span text:style-name="T7">Due to its high quality of manufacture, the MP5 is always considered a mastercraft weapon. As such, it grants a +1 bonus on attack rolls.</text:span></text:p>
      <text:p text:style-name="P1"><text:span text:style-name="T7">This weapon features a three-round burst setting. When used with the Burst Fire feat, it fires only three bullets instead of five and can be used with only three bullets in the weapon. This setting does not grant the ability to make burst fire attacks without the Burst Fire feat; if a character uses the setting without the feat, he or she makes a normal attack, and the extra two bullets are wasted.</text:span></text:p>
      <text:h text:style-name="P17" text:outline-level="3"><text:span text:style-name="T8">HK MP5K</text:span></text:h>
      <text:p text:style-name="P1"><text:span text:style-name="T7">A radically shortened version of the MP5, this weapon is optimized to be concealable. The steps taken to reduce the weapon’s size and weight negate the benefits of the parent weapon’s extraordinary quality, and as a result the MP5K is not a mastercraft weapon. </text:span></text:p>
      <text:p text:style-name="P1"><text:span text:style-name="T7">Although it comes with a 15-round magazine, the MP5K can also accept the same 30-round magazine as the MP5 (use of the larger magazine increases the weapon’s size to Large, though).</text:span></text:p>
      <text:p text:style-name="P1"><text:span text:style-name="T7">This weapon features a three-round burst setting. When used with the Burst Fire feat, it fires only three bullets instead of five and can be used with only three bullets in the weapon. This setting does not grant the ability to make burst fire attacks without the Burst Fire feat; if a character uses the setting without the feat, he or she makes a normal attack, and the extra two bullets are wasted.</text:span></text:p>
      <text:h text:style-name="P17" text:outline-level="3"><text:span text:style-name="T8">HK PSG1</text:span></text:h>
      <text:p text:style-name="P1"><text:span text:style-name="T7">This high-precision sniper rifle, based on the design of the HK G3, has a fully adjustable trigger and stock for individual users. The PSG1 comes with a standard scope.</text:span></text:p>
      <text:p text:style-name="P1"><text:span text:style-name="T7">Due to its high quality of manufacture, the PSG1 is always considered a mastercraft weapon. As such, it grants a +1 bonus on attack rolls.</text:span></text:p>
      <text:h text:style-name="P17" text:outline-level="3"><text:span text:style-name="T8">M16A2</text:span></text:h>
      <text:p text:style-name="P1"><text:span text:style-name="T7">Typical of the assault rifles used by militaries around the world, the Colt M16A2 is the current service rifle of the United States military, and is common with other armies and in the civilian world.</text:span></text:p>
      <text:p text:style-name="P1"><text:span text:style-name="T7">This weapon features a three-round burst setting. When used with the Burst Fire feat, it fires only three bullets instead of five and can be used with only three bullets in the weapon. This setting does not grant the ability to make burst fire attacks without the Burst Fire feat; if a character uses the setting without the feat, he or she makes a normal attack, and the extra two bullets are wasted.</text:span></text:p>
      <text:h text:style-name="P17" text:outline-level="3"><text:span text:style-name="T8">M4 Carbine</text:span></text:h>
      <text:p text:style-name="P1"><text:span text:style-name="T7">This is a cut-down version of the Colt M16A2, shortened by about a third by means of a telescoping stock and a shorter barrel.</text:span></text:p>
      <text:h text:style-name="P17" text:outline-level="3"><text:span text:style-name="T8">M-60</text:span></text:h>
      <text:p text:style-name="P1"><text:span text:style-name="T7">Introduced in the Vietnam War era, this medium machine gun is still in widespread use with the U.S. military and that of several other armies.</text:span></text:p>
      <text:h text:style-name="P17" text:outline-level="3"><text:span text:style-name="T8">Mossberg</text:span></text:h>
      <text:p text:style-name="P1"><text:span text:style-name="T7">The Mossberg Model 500 ATP6C is a pump-action shotgun designed for military and police work.</text:span></text:p>
      <text:h text:style-name="P17" text:outline-level="3"><text:span text:style-name="T8">Remington 700</text:span></text:h>
      <text:p text:style-name="P1"><text:span text:style-name="T7">A bolt-action rifle with a reputation for accuracy, the Remington 700 has been popular with hunters and target shooters since its introduction in the 1940s.</text:span></text:p>
      <text:h text:style-name="P17" text:outline-level="3"><text:span text:style-name="T8">Sawed-Off Shotgun</text:span></text:h>
      <text:p text:style-name="P1"><text:span text:style-name="T7">This is a 12-gauge, double-barreled shotgun with the stock and barrels sawed short. All that’s left of the stock is a pistol grip, and the barrels are roughly 12 inches long. Sawed-off shotguns are generally illegal; most are homemade by cutting down a standard shotgun.</text:span></text:p>
      <text:p text:style-name="P1"><text:span text:style-name="T7">If this weapon if fully-loaded, a character can fire both barrels at once. <text:s/>The character receives a –2 penalty on the attack but deals +1 die of damage with a successful hit. <text:s/>Attacking this way uses both shotgun shells.</text:span></text:p>
      <text:h text:style-name="P17" text:outline-level="3"><text:span text:style-name="T8">Steyr AUG</text:span></text:h>
      <text:p text:style-name="P1"><text:span text:style-name="T7">An unusual and exotic-looking weapon, the bullpup AUG is the standard rifle of the Austrian and Australian armies. Its completely ambidextrous components make it equally convenient for left- and right-handed users, and it features a built-in optical sight.</text:span></text:p>
      <text:p text:style-name="P1"><text:span text:style-name="T7">This weapon features a three-round burst setting. When used with the Burst Fire feat, it fires only three bullets instead of five and can be used with only three bullets in the weapon. This setting does not grant the ability to make burst fire attacks without the Burst Fire feat; if a character uses the setting without the feat, he or she makes a normal attack, and the extra two bullets are wasted.</text:span></text:p>
      <text:h text:style-name="P17" text:outline-level="3"><text:span text:style-name="T8">Uzi</text:span></text:h>
      <text:p text:style-name="P1"><text:span text:style-name="T7">Designed in the 1950s for the Israeli army, the Uzi has become the most popular submachine gun in the world. It features a collapsible stock, making it extremely compact.</text:span></text:p>
      <text:h text:style-name="P17" text:outline-level="3"><text:soft-page-break/><text:span text:style-name="T8">Winchester 94</text:span></text:h>
      <text:p text:style-name="P1"><text:span text:style-name="T7">The Winchester Model 94 Big Bore is a lever-action rifle typical of big-bore hunting rifles found around the world.</text:span></text:p>
      <text:p text:style-name="P2"/>
      <text:h text:style-name="P21" text:outline-level="2"><text:span text:style-name="T4">Heavy Weapons</text:span></text:h>
      <text:p text:style-name="P1"><text:span text:style-name="T7">The weapons covered in this section fall under the Exotic Firearms Proficiency feat. Someone who wields a heavy weapon without the appropriate proficiency takes a –4 penalty on all attack rolls with the weapon.</text:span></text:p>
      <text:p text:style-name="P2"/>
      <text:h text:style-name="P17" text:outline-level="3"><text:span text:style-name="T8">M2HB</text:span></text:h>
      <text:p text:style-name="P1"><text:span text:style-name="T7">This heavy-duty .50-caliber machine gun has been in service since World War II, and remains a very common vehicle-mounted military weapon around the world. The Exotic Firearms Proficiency (heavy machine guns) feat applies to this weapon.</text:span></text:p>
      <text:h text:style-name="P17" text:outline-level="3"><text:span text:style-name="T8">M72A3 LAW</text:span></text:h>
      <text:p text:style-name="P1"><text:span text:style-name="T7">The LAW (light antitank weapon) is a disposable, one-shot rocket launcher. It comes as a short, telescoped fiberglass and aluminum tube. Before using the weapon, the firer must first arm and extend the tube, which is a move action.</text:span></text:p>
      <text:p text:style-name="P1"><text:span text:style-name="T7">When the LAW hits its target, it explodes like a grenade or other explosive, dealing its 10d6 points of damage to all creatures within a 10-foot radius (Reflex save DC 18 for half damage). Because its explosive features a shaped charge designed to penetrate the armor of military vehicles, the LAW ignores up to 10 points of hardness if it strikes a vehicle, building, or object. However, this only applies to the target struck, not to other objects within the burst radius.</text:span></text:p>
      <text:p text:style-name="P1"><text:span text:style-name="T7">The M72 has a minimum range of 30 feet. If fired against a target closer than 30 feet away, it does not arm and will not explode.</text:span></text:p>
      <text:p text:style-name="P1"><text:span text:style-name="T7">The Exotic Firearms Proficiency (rocket launchers) feat applies to this weapon.</text:span></text:p>
      <text:h text:style-name="P17" text:outline-level="3"><text:span text:style-name="T8">M79</text:span></text:h>
      <text:p text:style-name="P1"><text:span text:style-name="T7">This simple weapon is a single-shot grenade launcher. It fires 40mm grenades (see under Grenades and Explosives, below). These grenades look like huge bullets an inch and a half across; they can’t be used as hand grenades, and the M79 can’t shoot hand grenades.</text:span></text:p>
      <text:p text:style-name="P1"><text:span text:style-name="T7">Attacking with an M79 is identical to throwing an explosive: you make a ranged attack against a specific 5-foot square (instead of targeting a person or creature). The differences between using the M79 and throwing an explosive lie in the range of the weapon (which far exceeds the distance a hand grenade can be thrown) and the fact that the M79 requires a weapon proficiency to operate without penalty.</text:span></text:p>
      <text:p text:style-name="P1"><text:span text:style-name="T7">The Exotic Firearms Proficiency (grenade launchers) feat applies to this weapon.</text:span></text:p>
      <text:p text:style-name="P2"/>
      <text:h text:style-name="P21" text:outline-level="2"><text:span text:style-name="T4">Other Ranged Weapons</text:span></text:h>
      <text:p text:style-name="P1"><text:span text:style-name="T7">Ranged weapons that are not firearms include such diverse objects as crossbows, tasers, and pepper spray. The feat that provides proficiency with these weapons varies from weapon to weapon, as indicated on Table: Ranged Weapons.</text:span></text:p>
      <text:p text:style-name="P2"/>
      <text:h text:style-name="P17" text:outline-level="3"><text:span text:style-name="T8">Compound Bow</text:span></text:h>
      <text:p text:style-name="P1"><text:span text:style-name="T7">Bow hunting remains a popular sport in North America. A character’s Strength modifier applies to damage rolls made when using this weapon.</text:span></text:p>
      <text:h text:style-name="P17" text:outline-level="3"><text:span text:style-name="T8">Crossbow</text:span></text:h>
      <text:p text:style-name="P1"><text:span text:style-name="T7">A crossbow requires two hands to use. Pulling a lever draws the bow. Loading a crossbow is a move action that provokes attacks of opportunity.</text:span></text:p>
      <text:h text:style-name="P17" text:outline-level="3"><text:span text:style-name="T8">Flamethrower</text:span></text:h>
      <text:p text:style-name="P1"><text:span text:style-name="T7">A flamethrower consists of a pressurized backpack containing fuel, connected to a tube with a nozzle. It shoots a 5-foot-wide, 30-foot-long line of flame that deals 3d6 points of fire damage to all creatures and objects in its path. No attack roll is necessary, and thus no feat is needed to operate the weapon effectively. Any creature caught in the line of flame can make a Reflex save (DC 15) to take half damage. Creatures with cover get a bonus on their Reflex save.</text:span></text:p>
      <text:p text:style-name="P1"><text:span text:style-name="T7">A flamethrower’s backpack has hardness 5 and 5 hit points. When worn, the backpack has a Defense equal to 9 + the wearer’s Dexterity modifier + the wearer’s class bonus. A backpack reduced to 0 hit points ruptures and explodes, dealing 6d6 points of fire damage to the wearer (no save allowed) and 3d6 points of splash damage to creatures and objects in adjacent 5-foot squares (Reflex save, DC 15, for half damage).</text:span></text:p>
      <text:p text:style-name="P1"><text:span text:style-name="T7">Any creature or flammable object that takes damage from a flamethrower catches on fire, taking 1d6 points of fire damage each subsequent round until the flames are extinguished. A fire engulfing a single creature or object can be doused or smothered as a full-round action. Discharging a fire extinguisher is a move action and instantly smothers flames in a 10-foot-by-10-foot area.</text:span></text:p>
      <text:p text:style-name="P1"><text:span text:style-name="T7">A flamethrower can shoot 10 times before the fuel supply is depleted. Refilling or replacing a fuel pack has a purchase DC of 13.</text:span></text:p>
      <text:h text:style-name="P17" text:outline-level="3"><text:span text:style-name="T8">Javelin</text:span></text:h>
      <text:p text:style-name="P1"><text:span text:style-name="T7">This light, flexible spear built for throwing can be used in melee, but since it’s not designed for it, characters using it in this manner are always considered nonproficient and take a –4 penalty on their melee attack rolls.</text:span></text:p>
      <text:h text:style-name="P17" text:outline-level="3"><text:span text:style-name="T8">Pepper Spray</text:span></text:h>
      <text:p text:style-name="P1"><text:soft-page-break/><text:span text:style-name="T7">A chemical irritant that can temporarily blind a target, pepper spray comes in a single-shot container. To use it, make a ranged touch attack against the target. The target must make a Fortitude saving throw (DC 15) or be blinded for 1d4 rounds. <text:s/>Pepper spray is limited to 5 range increments.</text:span></text:p>
      <text:h text:style-name="P17" text:outline-level="3"><text:span text:style-name="T8">Shuriken</text:span></text:h>
      <text:p text:style-name="P1"><text:span text:style-name="T7">A shuriken is a thrown, star-shaped projectile with four to eight razor-sharp points. A character may draw a shuriken as a free action.</text:span></text:p>
      <text:h text:style-name="P17" text:outline-level="3"><text:span text:style-name="T8">Taser</text:span></text:h>
      <text:p text:style-name="P1"><text:span text:style-name="T7">A taser uses springs or compressed air to fire a pair of darts at a target. On impact, the darts release a powerful electrical current. On a successful hit, the darts deal 1d4 points of electricity damage and the target must make a Fortitude saving throw (DC 15) or be paralyzed for 1d6 rounds. Reloading a taser is a full-round action that provokes attacks of opportunity.</text:span></text:p>
      <text:h text:style-name="P17" text:outline-level="3"><text:span text:style-name="T8">Whip</text:span></text:h>
      <text:p text:style-name="P1"><text:span text:style-name="T7">Whips deal a small amount of lethal damage. Although a character doesn’t “fire” the weapon, treat a whip as a ranged weapon with a maximum range of 15 feet and no range penalties.</text:span></text:p>
      <text:p text:style-name="P1"><text:span text:style-name="T7">Because a whip can wrap around an enemy’s leg or other limb, a character can make a trip attack with it by succeeding at a ranged touch attack. The character does not provoke an attack of opportunity when using a whip in this way. If the character is tripped during his or her own trip attempt, the character can drop the whip to avoid being tripped.</text:span></text:p>
      <text:p text:style-name="P1"><text:span text:style-name="T7">When using a whip, a character gets a +2 bonus on your opposed attack roll when attempting to disarm an opponent (including the roll to keep from being disarmed if the character fails to disarm the opponent).</text:span></text:p>
      <text:p text:style-name="P2"/>
      <text:h text:style-name="P21" text:outline-level="2"><text:span text:style-name="T4">Ammunition</text:span></text:h>
      <text:p text:style-name="P1"><text:span text:style-name="T7">Ammunition for firearms and other ranged weapons is covered on Table: Ammunition. </text:span></text:p>
      <text:p text:style-name="P2"/>
      <table:table table:name="Table2" table:style-name="Table2">
        <table:table-column table:style-name="Table2.A"/>
        <table:table-column table:style-name="Table2.B"/>
        <table:table-row table:style-name="Table2.1">
          <table:table-cell table:style-name="Table2.A1" table:number-columns-spanned="2" office:value-type="string">
            <text:p text:style-name="P6"><text:span text:style-name="T10">Table: Ammunition</text:span></text:p>
          </table:table-cell>
          <table:covered-table-cell/>
        </table:table-row>
        <table:table-row table:style-name="Table2.2">
          <table:table-cell table:style-name="Table2.A2" office:value-type="string">
            <text:p text:style-name="P6"><text:span text:style-name="T10">Ammunition Type (Quantity)</text:span></text:p>
          </table:table-cell>
          <table:table-cell table:style-name="Table2.A2" office:value-type="string">
            <text:p text:style-name="P9"><text:span text:style-name="T10">Purchase DC</text:span></text:p>
          </table:table-cell>
        </table:table-row>
        <table:table-row table:style-name="Table2.2">
          <table:table-cell table:style-name="Table2.A2" office:value-type="string">
            <text:p text:style-name="P1"><text:span text:style-name="T11">5.56mm (20)</text:span></text:p>
          </table:table-cell>
          <table:table-cell table:style-name="Table2.A2" office:value-type="string">
            <text:p text:style-name="P8"><text:span text:style-name="T11">4</text:span></text:p>
          </table:table-cell>
        </table:table-row>
        <table:table-row table:style-name="Table2.2">
          <table:table-cell table:style-name="Table2.A2" office:value-type="string">
            <text:p text:style-name="P1"><text:span text:style-name="T11">7.62mm (20)</text:span></text:p>
          </table:table-cell>
          <table:table-cell table:style-name="Table2.A2" office:value-type="string">
            <text:p text:style-name="P8"><text:span text:style-name="T11">4</text:span></text:p>
          </table:table-cell>
        </table:table-row>
        <table:table-row table:style-name="Table2.2">
          <table:table-cell table:style-name="Table2.A2" office:value-type="string">
            <text:p text:style-name="P1"><text:span text:style-name="T11">7.62mmR (20)</text:span></text:p>
          </table:table-cell>
          <table:table-cell table:style-name="Table2.A2" office:value-type="string">
            <text:p text:style-name="P8"><text:span text:style-name="T11">4</text:span></text:p>
          </table:table-cell>
        </table:table-row>
        <table:table-row table:style-name="Table2.2">
          <table:table-cell table:style-name="Table2.A2" office:value-type="string">
            <text:p text:style-name="P1"><text:span text:style-name="T11">.444 caliber (20)</text:span></text:p>
          </table:table-cell>
          <table:table-cell table:style-name="Table2.A2" office:value-type="string">
            <text:p text:style-name="P8"><text:span text:style-name="T11">6</text:span></text:p>
          </table:table-cell>
        </table:table-row>
        <table:table-row table:style-name="Table2.2">
          <table:table-cell table:style-name="Table2.A2" office:value-type="string">
            <text:p text:style-name="P1"><text:span text:style-name="T11">.50 caliber (20)</text:span></text:p>
          </table:table-cell>
          <table:table-cell table:style-name="Table2.A2" office:value-type="string">
            <text:p text:style-name="P8"><text:span text:style-name="T11">6</text:span></text:p>
          </table:table-cell>
        </table:table-row>
        <table:table-row table:style-name="Table2.2">
          <table:table-cell table:style-name="Table2.A2" office:value-type="string">
            <text:p text:style-name="P1"><text:span text:style-name="T11">9mm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10mm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22 caliber (50)</text:span></text:p>
          </table:table-cell>
          <table:table-cell table:style-name="Table2.A2" office:value-type="string">
            <text:p text:style-name="P8"><text:span text:style-name="T11">4</text:span></text:p>
          </table:table-cell>
        </table:table-row>
        <table:table-row table:style-name="Table2.2">
          <table:table-cell table:style-name="Table2.A2" office:value-type="string">
            <text:p text:style-name="P1"><text:span text:style-name="T11">.32 caliber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38 special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357 caliber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44 caliber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45 caliber (5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50AE caliber (50)</text:span></text:p>
          </table:table-cell>
          <table:table-cell table:style-name="Table2.A2" office:value-type="string">
            <text:p text:style-name="P8"><text:span text:style-name="T11">6</text:span></text:p>
          </table:table-cell>
        </table:table-row>
        <table:table-row table:style-name="Table2.2">
          <table:table-cell table:style-name="Table2.A2" office:value-type="string">
            <text:p text:style-name="P1"><text:span text:style-name="T11">10-gauge buckshot (10)</text:span></text:p>
          </table:table-cell>
          <table:table-cell table:style-name="Table2.A2" office:value-type="string">
            <text:p text:style-name="P8"><text:span text:style-name="T11">5</text:span></text:p>
          </table:table-cell>
        </table:table-row>
        <table:table-row table:style-name="Table2.2">
          <table:table-cell table:style-name="Table2.A2" office:value-type="string">
            <text:p text:style-name="P1"><text:span text:style-name="T11">12-gauge buckshot (10)</text:span></text:p>
          </table:table-cell>
          <table:table-cell table:style-name="Table2.A2" office:value-type="string">
            <text:p text:style-name="P8"><text:span text:style-name="T11">4</text:span></text:p>
          </table:table-cell>
        </table:table-row>
        <table:table-row table:style-name="Table2.2">
          <table:table-cell table:style-name="Table2.A2" office:value-type="string">
            <text:p text:style-name="P1"><text:span text:style-name="T11">Arrow (12)</text:span></text:p>
          </table:table-cell>
          <table:table-cell table:style-name="Table2.A2" office:value-type="string">
            <text:p text:style-name="P8"><text:span text:style-name="T11">8</text:span></text:p>
          </table:table-cell>
        </table:table-row>
        <table:table-row table:style-name="Table2.2">
          <table:table-cell table:style-name="Table2.A20" office:value-type="string">
            <text:p text:style-name="P6"><text:span text:style-name="T11">Crossbow bolt (12)</text:span></text:p>
          </table:table-cell>
          <table:table-cell table:style-name="Table2.A20" office:value-type="string">
            <text:p text:style-name="P9"><text:span text:style-name="T11">7</text:span></text:p>
          </table:table-cell>
        </table:table-row>
      </table:table>
      <text:p text:style-name="P2"><text:soft-page-break/></text:p>
      <text:p text:style-name="P1"><text:span text:style-name="T8">5.56mm, 7.62mm, 7.62mmR, .444, .50</text:span></text:p>
      <text:p text:style-name="P1"><text:span text:style-name="T7">These calibers of ammunition are generally used in rifles, assault rifles, or machine guns, and are sold in boxes of 20 bullets each. The 7.62mmR is used in the AKM and other ex-Soviet weapon types, and is not compatible with the larger 7.62mm cartridge. The .50 caliber is a huge cartridge generally fired from heavy machine guns, but also adapted to a few models of powerful sniper rifles.</text:span></text:p>
      <text:p text:style-name="P1"><text:span text:style-name="T8">9mm, 10mm, .22, .32, .38 S, .357, .44, .45, .50AE</text:span></text:p>
      <text:p text:style-name="P1"><text:span text:style-name="T7">These calibers are generally used in pistols or submachine guns, and are sold in boxes of 50 bullets each. The .50AE pistol round is not compatible with the much larger .50 rifle-caliber cartridge (see above).</text:span></text:p>
      <text:p text:style-name="P1"><text:span text:style-name="T8">10-gauge Buckshot, 12-gauge Buckshot</text:span></text:p>
      <text:p text:style-name="P1"><text:span text:style-name="T7">Shotgun cartridges, also known as buckshot, are sold in boxes of ten.</text:span></text:p>
      <text:h text:style-name="P17" text:outline-level="3"><text:span text:style-name="T8">Arrow</text:span></text:h>
      <text:p text:style-name="P1"><text:span text:style-name="T7">Arrows come in quivers of 12 and are used with the compound bow and other types of archery weapons. These missile weapons consist of a slender shaft and a pointed head.</text:span></text:p>
      <text:h text:style-name="P17" text:outline-level="3"><text:span text:style-name="T8">Crossbow Bolt</text:span></text:h>
      <text:p text:style-name="P1"><text:span text:style-name="T7">A shaft or missile designed to be shot from a crossbow, bolts come in quivers of 12.</text:span></text:p>
      <text:p text:style-name="P2"/>
      <text:h text:style-name="P17" text:outline-level="3"><text:span text:style-name="T8">Ammunition weight</text:span></text:h>
      <text:p text:style-name="P1"><text:span text:style-name="T7">To determine how much a loaded magazine weighs, look it up on the table, rounding the number of rounds in the magazine up.</text:span></text:p>
      <text:p text:style-name="P1"><text:span text:style-name="T7">Shotgun shells are a little heavier; use the weight value for one damage step higher.</text:span></text:p>
      <table:table table:name="Table3" table:style-name="Table3">
        <table:table-column table:style-name="Table3.A"/>
        <table:table-column table:style-name="Table3.B" table:number-columns-repeated="5"/>
        <table:table-column table:style-name="Table3.G"/>
        <table:table-row table:style-name="Table3.1">
          <table:table-cell table:style-name="Table3.A1" office:value-type="string">
            <text:p text:style-name="P6"><text:span text:style-name="T10"><text:s/></text:span></text:p>
          </table:table-cell>
          <table:table-cell table:style-name="Table3.A1" table:number-columns-spanned="6" office:value-type="string">
            <text:p text:style-name="P9"><text:span text:style-name="T10">Weight per Number of Rounds</text:span></text:p>
          </table:table-cell>
          <table:covered-table-cell/>
          <table:covered-table-cell/>
          <table:covered-table-cell/>
          <table:covered-table-cell/>
          <table:covered-table-cell/>
        </table:table-row>
        <table:table-row table:style-name="Table3.2">
          <table:table-cell table:style-name="Table3.A2" office:value-type="string">
            <text:p text:style-name="P6"><text:span text:style-name="T10">Damage</text:span></text:p>
          </table:table-cell>
          <table:table-cell table:style-name="Table3.A2" office:value-type="string">
            <text:p text:style-name="P9"><text:span text:style-name="T10">10</text:span></text:p>
          </table:table-cell>
          <table:table-cell table:style-name="Table3.A2" office:value-type="string">
            <text:p text:style-name="P9"><text:span text:style-name="T10">20</text:span></text:p>
          </table:table-cell>
          <table:table-cell table:style-name="Table3.A2" office:value-type="string">
            <text:p text:style-name="P9"><text:span text:style-name="T10">30</text:span></text:p>
          </table:table-cell>
          <table:table-cell table:style-name="Table3.A2" office:value-type="string">
            <text:p text:style-name="P9"><text:span text:style-name="T10">40</text:span></text:p>
          </table:table-cell>
          <table:table-cell table:style-name="Table3.A2" office:value-type="string">
            <text:p text:style-name="P9"><text:span text:style-name="T10">50</text:span></text:p>
          </table:table-cell>
          <table:table-cell table:style-name="Table3.A2" office:value-type="string">
            <text:p text:style-name="P9"><text:span text:style-name="T10">100</text:span></text:p>
          </table:table-cell>
        </table:table-row>
        <table:table-row table:style-name="Table3.2">
          <table:table-cell table:style-name="Table3.A2" office:value-type="string">
            <text:p text:style-name="P1"><text:span text:style-name="T11">2d4</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1.0lb</text:span></text:p>
          </table:table-cell>
          <table:table-cell table:style-name="Table3.A2" office:value-type="string">
            <text:p text:style-name="P8"><text:span text:style-name="T11">1.5lb</text:span></text:p>
          </table:table-cell>
        </table:table-row>
        <table:table-row table:style-name="Table3.2">
          <table:table-cell table:style-name="Table3.A2" office:value-type="string">
            <text:p text:style-name="P1"><text:span text:style-name="T11">2d6</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1.0lb</text:span></text:p>
          </table:table-cell>
          <table:table-cell table:style-name="Table3.A2" office:value-type="string">
            <text:p text:style-name="P8"><text:span text:style-name="T11">1.0lb</text:span></text:p>
          </table:table-cell>
          <table:table-cell table:style-name="Table3.A2" office:value-type="string">
            <text:p text:style-name="P8"><text:span text:style-name="T11">2.0lb</text:span></text:p>
          </table:table-cell>
        </table:table-row>
        <table:table-row table:style-name="Table3.2">
          <table:table-cell table:style-name="Table3.A2" office:value-type="string">
            <text:p text:style-name="P1"><text:span text:style-name="T11">2d8</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0.5lb</text:span></text:p>
          </table:table-cell>
          <table:table-cell table:style-name="Table3.A2" office:value-type="string">
            <text:p text:style-name="P8"><text:span text:style-name="T11">1.0lb</text:span></text:p>
          </table:table-cell>
          <table:table-cell table:style-name="Table3.A2" office:value-type="string">
            <text:p text:style-name="P8"><text:span text:style-name="T11">1.0lb</text:span></text:p>
          </table:table-cell>
          <table:table-cell table:style-name="Table3.A2" office:value-type="string">
            <text:p text:style-name="P8"><text:span text:style-name="T11">2.0lb</text:span></text:p>
          </table:table-cell>
        </table:table-row>
        <table:table-row table:style-name="Table3.2">
          <table:table-cell table:style-name="Table3.A2" office:value-type="string">
            <text:p text:style-name="P1"><text:span text:style-name="T11">2d10</text:span></text:p>
          </table:table-cell>
          <table:table-cell table:style-name="Table3.A2" office:value-type="string">
            <text:p text:style-name="P8"><text:span text:style-name="T11">0.5lb</text:span></text:p>
          </table:table-cell>
          <table:table-cell table:style-name="Table3.A2" office:value-type="string">
            <text:p text:style-name="P8"><text:span text:style-name="T11">1.0lb</text:span></text:p>
          </table:table-cell>
          <table:table-cell table:style-name="Table3.A2" office:value-type="string">
            <text:p text:style-name="P8"><text:span text:style-name="T11">1.0lb</text:span></text:p>
          </table:table-cell>
          <table:table-cell table:style-name="Table3.A2" office:value-type="string">
            <text:p text:style-name="P8"><text:span text:style-name="T11">1.5lb</text:span></text:p>
          </table:table-cell>
          <table:table-cell table:style-name="Table3.A2" office:value-type="string">
            <text:p text:style-name="P8"><text:span text:style-name="T11">1.5lb</text:span></text:p>
          </table:table-cell>
          <table:table-cell table:style-name="Table3.A2" office:value-type="string">
            <text:p text:style-name="P8"><text:span text:style-name="T11">3.0lb</text:span></text:p>
          </table:table-cell>
        </table:table-row>
        <table:table-row table:style-name="Table3.2">
          <table:table-cell table:style-name="Table3.A7" office:value-type="string">
            <text:p text:style-name="P6"><text:span text:style-name="T11">2d12</text:span></text:p>
          </table:table-cell>
          <table:table-cell table:style-name="Table3.A7" office:value-type="string">
            <text:p text:style-name="P9"><text:span text:style-name="T11">1.0lb</text:span></text:p>
          </table:table-cell>
          <table:table-cell table:style-name="Table3.A7" office:value-type="string">
            <text:p text:style-name="P9"><text:span text:style-name="T11">2.0lb</text:span></text:p>
          </table:table-cell>
          <table:table-cell table:style-name="Table3.A7" office:value-type="string">
            <text:p text:style-name="P9"><text:span text:style-name="T11">3.0lb</text:span></text:p>
          </table:table-cell>
          <table:table-cell table:style-name="Table3.A7" office:value-type="string">
            <text:p text:style-name="P9"><text:span text:style-name="T11">4.0lb</text:span></text:p>
          </table:table-cell>
          <table:table-cell table:style-name="Table3.A7" office:value-type="string">
            <text:p text:style-name="P9"><text:span text:style-name="T11">5.0lb</text:span></text:p>
          </table:table-cell>
          <table:table-cell table:style-name="Table3.A7" office:value-type="string">
            <text:p text:style-name="P9"><text:span text:style-name="T11">10.0lb</text:span></text:p>
          </table:table-cell>
        </table:table-row>
      </table:table>
      <text:p text:style-name="P2"/>
      <text:h text:style-name="P21" text:outline-level="2"><text:span text:style-name="T4">Explosives and Splash Weapons</text:span></text:h>
      <text:p text:style-name="P1"><text:span text:style-name="T7">These weapons explode or burst, dealing damage to creatures or objects within an area.</text:span></text:p>
      <text:p text:style-name="P1"><text:span text:style-name="T7">Explosives can be thrown or set off in place, depending on the type of explosive device. Dynamite and hand grenades are examples of these weapons.</text:span></text:p>
      <text:p text:style-name="P1"><text:span text:style-name="T7">All explosives must be detonated. Some, such as grenades, include built-in detonators. (Pulling the pin on a grenade is a free action.) Others require timers or other devices to set them off. Detonators are covered in Weapon Accessories.</text:span></text:p>
      <text:p text:style-name="P1"><text:span text:style-name="T7">A splash weapon is a projectile that bursts on impact, spewing its contents over an area and damaging any creature or object within that area. Generally, creatures directly hit by splash weapons take the most damage, while those nearby take less damage. Splash weapons usually must be thrown to have effect. </text:span></text:p>
      <text:p text:style-name="P1"><text:span text:style-name="T7">Explosives and splash weapons require no feat to use with proficiency unless they are fired or propelled from some sort of launcher or other device, in which case the appropriate Weapon Proficiency feat for the launcher is necessary to avoid the –4 nonproficient penalty.</text:span></text:p>
      <text:p text:style-name="P2"/>
      <text:h text:style-name="P21" text:outline-level="2"><text:span text:style-name="T4">Explosives and Splash Weapons Table</text:span></text:h>
      <text:p text:style-name="P1"><text:span text:style-name="T7">Explosives and splash weapons are described by a number of statistics, as shown on Table: Explosives and Splash Weapons.</text:span></text:p>
      <text:p text:style-name="P1"><text:span text:style-name="T8">Damage/Direct Hit Damage: </text:span><text:span text:style-name="T7">The primary damage dealt by the weapon. For explosives, the Damage column shows the damage dealt to all creatures within the explosive’s burst radius. For splash weapons, the Direct Hit Damage column is used for a target directly struck by the weapon.</text:span></text:p>
      <text:p text:style-name="P1"><text:soft-page-break/><text:span text:style-name="T8">Burst Radius/Splash Damage: </text:span><text:span text:style-name="T7">For explosives, the burst radius is the area affected by the explosive. All creatures or objects within the burst radius take damage from the explosive.</text:span></text:p>
      <text:p text:style-name="P1"><text:span text:style-name="T7">For splash weapons, all creatures within 5 feet of the weapon’s impact point take splash damage equal to the amount shown in this column.</text:span></text:p>
      <text:p text:style-name="P1"><text:span text:style-name="T8">Damage Type:</text:span><text:span text:style-name="T7"> Damage from explosives and splash weapons is classified according to type: energy (of a specific type) or slashing. Some creatures or characters may be resistant or immune to some forms of damage.</text:span></text:p>
      <text:p text:style-name="P1"><text:span text:style-name="T8">Critical:</text:span><text:span text:style-name="T7"> The threat range for a critical hit. If the threat is confirmed, a weapon deals double damage on a critical hit (roll damage twice, as if hitting the target two times). </text:span></text:p>
      <text:p text:style-name="P1"><text:span text:style-name="T8">Reflex DC:</text:span><text:span text:style-name="T7"> Any creature caught within the burst radius of an explosive may make a Reflex save against the DC given in this column for half damage.</text:span></text:p>
      <text:p text:style-name="P1"><text:span text:style-name="T8">Range Increment: </text:span><text:span text:style-name="T7">If the weapon can be thrown, its range increment is shown in this column. Explosives with no range increment must be set in place before being detonated. (See the Demolitions skill)</text:span></text:p>
      <text:p text:style-name="P1"><text:span text:style-name="T8">Size: </text:span><text:span text:style-name="T7">Size categories for weapons and other objects are defined differently from the size categories for creatures. The relationship between a weapon’s size and that of its wielder defines whether it can be used one-handed, if it requires two hands, and if it’s a light weapon.</text:span></text:p>
      <text:p text:style-name="P1"><text:span text:style-name="T7">A Medium-size or smaller weapon can be used one-handed or two-handed.</text:span></text:p>
      <text:p text:style-name="P1"><text:span text:style-name="T7">A Small or smaller weapon is considered a light weapon. It can be used one-handed and, as a light weapon, is easier to use in a character’s off hand.</text:span></text:p>
      <text:p text:style-name="P1"><text:span text:style-name="T8">Weight: </text:span><text:span text:style-name="T7">This column gives the weapon’s weight.</text:span></text:p>
      <text:p text:style-name="P1"><text:span text:style-name="T8">Purchase DC: </text:span><text:span text:style-name="T7">This is the purchase DC for a Wealth check to acquire the weapon. This number reflects the base price and doesn’t include any modifier for purchasing the weapon on the black market.</text:span></text:p>
      <text:p text:style-name="P1"><text:span text:style-name="T8">Restriction: </text:span><text:span text:style-name="T7">The restriction rating for the weapon, if any, and the appropriate black market purchase DC modifier. Remember to apply this modifier to the purchase DC when making a Wealth check to acquire the weapon on the black market.</text:span></text:p>
      <text:p text:style-name="P2"/>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C"/>
        <table:table-column table:style-name="Table4.G"/>
        <table:table-column table:style-name="Table4.H"/>
        <table:table-column table:style-name="Table4.I"/>
        <table:table-column table:style-name="Table4.C"/>
        <table:table-column table:style-name="Table4.K"/>
        <table:table-row table:style-name="Table4.1">
          <table:table-cell table:style-name="Table4.A1" table:number-columns-spanned="11" office:value-type="string">
            <text:h text:style-name="P18" text:outline-level="3"><text:span text:style-name="T2">Table: Explosives and Splash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2" table:number-columns-spanned="11" office:value-type="string">
            <text:h text:style-name="P26" text:outline-level="2"><text:span text:style-name="T12">Grenades and Explosive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6"><text:span text:style-name="T10">Weapon</text:span></text:p>
          </table:table-cell>
          <table:table-cell table:style-name="Table4.A3" office:value-type="string">
            <text:p text:style-name="P9"><text:span text:style-name="T10">Damage</text:span></text:p>
          </table:table-cell>
          <table:table-cell table:style-name="Table4.A3" office:value-type="string">
            <text:p text:style-name="P9"><text:span text:style-name="T10">Critical</text:span></text:p>
          </table:table-cell>
          <table:table-cell table:style-name="Table4.A3" office:value-type="string">
            <text:p text:style-name="P9"><text:span text:style-name="T10">Damage Type</text:span></text:p>
          </table:table-cell>
          <table:table-cell table:style-name="Table4.A3" office:value-type="string">
            <text:p text:style-name="P9"><text:span text:style-name="T10">Burst Radius</text:span></text:p>
          </table:table-cell>
          <table:table-cell table:style-name="Table4.A3" office:value-type="string">
            <text:p text:style-name="P9"><text:span text:style-name="T10">Reflex DC</text:span></text:p>
          </table:table-cell>
          <table:table-cell table:style-name="Table4.A3" office:value-type="string">
            <text:p text:style-name="P9"><text:span text:style-name="T10">Range Increment</text:span></text:p>
          </table:table-cell>
          <table:table-cell table:style-name="Table4.A3" office:value-type="string">
            <text:p text:style-name="P9"><text:span text:style-name="T10">Size</text:span></text:p>
          </table:table-cell>
          <table:table-cell table:style-name="Table4.A3" office:value-type="string">
            <text:p text:style-name="P9"><text:span text:style-name="T10">Weight</text:span></text:p>
          </table:table-cell>
          <table:table-cell table:style-name="Table4.A3" office:value-type="string">
            <text:p text:style-name="P9"><text:span text:style-name="T10">Purchase DC</text:span></text:p>
          </table:table-cell>
          <table:table-cell table:style-name="Table4.A3" office:value-type="string">
            <text:p text:style-name="P9"><text:span text:style-name="T10">Restriction</text:span></text:p>
          </table:table-cell>
        </table:table-row>
        <table:table-row table:style-name="Table4.3">
          <table:table-cell table:style-name="Table4.A2" office:value-type="string">
            <text:p text:style-name="P6"><text:span text:style-name="T11">40mm fragmentation grenade</text:span></text:p>
          </table:table-cell>
          <table:table-cell table:style-name="Table4.A2" office:value-type="string">
            <text:p text:style-name="P9"><text:span text:style-name="T11">3d6</text:span></text:p>
          </table:table-cell>
          <table:table-cell table:style-name="Table4.A2" office:value-type="string">
            <text:p text:style-name="P9"><text:span text:style-name="T11">—</text:span></text:p>
          </table:table-cell>
          <table:table-cell table:style-name="Table4.A2" office:value-type="string">
            <text:p text:style-name="P9"><text:span text:style-name="T11">Slashing</text:span></text:p>
          </table:table-cell>
          <table:table-cell table:style-name="Table4.A2" office:value-type="string">
            <text:p text:style-name="P9"><text:span text:style-name="T11">10 ft.</text:span></text:p>
          </table:table-cell>
          <table:table-cell table:style-name="Table4.A2" office:value-type="string">
            <text:p text:style-name="P9"><text:span text:style-name="T11">15</text:span></text:p>
          </table:table-cell>
          <table:table-cell table:style-name="Table4.A2" office:value-type="string">
            <text:p text:style-name="P9"><text:span text:style-name="T11">—</text:span></text:p>
          </table:table-cell>
          <table:table-cell table:style-name="Table4.A2" office:value-type="string">
            <text:p text:style-name="P9"><text:span text:style-name="T11">Tiny</text:span></text:p>
          </table:table-cell>
          <table:table-cell table:style-name="Table4.A2" office:value-type="string">
            <text:p text:style-name="P9"><text:span text:style-name="T11">1 lb.</text:span></text:p>
          </table:table-cell>
          <table:table-cell table:style-name="Table4.A2" office:value-type="string">
            <text:p text:style-name="P9"><text:span text:style-name="T11">16</text:span></text:p>
          </table:table-cell>
          <table:table-cell table:style-name="Table4.A2" office:value-type="string">
            <text:p text:style-name="P9"><text:span text:style-name="T11">Mil (+3)</text:span></text:p>
          </table:table-cell>
        </table:table-row>
        <table:table-row table:style-name="Table4.3">
          <table:table-cell table:style-name="Table4.A2" office:value-type="string">
            <text:p text:style-name="P1"><text:span text:style-name="T11">C4/Semtex</text:span></text:p>
          </table:table-cell>
          <table:table-cell table:style-name="Table4.A2" office:value-type="string">
            <text:p text:style-name="P8"><text:span text:style-name="T11">4d6</text:span></text:p>
          </table:table-cell>
          <table:table-cell table:style-name="Table4.A2" office:value-type="string">
            <text:p text:style-name="P8"><text:span text:style-name="T11">—</text:span></text:p>
          </table:table-cell>
          <table:table-cell table:style-name="Table4.A2" office:value-type="string">
            <text:p text:style-name="P8"><text:span text:style-name="T11">Concussion</text:span></text:p>
          </table:table-cell>
          <table:table-cell table:style-name="Table4.A2" office:value-type="string">
            <text:p text:style-name="P8"><text:span text:style-name="T11">10 ft.</text:span></text:p>
          </table:table-cell>
          <table:table-cell table:style-name="Table4.A2" office:value-type="string">
            <text:p text:style-name="P8"><text:span text:style-name="T11">18</text:span></text:p>
          </table:table-cell>
          <table:table-cell table:style-name="Table4.A2" office:value-type="string">
            <text:p text:style-name="P8"><text:span text:style-name="T11">—</text:span></text:p>
          </table:table-cell>
          <table:table-cell table:style-name="Table4.A2" office:value-type="string">
            <text:p text:style-name="P8"><text:span text:style-name="T11">Small</text:span></text:p>
          </table:table-cell>
          <table:table-cell table:style-name="Table4.A2" office:value-type="string">
            <text:p text:style-name="P8"><text:span text:style-name="T11">1 lb.</text:span></text:p>
          </table:table-cell>
          <table:table-cell table:style-name="Table4.A2" office:value-type="string">
            <text:p text:style-name="P8"><text:span text:style-name="T11">12</text:span></text:p>
          </table:table-cell>
          <table:table-cell table:style-name="Table4.A2" office:value-type="string">
            <text:p text:style-name="P8"><text:span text:style-name="T11">Mil (+3)</text:span></text:p>
          </table:table-cell>
        </table:table-row>
        <table:table-row table:style-name="Table4.3">
          <table:table-cell table:style-name="Table4.A2" office:value-type="string">
            <text:p text:style-name="P1"><text:span text:style-name="T11">Det cord</text:span></text:p>
          </table:table-cell>
          <table:table-cell table:style-name="Table4.A2" office:value-type="string">
            <text:p text:style-name="P8"><text:span text:style-name="T11">2d6</text:span></text:p>
          </table:table-cell>
          <table:table-cell table:style-name="Table4.A2" office:value-type="string">
            <text:p text:style-name="P8"><text:span text:style-name="T11">—</text:span></text:p>
          </table:table-cell>
          <table:table-cell table:style-name="Table4.A2" office:value-type="string">
            <text:p text:style-name="P8"><text:span text:style-name="T11">Fire</text:span></text:p>
          </table:table-cell>
          <table:table-cell table:style-name="Table4.A2" office:value-type="string">
            <text:p text:style-name="P8"><text:span text:style-name="T11">See text</text:span></text:p>
          </table:table-cell>
          <table:table-cell table:style-name="Table4.A2" office:value-type="string">
            <text:p text:style-name="P8"><text:span text:style-name="T11">12</text:span></text:p>
          </table:table-cell>
          <table:table-cell table:style-name="Table4.A2" office:value-type="string">
            <text:p text:style-name="P8"><text:span text:style-name="T11">—</text:span></text:p>
          </table:table-cell>
          <table:table-cell table:style-name="Table4.A2" office:value-type="string">
            <text:p text:style-name="P8"><text:span text:style-name="T11">Med</text:span></text:p>
          </table:table-cell>
          <table:table-cell table:style-name="Table4.A2" office:value-type="string">
            <text:p text:style-name="P8"><text:span text:style-name="T11">2 lb.</text:span></text:p>
          </table:table-cell>
          <table:table-cell table:style-name="Table4.A2" office:value-type="string">
            <text:p text:style-name="P8"><text:span text:style-name="T11">8</text:span></text:p>
          </table:table-cell>
          <table:table-cell table:style-name="Table4.A2" office:value-type="string">
            <text:p text:style-name="P8"><text:span text:style-name="T11">Res (+2)</text:span></text:p>
          </table:table-cell>
        </table:table-row>
        <table:table-row table:style-name="Table4.3">
          <table:table-cell table:style-name="Table4.A2" office:value-type="string">
            <text:p text:style-name="P1"><text:span text:style-name="T11">Dynamite</text:span></text:p>
          </table:table-cell>
          <table:table-cell table:style-name="Table4.A2" office:value-type="string">
            <text:p text:style-name="P8"><text:span text:style-name="T11">2d6</text:span></text:p>
          </table:table-cell>
          <table:table-cell table:style-name="Table4.A2" office:value-type="string">
            <text:p text:style-name="P8"><text:span text:style-name="T11">—</text:span></text:p>
          </table:table-cell>
          <table:table-cell table:style-name="Table4.A2" office:value-type="string">
            <text:p text:style-name="P8"><text:span text:style-name="T11">Concussion</text:span></text:p>
          </table:table-cell>
          <table:table-cell table:style-name="Table4.A2" office:value-type="string">
            <text:p text:style-name="P8"><text:span text:style-name="T11">5 ft.</text:span></text:p>
          </table:table-cell>
          <table:table-cell table:style-name="Table4.A2" office:value-type="string">
            <text:p text:style-name="P8"><text:span text:style-name="T11">15</text:span></text:p>
          </table:table-cell>
          <table:table-cell table:style-name="Table4.A2" office:value-type="string">
            <text:p text:style-name="P8"><text:span text:style-name="T11">10 ft.</text:span></text:p>
          </table:table-cell>
          <table:table-cell table:style-name="Table4.A2" office:value-type="string">
            <text:p text:style-name="P8"><text:span text:style-name="T11">Tiny</text:span></text:p>
          </table:table-cell>
          <table:table-cell table:style-name="Table4.A2" office:value-type="string">
            <text:p text:style-name="P8"><text:span text:style-name="T11">1 lb.</text:span></text:p>
          </table:table-cell>
          <table:table-cell table:style-name="Table4.A2" office:value-type="string">
            <text:p text:style-name="P8"><text:span text:style-name="T11">12</text:span></text:p>
          </table:table-cell>
          <table:table-cell table:style-name="Table4.A2" office:value-type="string">
            <text:p text:style-name="P8"><text:span text:style-name="T11">Lic (+1)</text:span></text:p>
          </table:table-cell>
        </table:table-row>
        <table:table-row table:style-name="Table4.3">
          <table:table-cell table:style-name="Table4.A2" office:value-type="string">
            <text:p text:style-name="P1"><text:span text:style-name="T11">Fragmentation grenade</text:span></text:p>
          </table:table-cell>
          <table:table-cell table:style-name="Table4.A2" office:value-type="string">
            <text:p text:style-name="P8"><text:span text:style-name="T11">4d6</text:span></text:p>
          </table:table-cell>
          <table:table-cell table:style-name="Table4.A2" office:value-type="string">
            <text:p text:style-name="P8"><text:span text:style-name="T11">—</text:span></text:p>
          </table:table-cell>
          <table:table-cell table:style-name="Table4.A2" office:value-type="string">
            <text:p text:style-name="P8"><text:span text:style-name="T11">Slashing</text:span></text:p>
          </table:table-cell>
          <table:table-cell table:style-name="Table4.A2" office:value-type="string">
            <text:p text:style-name="P8"><text:span text:style-name="T11">20 ft.</text:span></text:p>
          </table:table-cell>
          <table:table-cell table:style-name="Table4.A2" office:value-type="string">
            <text:p text:style-name="P8"><text:span text:style-name="T11">15</text:span></text:p>
          </table:table-cell>
          <table:table-cell table:style-name="Table4.A2" office:value-type="string">
            <text:p text:style-name="P8"><text:span text:style-name="T11">10 ft.</text:span></text:p>
          </table:table-cell>
          <table:table-cell table:style-name="Table4.A2" office:value-type="string">
            <text:p text:style-name="P8"><text:span text:style-name="T11">Tiny</text:span></text:p>
          </table:table-cell>
          <table:table-cell table:style-name="Table4.A2" office:value-type="string">
            <text:p text:style-name="P8"><text:span text:style-name="T11">1 lb.</text:span></text:p>
          </table:table-cell>
          <table:table-cell table:style-name="Table4.A2" office:value-type="string">
            <text:p text:style-name="P8"><text:span text:style-name="T11">15</text:span></text:p>
          </table:table-cell>
          <table:table-cell table:style-name="Table4.A2" office:value-type="string">
            <text:p text:style-name="P8"><text:span text:style-name="T11">Mil (+3)</text:span></text:p>
          </table:table-cell>
        </table:table-row>
        <table:table-row table:style-name="Table4.3">
          <table:table-cell table:style-name="Table4.A2" office:value-type="string">
            <text:p text:style-name="P1"><text:span text:style-name="T11">Smoke grenade</text:span></text:p>
          </table:table-cell>
          <table:table-cell table:style-name="Table4.A2" office:value-type="string">
            <text:p text:style-name="P8"><text:span text:style-name="T11">—</text:span></text:p>
          </table:table-cell>
          <table:table-cell table:style-name="Table4.A2" office:value-type="string">
            <text:p text:style-name="P8"><text:span text:style-name="T11">—</text:span></text:p>
          </table:table-cell>
          <table:table-cell table:style-name="Table4.A2" office:value-type="string">
            <text:p text:style-name="P8"><text:span text:style-name="T11">—</text:span></text:p>
          </table:table-cell>
          <table:table-cell table:style-name="Table4.A2" office:value-type="string">
            <text:p text:style-name="P8"><text:span text:style-name="T11">See text</text:span></text:p>
          </table:table-cell>
          <table:table-cell table:style-name="Table4.A2" office:value-type="string">
            <text:p text:style-name="P8"><text:span text:style-name="T11">—</text:span></text:p>
          </table:table-cell>
          <table:table-cell table:style-name="Table4.A2" office:value-type="string">
            <text:p text:style-name="P8"><text:span text:style-name="T11">10 ft.</text:span></text:p>
          </table:table-cell>
          <table:table-cell table:style-name="Table4.A2" office:value-type="string">
            <text:p text:style-name="P8"><text:span text:style-name="T11">Small</text:span></text:p>
          </table:table-cell>
          <table:table-cell table:style-name="Table4.A2" office:value-type="string">
            <text:p text:style-name="P8"><text:span text:style-name="T11">2 lb.</text:span></text:p>
          </table:table-cell>
          <table:table-cell table:style-name="Table4.A2" office:value-type="string">
            <text:p text:style-name="P8"><text:span text:style-name="T11">10</text:span></text:p>
          </table:table-cell>
          <table:table-cell table:style-name="Table4.A2" office:value-type="string">
            <text:p text:style-name="P8"><text:span text:style-name="T11">—</text:span></text:p>
          </table:table-cell>
        </table:table-row>
        <table:table-row table:style-name="Table4.3">
          <table:table-cell table:style-name="Table4.A2" office:value-type="string">
            <text:p text:style-name="P1"><text:span text:style-name="T11">Tear gas grenade</text:span></text:p>
          </table:table-cell>
          <table:table-cell table:style-name="Table4.A2" office:value-type="string">
            <text:p text:style-name="P8"><text:span text:style-name="T11">See text</text:span></text:p>
          </table:table-cell>
          <table:table-cell table:style-name="Table4.A2" office:value-type="string">
            <text:p text:style-name="P8"><text:span text:style-name="T11">—</text:span></text:p>
          </table:table-cell>
          <table:table-cell table:style-name="Table4.A2" office:value-type="string">
            <text:p text:style-name="P8"><text:span text:style-name="T11">—</text:span></text:p>
          </table:table-cell>
          <table:table-cell table:style-name="Table4.A2" office:value-type="string">
            <text:p text:style-name="P8"><text:span text:style-name="T11">See text</text:span></text:p>
          </table:table-cell>
          <table:table-cell table:style-name="Table4.A2" office:value-type="string">
            <text:p text:style-name="P8"><text:span text:style-name="T11">—</text:span></text:p>
          </table:table-cell>
          <table:table-cell table:style-name="Table4.A2" office:value-type="string">
            <text:p text:style-name="P8"><text:span text:style-name="T11">10 ft.</text:span></text:p>
          </table:table-cell>
          <table:table-cell table:style-name="Table4.A2" office:value-type="string">
            <text:p text:style-name="P8"><text:span text:style-name="T11">Small</text:span></text:p>
          </table:table-cell>
          <table:table-cell table:style-name="Table4.A2" office:value-type="string">
            <text:p text:style-name="P8"><text:span text:style-name="T11">2 lb.</text:span></text:p>
          </table:table-cell>
          <table:table-cell table:style-name="Table4.A2" office:value-type="string">
            <text:p text:style-name="P8"><text:span text:style-name="T11">12</text:span></text:p>
          </table:table-cell>
          <table:table-cell table:style-name="Table4.A2" office:value-type="string">
            <text:p text:style-name="P8"><text:span text:style-name="T11">Res (+2)</text:span></text:p>
          </table:table-cell>
        </table:table-row>
        <table:table-row table:style-name="Table4.3">
          <table:table-cell table:style-name="Table4.A2" office:value-type="string">
            <text:p text:style-name="P1"><text:span text:style-name="T11">Thermite grenade</text:span></text:p>
          </table:table-cell>
          <table:table-cell table:style-name="Table4.A2" office:value-type="string">
            <text:p text:style-name="P8"><text:span text:style-name="T11">6d6</text:span></text:p>
          </table:table-cell>
          <table:table-cell table:style-name="Table4.A2" office:value-type="string">
            <text:p text:style-name="P8"><text:span text:style-name="T11">—</text:span></text:p>
          </table:table-cell>
          <table:table-cell table:style-name="Table4.A2" office:value-type="string">
            <text:p text:style-name="P8"><text:span text:style-name="T11">Fire</text:span></text:p>
          </table:table-cell>
          <table:table-cell table:style-name="Table4.A2" office:value-type="string">
            <text:p text:style-name="P8"><text:span text:style-name="T11">5 ft.</text:span></text:p>
          </table:table-cell>
          <table:table-cell table:style-name="Table4.A2" office:value-type="string">
            <text:p text:style-name="P8"><text:span text:style-name="T11">12</text:span></text:p>
          </table:table-cell>
          <table:table-cell table:style-name="Table4.A2" office:value-type="string">
            <text:p text:style-name="P8"><text:span text:style-name="T11">10 ft.</text:span></text:p>
          </table:table-cell>
          <table:table-cell table:style-name="Table4.A2" office:value-type="string">
            <text:p text:style-name="P8"><text:span text:style-name="T11">Small</text:span></text:p>
          </table:table-cell>
          <table:table-cell table:style-name="Table4.A2" office:value-type="string">
            <text:p text:style-name="P8"><text:span text:style-name="T11">2 lb.</text:span></text:p>
          </table:table-cell>
          <table:table-cell table:style-name="Table4.A2" office:value-type="string">
            <text:p text:style-name="P8"><text:span text:style-name="T11">17</text:span></text:p>
          </table:table-cell>
          <table:table-cell table:style-name="Table4.A2" office:value-type="string">
            <text:p text:style-name="P8"><text:span text:style-name="T11">Mil (+3)</text:span></text:p>
          </table:table-cell>
        </table:table-row>
        <table:table-row table:style-name="Table4.3">
          <table:table-cell table:style-name="Table4.A2" office:value-type="string">
            <text:p text:style-name="P1"><text:span text:style-name="T11">White phosphorus grenade</text:span></text:p>
          </table:table-cell>
          <table:table-cell table:style-name="Table4.A2" office:value-type="string">
            <text:p text:style-name="P8"><text:span text:style-name="T11">2d6</text:span></text:p>
          </table:table-cell>
          <table:table-cell table:style-name="Table4.A2" office:value-type="string">
            <text:p text:style-name="P8"><text:span text:style-name="T11">—</text:span></text:p>
          </table:table-cell>
          <table:table-cell table:style-name="Table4.A2" office:value-type="string">
            <text:p text:style-name="P8"><text:span text:style-name="T11">Fire</text:span></text:p>
          </table:table-cell>
          <table:table-cell table:style-name="Table4.A2" office:value-type="string">
            <text:p text:style-name="P8"><text:span text:style-name="T11">20 ft.</text:span></text:p>
          </table:table-cell>
          <table:table-cell table:style-name="Table4.A2" office:value-type="string">
            <text:p text:style-name="P8"><text:span text:style-name="T11">12</text:span></text:p>
          </table:table-cell>
          <table:table-cell table:style-name="Table4.A2" office:value-type="string">
            <text:p text:style-name="P8"><text:span text:style-name="T11">10 ft.</text:span></text:p>
          </table:table-cell>
          <table:table-cell table:style-name="Table4.A2" office:value-type="string">
            <text:p text:style-name="P8"><text:span text:style-name="T11">Small</text:span></text:p>
          </table:table-cell>
          <table:table-cell table:style-name="Table4.A2" office:value-type="string">
            <text:p text:style-name="P8"><text:span text:style-name="T11">2 lb.</text:span></text:p>
          </table:table-cell>
          <table:table-cell table:style-name="Table4.A2" office:value-type="string">
            <text:p text:style-name="P8"><text:span text:style-name="T11">15</text:span></text:p>
          </table:table-cell>
          <table:table-cell table:style-name="Table4.A2" office:value-type="string">
            <text:p text:style-name="P8"><text:span text:style-name="T11">Mil (+3)</text:span></text:p>
          </table:table-cell>
        </table:table-row>
        <table:table-row table:style-name="Table4.3">
          <table:table-cell table:style-name="Table4.A2" office:value-type="string">
            <text:p text:style-name="P3"/>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cell table:style-name="Table4.A2" office:value-type="string">
            <text:p text:style-name="P4"/>
          </table:table-cell>
        </table:table-row>
        <table:table-row table:style-name="Table4.1">
          <table:table-cell table:style-name="Table4.A2" table:number-columns-spanned="11" office:value-type="string">
            <text:h text:style-name="P18" text:outline-level="3"><text:span text:style-name="T2">Splash Weapons</text:span></text:h>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3">
          <table:table-cell table:style-name="Table4.A3" office:value-type="string">
            <text:p text:style-name="P7"><text:span text:style-name="T2">Weapon</text:span></text:p>
          </table:table-cell>
          <table:table-cell table:style-name="Table4.A2" office:value-type="string">
            <text:p text:style-name="P6"><text:span text:style-name="T2">Direct Hit Damage</text:span></text:p>
          </table:table-cell>
          <table:table-cell table:style-name="Table4.A2" office:value-type="string">
            <text:p text:style-name="P6"><text:span text:style-name="T2">Splash Damage</text:span></text:p>
          </table:table-cell>
          <table:table-cell table:style-name="Table4.A2" office:value-type="string">
            <text:p text:style-name="P6"><text:span text:style-name="T2">Critical</text:span><text:span text:style-name="superscript_20__23__20_in_20_tables"><text:span text:style-name="T14">2</text:span></text:span></text:p>
          </table:table-cell>
          <table:table-cell table:style-name="Table4.A2" office:value-type="string">
            <text:p text:style-name="P6"><text:span text:style-name="T2">Damage Type</text:span></text:p>
          </table:table-cell>
          <table:table-cell table:style-name="Table4.A2" office:value-type="string">
            <text:p text:style-name="P6"><text:span text:style-name="T2">Reflex DC</text:span></text:p>
          </table:table-cell>
          <table:table-cell table:style-name="Table4.A2" office:value-type="string">
            <text:p text:style-name="P6"><text:span text:style-name="T2">Range Increment</text:span></text:p>
          </table:table-cell>
          <table:table-cell table:style-name="Table4.A3" office:value-type="string">
            <text:p text:style-name="P6"><text:span text:style-name="T2">Size</text:span></text:p>
          </table:table-cell>
          <table:table-cell table:style-name="Table4.A3" office:value-type="string">
            <text:p text:style-name="P6"><text:span text:style-name="T2">Weight</text:span></text:p>
          </table:table-cell>
          <table:table-cell table:style-name="Table4.A2" office:value-type="string">
            <text:p text:style-name="P6"><text:span text:style-name="T2">Purchase DC</text:span></text:p>
          </table:table-cell>
          <table:table-cell table:style-name="Table4.A3" office:value-type="string">
            <text:h text:style-name="P27" text:outline-level="5"><text:span text:style-name="T2">Restriction</text:span></text:h>
          </table:table-cell>
        </table:table-row>
        <table:table-row table:style-name="Table4.3">
          <table:table-cell table:style-name="Table4.A2" office:value-type="string">
            <text:p text:style-name="P6"><text:span text:style-name="T11">Acid, mild</text:span></text:p>
          </table:table-cell>
          <table:table-cell table:style-name="Table4.A2" office:value-type="string">
            <text:p text:style-name="P9"><text:span text:style-name="T11">1d6</text:span></text:p>
          </table:table-cell>
          <table:table-cell table:style-name="Table4.A2" office:value-type="string">
            <text:p text:style-name="P9"><text:span text:style-name="T11">1</text:span></text:p>
          </table:table-cell>
          <table:table-cell table:style-name="Table4.A2" office:value-type="string">
            <text:p text:style-name="P9"><text:span text:style-name="T11">20</text:span></text:p>
          </table:table-cell>
          <table:table-cell table:style-name="Table4.A2" office:value-type="string">
            <text:p text:style-name="P9"><text:span text:style-name="T11">Acid</text:span></text:p>
          </table:table-cell>
          <table:table-cell table:style-name="Table4.A2" office:value-type="string">
            <text:p text:style-name="P9"><text:span text:style-name="T11">—</text:span></text:p>
          </table:table-cell>
          <table:table-cell table:style-name="Table4.A2" office:value-type="string">
            <text:p text:style-name="P9"><text:span text:style-name="T11">10 ft.</text:span></text:p>
          </table:table-cell>
          <table:table-cell table:style-name="Table4.A2" office:value-type="string">
            <text:p text:style-name="P9"><text:span text:style-name="T11">Tiny</text:span></text:p>
          </table:table-cell>
          <table:table-cell table:style-name="Table4.A2" office:value-type="string">
            <text:p text:style-name="P9"><text:span text:style-name="T11">1 lb.</text:span></text:p>
          </table:table-cell>
          <table:table-cell table:style-name="Table4.A2" office:value-type="string">
            <text:p text:style-name="P9"><text:span text:style-name="T11">6</text:span></text:p>
          </table:table-cell>
          <table:table-cell table:style-name="Table4.A2" office:value-type="string">
            <text:p text:style-name="P9"><text:span text:style-name="T11">—</text:span></text:p>
          </table:table-cell>
        </table:table-row>
        <table:table-row table:style-name="Table4.3">
          <table:table-cell table:style-name="Table4.A2" office:value-type="string">
            <text:p text:style-name="P1"><text:span text:style-name="T11">Molotov cocktail</text:span><text:span text:style-name="superscript_20__23__20_in_20_tables"><text:span text:style-name="T15">1</text:span></text:span><text:span text:style-name="superscript_20__23__20_in_20_tables"><text:span text:style-name="T16"> </text:span></text:span><text:span text:style-name="T11">1d6</text:span></text:p>
          </table:table-cell>
          <table:table-cell table:style-name="Table4.A2" office:value-type="string">
            <text:p text:style-name="P8"><text:span text:style-name="T11">1</text:span></text:p>
          </table:table-cell>
          <table:table-cell table:style-name="Table4.A2" office:value-type="string">
            <text:p text:style-name="P8"><text:span text:style-name="T11">20</text:span></text:p>
          </table:table-cell>
          <table:table-cell table:style-name="Table4.A2" office:value-type="string">
            <text:p text:style-name="P8"><text:span text:style-name="T11">Fire</text:span></text:p>
          </table:table-cell>
          <table:table-cell table:style-name="Table4.A2" office:value-type="string">
            <text:p text:style-name="P8"><text:span text:style-name="T11">—</text:span></text:p>
          </table:table-cell>
          <table:table-cell table:style-name="Table4.A2" office:value-type="string">
            <text:p text:style-name="P8"><text:span text:style-name="T11">10 ft.</text:span></text:p>
          </table:table-cell>
          <table:table-cell table:style-name="Table4.A2" office:value-type="string">
            <text:p text:style-name="P8"><text:span text:style-name="T11">Small</text:span></text:p>
          </table:table-cell>
          <table:table-cell table:style-name="Table4.A2" office:value-type="string">
            <text:p text:style-name="P8"><text:span text:style-name="T11">1 lb.</text:span></text:p>
          </table:table-cell>
          <table:table-cell table:style-name="Table4.A2" office:value-type="string">
            <text:p text:style-name="P8"><text:span text:style-name="T11">3</text:span></text:p>
          </table:table-cell>
          <table:table-cell table:style-name="Table4.A2" office:value-type="string">
            <text:p text:style-name="P8"><text:span text:style-name="T11">—</text:span></text:p>
          </table:table-cell>
          <table:table-cell table:style-name="Table4.A2" office:value-type="string">
            <text:p text:style-name="P4"/>
          </table:table-cell>
        </table:table-row>
        <table:table-row table:style-name="Table4.1">
          <table:table-cell table:style-name="Table4.A2" table:number-columns-spanned="11" office:value-type="string">
            <text:p text:style-name="P6"><text:span text:style-name="T11">1 This weapon cannot be purchased as an item; the purchase DC given is for the weapon’s components.</text:span></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4.1">
          <table:table-cell table:style-name="Table4.A19" table:number-columns-spanned="11" office:value-type="string">
            <text:p text:style-name="P6"><text:span text:style-name="T11">2 Threat range applies to direct hits only; splash damage does not threaten a critical hit.</text:span></text:p>
          </table:table-cell>
          <table:covered-table-cell/>
          <table:covered-table-cell/>
          <table:covered-table-cell/>
          <table:covered-table-cell/>
          <table:covered-table-cell/>
          <table:covered-table-cell/>
          <table:covered-table-cell/>
          <table:covered-table-cell/>
          <table:covered-table-cell/>
          <table:covered-table-cell/>
        </table:table-row>
      </table:table>
      <text:p text:style-name="P2"/>
      <text:h text:style-name="P21" text:outline-level="2"><text:soft-page-break/><text:span text:style-name="T4">Grenades and Explosives</text:span></text:h>
      <text:p text:style-name="P1"><text:span text:style-name="T7">Many explosives require detonators, which are described in Weapon Accessories.</text:span></text:p>
      <text:p text:style-name="P1"><text:span text:style-name="T8">40mm Fragmentation Grenade</text:span></text:p>
      <text:p text:style-name="P1"><text:span text:style-name="T7">This small explosive device must be fired from a 40mm grenade launcher, such as the M79. It sprays shrapnel in all directions when it explodes.</text:span></text:p>
      <text:p text:style-name="P1"><text:span text:style-name="T7">The 40mm fragmentation grenade has a minimum range of 40 feet. If fired against a target closer than 40 feet away, it does not arm and will not explode.</text:span></text:p>
      <text:p text:style-name="P1"><text:span text:style-name="T7">The purchase DC given is for a box of 6 grenades.</text:span></text:p>
      <text:h text:style-name="P17" text:outline-level="3"><text:span text:style-name="T8">C4/Semtex</text:span></text:h>
      <text:p text:style-name="P1"><text:span text:style-name="T7">So-called “plastic” explosives resemble slabs of wax. Hard and translucent when cold, these explosives warm up when kneaded, and then can be coaxed to take various shapes. The information on the table represents a 1-pound block. Additional blocks can be wired together, increasing the damage and burst radius; each additional block increases the damage by +2d6 and the burst radius by 2 feet, and requires a Demolitions check (DC 15) to link them.</text:span></text:p>
      <text:p text:style-name="P1"><text:span text:style-name="T7">Although the damage statistics on the table represent a 1-pound block, C4 is sold in 4-block packages. The purchase DC given represents a package of 4 blocks.</text:span></text:p>
      <text:p text:style-name="P1"><text:span text:style-name="T7">C4/Semtex requires a detonator to set off. It is considered to be a moderate explosive for the purpose of using a Craft (chemical) check to manufacture it.</text:span></text:p>
      <text:h text:style-name="P17" text:outline-level="3"><text:span text:style-name="T8">Det Cord</text:span></text:h>
      <text:p text:style-name="P1"><text:span text:style-name="T7">Det cord is an explosive in a ropelike form. Technically, det cord doesn’t explode—but it burns so fast (4,000 yards per second) that it might as well be exploding. Normally used to string multiple explosive charges together for simultaneous detonation (allowing a single detonator to set them all off), det cord can also be looped around a tree or post or other object to cut it neatly in half.</text:span></text:p>
      <text:p text:style-name="P1"><text:span text:style-name="T7">The information on the table represents a 50-foot length. A length of det cord can be spread out to pass through up to ten 5-foot squares. When this is the case, it deals the indicated damage to all creatures in each 5-foot square through which it passes.</text:span></text:p>
      <text:p text:style-name="P1"><text:span text:style-name="T7">It can also be doubled up; for each additional 5 feet of cord within a single 5-foot square, increase the damage by +1d6 to a maximum increase of +4d6.</text:span></text:p>
      <text:p text:style-name="P1"><text:span text:style-name="T7">Det cord requires a detonator to set it off. It is considered to be a simple explosive for the purpose of using a Craft (chemical) check to manufacture it.</text:span></text:p>
      <text:h text:style-name="P17" text:outline-level="3"><text:span text:style-name="T8">Dynamite</text:span></text:h>
      <text:p text:style-name="P1"><text:span text:style-name="T7">Perhaps one of the most common and straightforward explosives, dynamite is very stable under normal conditions. A stick of dynamite requires a fuse or detonator to set it off. Additional sticks can be set off at the same time if they are within the burst radius of the first stick, increasing the damage and burst radius of the explosion. Each additional stick increases the damage by +1d6 (maximum 10d6) and the burst radius by 5 feet (maximum 20 feet).</text:span></text:p>
      <text:p text:style-name="P1"><text:span text:style-name="T7">It’s possible to wire together several sticks of dynamite for even greater explosive effect. Doing so requires a Demolitions check (DC 10 + 1 per stick). If the character succeeds on the check, the damage or the burst radius of the explosion increases by 50% (the character’s choice).</text:span></text:p>
      <text:p text:style-name="P1"><text:span text:style-name="T7">Dynamite is sold in boxes of 12 sticks. It is considered to be a simple explosive for the purpose of using a Craft (chemical) check to manufacture it.</text:span></text:p>
      <text:p text:style-name="P1"><text:span text:style-name="T7">To set off dynamite using a fuse, the fuse must first be lit, requiring a move action (and a lighter or other source of flame). The amount of time until the dynamite explodes depends on the length of the fuse—a fuse can be cut short enough for the dynamite to detonate in the same round (allowing it to be used much like a grenade), or long enough to take several minutes to detonate. Cutting the fuse to the appropriate length requires a move action.</text:span></text:p>
      <text:h text:style-name="P17" text:outline-level="3"><text:span text:style-name="T8">Fragmentation Grenade</text:span></text:h>
      <text:p text:style-name="P1"><text:span text:style-name="T7">The most common military grenade, this is a small explosive device that sprays shrapnel in all directions when it explodes.</text:span></text:p>
      <text:p text:style-name="P1"><text:span text:style-name="T7">The purchase DC given is for a box of 6 grenades.</text:span></text:p>
      <text:h text:style-name="P17" text:outline-level="3"><text:span text:style-name="T8">Smoke Grenade</text:span></text:h>
      <text:p text:style-name="P1"><text:span text:style-name="T7">Military and police forces use these weapons to create temporary concealment. On the round when it is thrown, a smoke grenade fills the four squares around it with smoke. On the following round, it fills all squares within 10 feet, and on the third round it fills all squares within 15 feet. The smoke obscures all sight, including the darkvision ability granted by night vision goggles. Any creature within the area has total concealment (attacks suffer a 50% miss chance, and the attacker can’t use sight to locate the target). It disperses after 10 rounds, though a moderate wind (11+ mph) disperses the smoke in 4 rounds and a strong wind (21+ mph) disperses it in 1 round. Smoke grenades are available in several colors, including white, red, yellow, green, and purple. As such, they can be used as signal devices.</text:span></text:p>
      <text:p text:style-name="P1"><text:span text:style-name="T7">The purchase DC given is for a box of 6 grenades.</text:span></text:p>
      <text:p text:style-name="P29"><text:span text:style-name="T8">Tear Gas Grenade</text:span></text:p>
      <text:p text:style-name="P1"><text:span text:style-name="T7">Military and police forces use these weapons to disperse crowds and smoke out hostage takers. On the round that it is thrown, a tear gas grenade fills a 5-foot radius with a cloud of irritant that causes eyes to fill with tears. On the following round, it fills a 10-foot radius, and on the third round it fills a 15-foot radius. It disperses after 10 rounds, though a moderate wind (11+ mph) disperses the smoke in 4 rounds and a strong wind (21+ mph) disperses it in 1 round.</text:span></text:p>
      <text:p text:style-name="P1"><text:span text:style-name="T7">A character caught in a cloud of tear gas must make a Fortitude save (DC 15) or be nauseated. <text:s/>This effect lasts as long as the character is in the cloud and for 1d6 rounds after he or she leaves the cloud. Those who succeed at their saves but remain in the cloud must continue to save each round. A gas mask renders the target immune to the effects. A wet cloth held over the eyes, nose, and mouth provides a +2 bonus on the Fortitude save.</text:span></text:p>
      <text:p text:style-name="P1"><text:span text:style-name="T7">The purchase DC given is for a box of 6 grenades.</text:span></text:p>
      <text:p text:style-name="P29"><text:span text:style-name="T8">Thermite Grenade</text:span></text:p>
      <text:p text:style-name="P1"><text:span text:style-name="T7">Thermite does not technically explode. Instead, it creates intense heat meant to burn or melt through an object upon which the grenade is set. Military forces use thermite grenades to quickly destroy key pieces of equipment.</text:span></text:p>
      <text:p text:style-name="P1"><text:span text:style-name="T7">The purchase DC given is for a box of 6 grenades.</text:span></text:p>
      <text:h text:style-name="P17" text:outline-level="3"><text:soft-page-break/><text:span text:style-name="T8">White Phosphorus Grenade</text:span></text:h>
      <text:p text:style-name="P1"><text:span text:style-name="T7">White phosphorus grenades use an explosive charge to distribute burning phosphorus across the burst radius. Any target that takes damage from a White Phosphorus grenade is dealt an additional 1d6 points of fire damage in the following round and risks catching on fire.</text:span></text:p>
      <text:p text:style-name="P1"><text:span text:style-name="T7">In addition, a WP grenade creates a cloud of smoke. Treat a white phosphorus grenade as a smoke grenade (see above), except that it only fills squares within 5 feet of the explosion point.</text:span></text:p>
      <text:p text:style-name="P1"><text:span text:style-name="T7">The purchase DC given is for a box of 6 grenades.</text:span></text:p>
      <text:h text:style-name="P23" text:outline-level="2"/>
      <text:h text:style-name="P21" text:outline-level="2"><text:span text:style-name="T4">Splash Weapons</text:span></text:h>
      <text:p text:style-name="P1"><text:span text:style-name="T7">Many splash weapons, such as Molotov cocktails, are essentially homemade devices (improvised explosives). The purchase DC given in Table: Explosives and Splash Weapons reflects the typical cost of the necessary components. See the Craft (chemical) skill for details on making improvised explosives.</text:span></text:p>
      <text:h text:style-name="P17" text:outline-level="3"><text:span text:style-name="T8">Acid, Mild</text:span></text:h>
      <text:p text:style-name="P1"><text:span text:style-name="T7">A character can throw a flask of acid as a grenadelike weapon. A flask is made of ceramic, metal, or glass (depending on the substance it has to hold), with a tight stopper, and holds about 1 pint of liquid. This entry represents any mild caustic substance. Acid may be purchased in many places, including hardware stores.</text:span></text:p>
      <text:h text:style-name="P17" text:outline-level="3"><text:span text:style-name="T8">Molotov Cocktail</text:span></text:h>
      <text:p text:style-name="P1"><text:span text:style-name="T7">A Molotov cocktail is a flask containing a flammable liquid, plugged with a rag. A Molotov cocktail is easily made by hand (Craft [chemical] check DC 10 or Intelligence check DC 15). The purchase DC given is for the components. To use it, the rag must first be lit, requiring a move action (and a lighter or other source of flame). The cocktail detonates in 2 rounds or on impact with a solid object, whichever comes first. A target that takes a direct hit is dealt an additional 1d6 points of fire damage in the following round and risks catching on fire.</text:span></text:p>
      <text:p text:style-name="P2"/>
      <text:p text:style-name="P29"><text:span text:style-name="T6">Melee Weapons</text:span></text:p>
      <text:p text:style-name="P1"><text:span text:style-name="T7">Melee weapons are used in close combat, and they are generally among the simplest types of weapons. The feat that provides proficiency with these weapons varies from weapon to weapon; some are considered simple weapons (covered by the Simple Weapons Proficiency feat); others are archaic (Archaic Weapons Proficiency) or exotic (Exotic Melee Weapon Proficiency).</text:span></text:p>
      <text:p text:style-name="P1"><text:span text:style-name="T7">A character’s Strength modifier is always added to a melee weapon’s attack roll and damage roll.</text:span></text:p>
      <text:p text:style-name="P2"/>
      <text:p text:style-name="P29"><text:span text:style-name="T6">Melee Weapons Table</text:span></text:p>
      <text:p text:style-name="P1"><text:span text:style-name="T7">Melee weapons are described by a number of statistics, as shown on Table: Melee Weapons.</text:span></text:p>
      <text:p text:style-name="P1"><text:span text:style-name="T8">Damage:</text:span><text:span text:style-name="T7"> The damage the weapon deals on a successful hit.</text:span></text:p>
      <text:p text:style-name="P1"><text:span text:style-name="T8">Critical: </text:span><text:span text:style-name="T7">The threat range for a critical hit. If the threat is confirmed, a weapon deals double damage on a critical hit (roll damage twice, as if hitting the target two times). </text:span></text:p>
      <text:p text:style-name="P1"><text:span text:style-name="T8">Damage Type:</text:span><text:span text:style-name="T7"> Melee weapon damage is classified according to type: bludgeoning (weapons with a blunt striking surface), energy (of a specific type), piercing (weapons with a sharp point), and slashing (weapons with an edged blade). Some creatures or characters may be resistant or immune to some forms of damage.</text:span></text:p>
      <text:p text:style-name="P1"><text:span text:style-name="T8">Range Increment: </text:span><text:span text:style-name="T7">Melee weapons that are designed to be thrown can be used to make ranged attacks. As such, they have a range increment just as other ranged weapons do—but the maximum range for a thrown weapon is five range increments instead of ten.</text:span></text:p>
      <text:p text:style-name="P1"><text:span text:style-name="T7">Any attack at less than the given range increment is not penalized for range. However, each full range increment causes a cumulative –2 penalty on the attack roll. </text:span></text:p>
      <text:p text:style-name="P1"><text:span text:style-name="T8">Size: </text:span><text:span text:style-name="T7">Size categories for weapons and other objects are defined differently from the size categories for creatures. The relationship between a weapon’s size and that of its wielder defines whether it can be used one-handed, if it requires two hands, and if it’s a light weapon.</text:span></text:p>
      <text:p text:style-name="P13"><text:span text:style-name="T7">A Medium-size or smaller weapon can be used one-handed or two-handed. A Large weapon requires two hands.</text:span></text:p>
      <text:p text:style-name="P1"><text:span text:style-name="T7">A Small or smaller weapon is considered a light weapon. It can be used one-handed and, as a light weapon, is easier to use in a character’s off hand.</text:span></text:p>
      <text:p text:style-name="P1"><text:span text:style-name="T8">Weight: </text:span><text:span text:style-name="T7">This column gives the weapon’s weight.</text:span></text:p>
      <text:p text:style-name="P1"><text:span text:style-name="T8">Purchase DC: </text:span><text:span text:style-name="T7">This is the purchase DC for a Wealth check to acquire the weapon.</text:span></text:p>
      <text:p text:style-name="P1"><text:span text:style-name="T8">Restriction:</text:span><text:span text:style-name="T7"> None of the following melee weapons have restrictions on their purchase.</text:span></text:p>
      <text:p text:style-name="P2"/>
      <text:p text:style-name="P1"><text:span text:style-name="T8">Table: Melee Weapons</text:span></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column table:style-name="Table5.I"/>
        <text:soft-page-break/>
        <table:table-row table:style-name="Table5.1">
          <table:table-cell table:style-name="Table5.A1" office:value-type="string">
            <text:p text:style-name="P30"><text:span text:style-name="T10">Weapon</text:span></text:p>
          </table:table-cell>
          <table:table-cell table:style-name="Table5.A1" office:value-type="string">
            <text:p text:style-name="P31"><text:span text:style-name="T10">Damage</text:span></text:p>
          </table:table-cell>
          <table:table-cell table:style-name="Table5.A1" office:value-type="string">
            <text:p text:style-name="P31"><text:span text:style-name="T10">Critical</text:span></text:p>
          </table:table-cell>
          <table:table-cell table:style-name="Table5.A1" office:value-type="string">
            <text:p text:style-name="P31"><text:span text:style-name="T10">Damage Type</text:span></text:p>
          </table:table-cell>
          <table:table-cell table:style-name="Table5.A1" office:value-type="string">
            <text:p text:style-name="P31"><text:span text:style-name="T10">Range Increment</text:span></text:p>
          </table:table-cell>
          <table:table-cell table:style-name="Table5.A1" office:value-type="string">
            <text:p text:style-name="P31"><text:span text:style-name="T10">Size</text:span></text:p>
          </table:table-cell>
          <table:table-cell table:style-name="Table5.A1" office:value-type="string">
            <text:p text:style-name="P31"><text:span text:style-name="T10">Weight</text:span></text:p>
          </table:table-cell>
          <table:table-cell table:style-name="Table5.A1" office:value-type="string">
            <text:p text:style-name="P31"><text:span text:style-name="T10">Purchase DC</text:span></text:p>
          </table:table-cell>
          <table:table-cell table:style-name="Table5.A1" office:value-type="string">
            <text:p text:style-name="P31"><text:span text:style-name="T10">Restriction</text:span></text:p>
          </table:table-cell>
        </table:table-row>
        <table:table-row table:style-name="Table5.2">
          <table:table-cell table:style-name="Table5.A2" table:number-columns-spanned="9" office:value-type="string">
            <text:p text:style-name="P6"><text:span text:style-name="T10">Simple Weapons (require the Simple Weapons Proficiency feat)</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text:span text:style-name="T11">Brass knuckles</text:span></text:p>
          </table:table-cell>
          <table:table-cell table:style-name="Table5.A2" office:value-type="string">
            <text:p text:style-name="P9"><text:span text:style-name="T11">1</text:span></text:p>
          </table:table-cell>
          <table:table-cell table:style-name="Table5.A2" office:value-type="string">
            <text:p text:style-name="P9"><text:span text:style-name="T11">20</text:span></text:p>
          </table:table-cell>
          <table:table-cell table:style-name="Table5.A2" office:value-type="string">
            <text:p text:style-name="P9"><text:span text:style-name="T11">Bludgeoning</text:span></text:p>
          </table:table-cell>
          <table:table-cell table:style-name="Table5.A2" office:value-type="string">
            <text:p text:style-name="P9"><text:span text:style-name="T11">—</text:span></text:p>
          </table:table-cell>
          <table:table-cell table:style-name="Table5.A2" office:value-type="string">
            <text:p text:style-name="P9"><text:span text:style-name="T11">Tiny</text:span></text:p>
          </table:table-cell>
          <table:table-cell table:style-name="Table5.A2" office:value-type="string">
            <text:p text:style-name="P9"><text:span text:style-name="T11">1 lb.</text:span></text:p>
          </table:table-cell>
          <table:table-cell table:style-name="Table5.A2" office:value-type="string">
            <text:p text:style-name="P9"><text:span text:style-name="T11">5</text:span></text:p>
          </table:table-cell>
          <table:table-cell table:style-name="Table5.A2" office:value-type="string">
            <text:p text:style-name="P9"><text:span text:style-name="T11">—</text:span></text:p>
          </table:table-cell>
        </table:table-row>
        <table:table-row table:style-name="Table5.1">
          <table:table-cell table:style-name="Table5.A2" office:value-type="string">
            <text:p text:style-name="P1"><text:span text:style-name="T11">Cleaver</text:span></text:p>
          </table:table-cell>
          <table:table-cell table:style-name="Table5.A2" office:value-type="string">
            <text:p text:style-name="P8"><text:span text:style-name="T11">1d6</text:span></text:p>
          </table:table-cell>
          <table:table-cell table:style-name="Table5.A2" office:value-type="string">
            <text:p text:style-name="P8"><text:span text:style-name="T11">19–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2 lb.</text:span></text:p>
          </table:table-cell>
          <table:table-cell table:style-name="Table5.A2" office:value-type="string">
            <text:p text:style-name="P8"><text:span text:style-name="T11">5</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Club</text:span></text:p>
          </table:table-cell>
          <table:table-cell table:style-name="Table5.A2" office:value-type="string">
            <text:p text:style-name="P8"><text:span text:style-name="T11">1d6</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10 ft.</text:span></text:p>
          </table:table-cell>
          <table:table-cell table:style-name="Table5.A2" office:value-type="string">
            <text:p text:style-name="P8"><text:span text:style-name="T11">Med</text:span></text:p>
          </table:table-cell>
          <table:table-cell table:style-name="Table5.A2" office:value-type="string">
            <text:p text:style-name="P8"><text:span text:style-name="T11">3 lb.</text:span></text:p>
          </table:table-cell>
          <table:table-cell table:style-name="Table5.A2" office:value-type="string">
            <text:p text:style-name="P8"><text:span text:style-name="T11">4</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Knife</text:span></text:p>
          </table:table-cell>
          <table:table-cell table:style-name="Table5.A2" office:value-type="string">
            <text:p text:style-name="P8"><text:span text:style-name="T11">1d4</text:span></text:p>
          </table:table-cell>
          <table:table-cell table:style-name="Table5.A2" office:value-type="string">
            <text:p text:style-name="P8"><text:span text:style-name="T11">19–20</text:span></text:p>
          </table:table-cell>
          <table:table-cell table:style-name="Table5.A2" office:value-type="string">
            <text:p text:style-name="P8"><text:span text:style-name="T11">Piercing</text:span></text:p>
          </table:table-cell>
          <table:table-cell table:style-name="Table5.A2" office:value-type="string">
            <text:p text:style-name="P8"><text:span text:style-name="T11">10 ft.</text:span></text:p>
          </table:table-cell>
          <table:table-cell table:style-name="Table5.A2" office:value-type="string">
            <text:p text:style-name="P8"><text:span text:style-name="T11">Tiny</text:span></text:p>
          </table:table-cell>
          <table:table-cell table:style-name="Table5.A2" office:value-type="string">
            <text:p text:style-name="P8"><text:span text:style-name="T11">1 lb.</text:span></text:p>
          </table:table-cell>
          <table:table-cell table:style-name="Table5.A2" office:value-type="string">
            <text:p text:style-name="P8"><text:span text:style-name="T11">7</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Metal baton</text:span></text:p>
          </table:table-cell>
          <table:table-cell table:style-name="Table5.A2" office:value-type="string">
            <text:p text:style-name="P8"><text:span text:style-name="T11">1d6</text:span></text:p>
          </table:table-cell>
          <table:table-cell table:style-name="Table5.A2" office:value-type="string">
            <text:p text:style-name="P8"><text:span text:style-name="T11">19–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Med</text:span></text:p>
          </table:table-cell>
          <table:table-cell table:style-name="Table5.A2" office:value-type="string">
            <text:p text:style-name="P8"><text:span text:style-name="T11">2 lb.</text:span></text:p>
          </table:table-cell>
          <table:table-cell table:style-name="Table5.A2" office:value-type="string">
            <text:p text:style-name="P8"><text:span text:style-name="T11">8</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Pistol whip</text:span></text:p>
          </table:table-cell>
          <table:table-cell table:style-name="Table5.A2" office:value-type="string">
            <text:p text:style-name="P8"><text:span text:style-name="T11">1d4</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text:span></text:p>
          </table:table-cell>
          <table:table-cell table:style-name="Table5.A2" office:value-type="string">
            <text:p text:style-name="P8"><text:span text:style-name="T11">—</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Rifle butt</text:span></text:p>
          </table:table-cell>
          <table:table-cell table:style-name="Table5.A2" office:value-type="string">
            <text:p text:style-name="P8"><text:span text:style-name="T11">1d6</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Large</text:span></text:p>
          </table:table-cell>
          <table:table-cell table:style-name="Table5.A2" office:value-type="string">
            <text:p text:style-name="P8"><text:span text:style-name="T11">—</text:span></text:p>
          </table:table-cell>
          <table:table-cell table:style-name="Table5.A2" office:value-type="string">
            <text:p text:style-name="P8"><text:span text:style-name="T11">—</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Sap</text:span></text:p>
          </table:table-cell>
          <table:table-cell table:style-name="Table5.A2" office:value-type="string">
            <text:p text:style-name="P8"><text:span text:style-name="T11">1d6</text:span><text:span text:style-name="superscript_20__23__20_in_20_tables"><text:span text:style-name="T16">1</text:span></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3 lb.</text:span></text:p>
          </table:table-cell>
          <table:table-cell table:style-name="Table5.A2" office:value-type="string">
            <text:p text:style-name="P8"><text:span text:style-name="T11">2</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Stun gun</text:span><text:span text:style-name="superscript_20__23__20_in_20_tables"><text:span text:style-name="T15">1</text:span></text:span></text:p>
          </table:table-cell>
          <table:table-cell table:style-name="Table5.A2" office:value-type="string">
            <text:p text:style-name="P8"><text:span text:style-name="T11">1d3</text:span></text:p>
          </table:table-cell>
          <table:table-cell table:style-name="Table5.A2" office:value-type="string">
            <text:p text:style-name="P8"><text:span text:style-name="T11">20</text:span></text:p>
          </table:table-cell>
          <table:table-cell table:style-name="Table5.A2" office:value-type="string">
            <text:p text:style-name="P8"><text:span text:style-name="T11">Electricity</text:span></text:p>
          </table:table-cell>
          <table:table-cell table:style-name="Table5.A2" office:value-type="string">
            <text:p text:style-name="P8"><text:span text:style-name="T11">—</text:span></text:p>
          </table:table-cell>
          <table:table-cell table:style-name="Table5.A2" office:value-type="string">
            <text:p text:style-name="P8"><text:span text:style-name="T11">Tiny</text:span></text:p>
          </table:table-cell>
          <table:table-cell table:style-name="Table5.A2" office:value-type="string">
            <text:p text:style-name="P8"><text:span text:style-name="T11">1 lb.</text:span></text:p>
          </table:table-cell>
          <table:table-cell table:style-name="Table5.A2" office:value-type="string">
            <text:p text:style-name="P8"><text:span text:style-name="T11">5</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Tonfa</text:span><text:span text:style-name="superscript_20__23__20_in_20_tables"><text:span text:style-name="T15">1</text:span></text:span></text:p>
          </table:table-cell>
          <table:table-cell table:style-name="Table5.A2" office:value-type="string">
            <text:p text:style-name="P8"><text:span text:style-name="T11">1d4</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Med</text:span></text:p>
          </table:table-cell>
          <table:table-cell table:style-name="Table5.A2" office:value-type="string">
            <text:p text:style-name="P8"><text:span text:style-name="T11">2 lb.</text:span></text:p>
          </table:table-cell>
          <table:table-cell table:style-name="Table5.A2" office:value-type="string">
            <text:p text:style-name="P8"><text:span text:style-name="T11">6</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3"/>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style-name="Table5.2">
          <table:table-cell table:style-name="Table5.A2" table:number-columns-spanned="9" office:value-type="string">
            <text:p text:style-name="P6"><text:span text:style-name="T10">Archaic Weapons (require the Archaic Weapons Proficiency feat)</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text:span text:style-name="T11">Bayonet (fixed)</text:span><text:span text:style-name="superscript_20__23__20_in_20_tables"><text:span text:style-name="T15">1</text:span></text:span></text:p>
          </table:table-cell>
          <table:table-cell table:style-name="Table5.A2" office:value-type="string">
            <text:p text:style-name="P9"><text:span text:style-name="T11">1d4/1d6</text:span></text:p>
          </table:table-cell>
          <table:table-cell table:style-name="Table5.A2" office:value-type="string">
            <text:p text:style-name="P9"><text:span text:style-name="T11">20</text:span></text:p>
          </table:table-cell>
          <table:table-cell table:style-name="Table5.A2" office:value-type="string">
            <text:p text:style-name="P9"><text:span text:style-name="T11">Piercing</text:span></text:p>
          </table:table-cell>
          <table:table-cell table:style-name="Table5.A2" office:value-type="string">
            <text:p text:style-name="P9"><text:span text:style-name="T11">—</text:span></text:p>
          </table:table-cell>
          <table:table-cell table:style-name="Table5.A2" office:value-type="string">
            <text:p text:style-name="P9"><text:span text:style-name="T11">Large</text:span></text:p>
          </table:table-cell>
          <table:table-cell table:style-name="Table5.A2" office:value-type="string">
            <text:p text:style-name="P9"><text:span text:style-name="T11">1 lb.</text:span></text:p>
          </table:table-cell>
          <table:table-cell table:style-name="Table5.A2" office:value-type="string">
            <text:p text:style-name="P9"><text:span text:style-name="T11">7</text:span></text:p>
          </table:table-cell>
          <table:table-cell table:style-name="Table5.A2" office:value-type="string">
            <text:p text:style-name="P9"><text:span text:style-name="T11">—</text:span></text:p>
          </table:table-cell>
        </table:table-row>
        <table:table-row table:style-name="Table5.1">
          <table:table-cell table:style-name="Table5.A2" office:value-type="string">
            <text:p text:style-name="P1"><text:span text:style-name="T11">Hatchet</text:span></text:p>
          </table:table-cell>
          <table:table-cell table:style-name="Table5.A2" office:value-type="string">
            <text:p text:style-name="P8"><text:span text:style-name="T11">1d6</text:span></text:p>
          </table:table-cell>
          <table:table-cell table:style-name="Table5.A2" office:value-type="string">
            <text:p text:style-name="P8"><text:span text:style-name="T11">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10 ft.</text:span></text:p>
          </table:table-cell>
          <table:table-cell table:style-name="Table5.A2" office:value-type="string">
            <text:p text:style-name="P8"><text:span text:style-name="T11">Small</text:span></text:p>
          </table:table-cell>
          <table:table-cell table:style-name="Table5.A2" office:value-type="string">
            <text:p text:style-name="P8"><text:span text:style-name="T11">4 lb.</text:span></text:p>
          </table:table-cell>
          <table:table-cell table:style-name="Table5.A2" office:value-type="string">
            <text:p text:style-name="P8"><text:span text:style-name="T11">4</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Longsword</text:span></text:p>
          </table:table-cell>
          <table:table-cell table:style-name="Table5.A2" office:value-type="string">
            <text:p text:style-name="P8"><text:span text:style-name="T11">1d8</text:span></text:p>
          </table:table-cell>
          <table:table-cell table:style-name="Table5.A2" office:value-type="string">
            <text:p text:style-name="P8"><text:span text:style-name="T11">19–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Med</text:span></text:p>
          </table:table-cell>
          <table:table-cell table:style-name="Table5.A2" office:value-type="string">
            <text:p text:style-name="P8"><text:span text:style-name="T11">4 lb.</text:span></text:p>
          </table:table-cell>
          <table:table-cell table:style-name="Table5.A2" office:value-type="string">
            <text:p text:style-name="P8"><text:span text:style-name="T11">11</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Machete</text:span></text:p>
          </table:table-cell>
          <table:table-cell table:style-name="Table5.A2" office:value-type="string">
            <text:p text:style-name="P8"><text:span text:style-name="T11">1d6</text:span></text:p>
          </table:table-cell>
          <table:table-cell table:style-name="Table5.A2" office:value-type="string">
            <text:p text:style-name="P8"><text:span text:style-name="T11">19–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2 lb.</text:span></text:p>
          </table:table-cell>
          <table:table-cell table:style-name="Table5.A2" office:value-type="string">
            <text:p text:style-name="P8"><text:span text:style-name="T11">5</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Rapier</text:span></text:p>
          </table:table-cell>
          <table:table-cell table:style-name="Table5.A2" office:value-type="string">
            <text:p text:style-name="P8"><text:span text:style-name="T11">1d6</text:span></text:p>
          </table:table-cell>
          <table:table-cell table:style-name="Table5.A2" office:value-type="string">
            <text:p text:style-name="P8"><text:span text:style-name="T11">18–20</text:span></text:p>
          </table:table-cell>
          <table:table-cell table:style-name="Table5.A2" office:value-type="string">
            <text:p text:style-name="P8"><text:span text:style-name="T11">Piercing</text:span></text:p>
          </table:table-cell>
          <table:table-cell table:style-name="Table5.A2" office:value-type="string">
            <text:p text:style-name="P8"><text:span text:style-name="T11">—</text:span></text:p>
          </table:table-cell>
          <table:table-cell table:style-name="Table5.A2" office:value-type="string">
            <text:p text:style-name="P8"><text:span text:style-name="T11">Med</text:span></text:p>
          </table:table-cell>
          <table:table-cell table:style-name="Table5.A2" office:value-type="string">
            <text:p text:style-name="P8"><text:span text:style-name="T11">3 lb.</text:span></text:p>
          </table:table-cell>
          <table:table-cell table:style-name="Table5.A2" office:value-type="string">
            <text:p text:style-name="P8"><text:span text:style-name="T11">10</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Spear</text:span></text:p>
          </table:table-cell>
          <table:table-cell table:style-name="Table5.A2" office:value-type="string">
            <text:p text:style-name="P8"><text:span text:style-name="T11">1d8</text:span></text:p>
          </table:table-cell>
          <table:table-cell table:style-name="Table5.A2" office:value-type="string">
            <text:p text:style-name="P8"><text:span text:style-name="T11">20</text:span></text:p>
          </table:table-cell>
          <table:table-cell table:style-name="Table5.A2" office:value-type="string">
            <text:p text:style-name="P8"><text:span text:style-name="T11">Piercing</text:span></text:p>
          </table:table-cell>
          <table:table-cell table:style-name="Table5.A2" office:value-type="string">
            <text:p text:style-name="P8"><text:span text:style-name="T11">—</text:span></text:p>
          </table:table-cell>
          <table:table-cell table:style-name="Table5.A2" office:value-type="string">
            <text:p text:style-name="P8"><text:span text:style-name="T11">Large</text:span></text:p>
          </table:table-cell>
          <table:table-cell table:style-name="Table5.A2" office:value-type="string">
            <text:p text:style-name="P8"><text:span text:style-name="T11">9 lb.</text:span></text:p>
          </table:table-cell>
          <table:table-cell table:style-name="Table5.A2" office:value-type="string">
            <text:p text:style-name="P8"><text:span text:style-name="T11">6</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Straight razor</text:span></text:p>
          </table:table-cell>
          <table:table-cell table:style-name="Table5.A2" office:value-type="string">
            <text:p text:style-name="P8"><text:span text:style-name="T11">1d4</text:span></text:p>
          </table:table-cell>
          <table:table-cell table:style-name="Table5.A2" office:value-type="string">
            <text:p text:style-name="P8"><text:span text:style-name="T11">19–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Tiny</text:span></text:p>
          </table:table-cell>
          <table:table-cell table:style-name="Table5.A2" office:value-type="string">
            <text:p text:style-name="P8"><text:span text:style-name="T11">0.5 lb.</text:span></text:p>
          </table:table-cell>
          <table:table-cell table:style-name="Table5.A2" office:value-type="string">
            <text:p text:style-name="P8"><text:span text:style-name="T11">4</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Sword cane</text:span><text:span text:style-name="superscript_20__23__20_in_20_tables"><text:span text:style-name="T15">1</text:span></text:span></text:p>
          </table:table-cell>
          <table:table-cell table:style-name="Table5.A2" office:value-type="string">
            <text:p text:style-name="P8"><text:span text:style-name="T11">1d6</text:span></text:p>
          </table:table-cell>
          <table:table-cell table:style-name="Table5.A2" office:value-type="string">
            <text:p text:style-name="P8"><text:span text:style-name="T11">18–20</text:span></text:p>
          </table:table-cell>
          <table:table-cell table:style-name="Table5.A2" office:value-type="string">
            <text:p text:style-name="P8"><text:span text:style-name="T11">Piercing</text:span></text:p>
          </table:table-cell>
          <table:table-cell table:style-name="Table5.A2" office:value-type="string">
            <text:p text:style-name="P8"><text:span text:style-name="T11">—</text:span></text:p>
          </table:table-cell>
          <table:table-cell table:style-name="Table5.A2" office:value-type="string">
            <text:p text:style-name="P8"><text:span text:style-name="T11">Med</text:span></text:p>
          </table:table-cell>
          <table:table-cell table:style-name="Table5.A2" office:value-type="string">
            <text:p text:style-name="P8"><text:span text:style-name="T11">3 lb.</text:span></text:p>
          </table:table-cell>
          <table:table-cell table:style-name="Table5.A2" office:value-type="string">
            <text:p text:style-name="P8"><text:span text:style-name="T11">9</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3"/>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cell table:style-name="Table5.A2" office:value-type="string">
            <text:p text:style-name="P4"/>
          </table:table-cell>
        </table:table-row>
        <table:table-row table:style-name="Table5.2">
          <table:table-cell table:style-name="Table5.A2" table:number-columns-spanned="9" office:value-type="string">
            <text:p text:style-name="P6"><text:span text:style-name="T10">Exotic Melee Weapons (each requires a specific Exotic Melee Weapon Proficiency feat)</text:span></text:p>
          </table:table-cell>
          <table:covered-table-cell/>
          <table:covered-table-cell/>
          <table:covered-table-cell/>
          <table:covered-table-cell/>
          <table:covered-table-cell/>
          <table:covered-table-cell/>
          <table:covered-table-cell/>
          <table:covered-table-cell/>
        </table:table-row>
        <table:table-row table:style-name="Table5.1">
          <table:table-cell table:style-name="Table5.A2" office:value-type="string">
            <text:p text:style-name="P6"><text:span text:style-name="T11">Chain</text:span><text:span text:style-name="superscript_20__23__20_in_20_tables"><text:span text:style-name="T15">1</text:span></text:span></text:p>
          </table:table-cell>
          <table:table-cell table:style-name="Table5.A2" office:value-type="string">
            <text:p text:style-name="P9"><text:span text:style-name="T11">1d6/1d6</text:span></text:p>
          </table:table-cell>
          <table:table-cell table:style-name="Table5.A2" office:value-type="string">
            <text:p text:style-name="P9"><text:span text:style-name="T11">20</text:span></text:p>
          </table:table-cell>
          <table:table-cell table:style-name="Table5.A2" office:value-type="string">
            <text:p text:style-name="P9"><text:span text:style-name="T11">Bludgeoning</text:span></text:p>
          </table:table-cell>
          <table:table-cell table:style-name="Table5.A2" office:value-type="string">
            <text:p text:style-name="P9"><text:span text:style-name="T11">—</text:span></text:p>
          </table:table-cell>
          <table:table-cell table:style-name="Table5.A2" office:value-type="string">
            <text:p text:style-name="P9"><text:span text:style-name="T11">Large</text:span></text:p>
          </table:table-cell>
          <table:table-cell table:style-name="Table5.A2" office:value-type="string">
            <text:p text:style-name="P9"><text:span text:style-name="T11">5 lb.</text:span></text:p>
          </table:table-cell>
          <table:table-cell table:style-name="Table5.A2" office:value-type="string">
            <text:p text:style-name="P9"><text:span text:style-name="T11">5</text:span></text:p>
          </table:table-cell>
          <table:table-cell table:style-name="Table5.A2" office:value-type="string">
            <text:p text:style-name="P9"><text:span text:style-name="T11">—</text:span></text:p>
          </table:table-cell>
        </table:table-row>
        <table:table-row table:style-name="Table5.1">
          <table:table-cell table:style-name="Table5.A2" office:value-type="string">
            <text:p text:style-name="P1"><text:span text:style-name="T11">Chain saw</text:span></text:p>
          </table:table-cell>
          <table:table-cell table:style-name="Table5.A2" office:value-type="string">
            <text:p text:style-name="P8"><text:span text:style-name="T11">3d6</text:span></text:p>
          </table:table-cell>
          <table:table-cell table:style-name="Table5.A2" office:value-type="string">
            <text:p text:style-name="P8"><text:span text:style-name="T11">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Large</text:span></text:p>
          </table:table-cell>
          <table:table-cell table:style-name="Table5.A2" office:value-type="string">
            <text:p text:style-name="P8"><text:span text:style-name="T11">10 lb.</text:span></text:p>
          </table:table-cell>
          <table:table-cell table:style-name="Table5.A2" office:value-type="string">
            <text:p text:style-name="P8"><text:span text:style-name="T11">9</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Kama</text:span></text:p>
          </table:table-cell>
          <table:table-cell table:style-name="Table5.A2" office:value-type="string">
            <text:p text:style-name="P8"><text:span text:style-name="T11">1d6</text:span></text:p>
          </table:table-cell>
          <table:table-cell table:style-name="Table5.A2" office:value-type="string">
            <text:p text:style-name="P8"><text:span text:style-name="T11">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2 lb.</text:span></text:p>
          </table:table-cell>
          <table:table-cell table:style-name="Table5.A2" office:value-type="string">
            <text:p text:style-name="P8"><text:span text:style-name="T11">5</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Katana</text:span></text:p>
          </table:table-cell>
          <table:table-cell table:style-name="Table5.A2" office:value-type="string">
            <text:p text:style-name="P8"><text:span text:style-name="T11">2d6</text:span></text:p>
          </table:table-cell>
          <table:table-cell table:style-name="Table5.A2" office:value-type="string">
            <text:p text:style-name="P8"><text:span text:style-name="T11">19–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Large</text:span></text:p>
          </table:table-cell>
          <table:table-cell table:style-name="Table5.A2" office:value-type="string">
            <text:p text:style-name="P8"><text:span text:style-name="T11">6 lb.</text:span></text:p>
          </table:table-cell>
          <table:table-cell table:style-name="Table5.A2" office:value-type="string">
            <text:p text:style-name="P8"><text:span text:style-name="T11">12</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Kukri</text:span></text:p>
          </table:table-cell>
          <table:table-cell table:style-name="Table5.A2" office:value-type="string">
            <text:p text:style-name="P8"><text:span text:style-name="T11">1d4</text:span></text:p>
          </table:table-cell>
          <table:table-cell table:style-name="Table5.A2" office:value-type="string">
            <text:p text:style-name="P8"><text:span text:style-name="T11">18–20</text:span></text:p>
          </table:table-cell>
          <table:table-cell table:style-name="Table5.A2" office:value-type="string">
            <text:p text:style-name="P8"><text:span text:style-name="T11">Slash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1 lb.</text:span></text:p>
          </table:table-cell>
          <table:table-cell table:style-name="Table5.A2" office:value-type="string">
            <text:p text:style-name="P8"><text:span text:style-name="T11">5</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Nunchaku</text:span></text:p>
          </table:table-cell>
          <table:table-cell table:style-name="Table5.A2" office:value-type="string">
            <text:p text:style-name="P8"><text:span text:style-name="T11">1d6</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Small</text:span></text:p>
          </table:table-cell>
          <table:table-cell table:style-name="Table5.A2" office:value-type="string">
            <text:p text:style-name="P8"><text:span text:style-name="T11">2 lb.</text:span></text:p>
          </table:table-cell>
          <table:table-cell table:style-name="Table5.A2" office:value-type="string">
            <text:p text:style-name="P8"><text:span text:style-name="T11">3</text:span></text:p>
          </table:table-cell>
          <table:table-cell table:style-name="Table5.A2" office:value-type="string">
            <text:p text:style-name="P8"><text:span text:style-name="T11">—</text:span></text:p>
          </table:table-cell>
        </table:table-row>
        <table:table-row table:style-name="Table5.1">
          <table:table-cell table:style-name="Table5.A2" office:value-type="string">
            <text:p text:style-name="P1"><text:span text:style-name="T11">Three-section staff</text:span><text:span text:style-name="superscript_20__23__20_in_20_tables"><text:span text:style-name="T15">1</text:span></text:span><text:span text:style-name="superscript_20__23__20_in_20_tables"><text:span text:style-name="T16"> </text:span></text:span></text:p>
          </table:table-cell>
          <table:table-cell table:style-name="Table5.A2" office:value-type="string">
            <text:p text:style-name="P8"><text:span text:style-name="T11">1d10/1d10</text:span></text:p>
          </table:table-cell>
          <table:table-cell table:style-name="Table5.A2" office:value-type="string">
            <text:p text:style-name="P8"><text:span text:style-name="T11">20</text:span></text:p>
          </table:table-cell>
          <table:table-cell table:style-name="Table5.A2" office:value-type="string">
            <text:p text:style-name="P8"><text:span text:style-name="T11">Bludgeoning</text:span></text:p>
          </table:table-cell>
          <table:table-cell table:style-name="Table5.A2" office:value-type="string">
            <text:p text:style-name="P8"><text:span text:style-name="T11">—</text:span></text:p>
          </table:table-cell>
          <table:table-cell table:style-name="Table5.A2" office:value-type="string">
            <text:p text:style-name="P8"><text:span text:style-name="T11">Large</text:span></text:p>
          </table:table-cell>
          <table:table-cell table:style-name="Table5.A2" office:value-type="string">
            <text:p text:style-name="P8"><text:span text:style-name="T11">3 lb.</text:span></text:p>
          </table:table-cell>
          <table:table-cell table:style-name="Table5.A2" office:value-type="string">
            <text:p text:style-name="P8"><text:span text:style-name="T11">4</text:span></text:p>
          </table:table-cell>
          <table:table-cell table:style-name="Table5.A2" office:value-type="string">
            <text:p text:style-name="P8"><text:span text:style-name="T11">—</text:span></text:p>
          </table:table-cell>
        </table:table-row>
        <table:table-row table:style-name="Table5.2">
          <table:table-cell table:style-name="Table5.A32" table:number-columns-spanned="9" office:value-type="string">
            <text:p text:style-name="P6"><text:span text:style-name="superscript_20__23__20_in_20_tables"><text:span text:style-name="T11">1</text:span></text:span><text:span text:style-name="superscript_20__23__20_in_20_tables"><text:span text:style-name="T16"> </text:span></text:span><text:span text:style-name="T11">See the description of this weapon for special rules.</text:span></text:p>
          </table:table-cell>
          <table:covered-table-cell/>
          <table:covered-table-cell/>
          <table:covered-table-cell/>
          <table:covered-table-cell/>
          <table:covered-table-cell/>
          <table:covered-table-cell/>
          <table:covered-table-cell/>
          <table:covered-table-cell/>
        </table:table-row>
      </table:table>
      <text:p text:style-name="P2"/>
      <text:h text:style-name="P21" text:outline-level="2"><text:span text:style-name="T4">Simple Melee Weapons</text:span></text:h>
      <text:p text:style-name="P1"><text:span text:style-name="T7">Generally inexpensive and light in weight, simple weapons get the job done nevertheless.</text:span></text:p>
      <text:h text:style-name="P17" text:outline-level="3"><text:span text:style-name="T8">Brass Knuckles</text:span></text:h>
      <text:p text:style-name="P1"><text:span text:style-name="T7">These pieces of molded metal fit over the outside of a character’s fingers and allow him or her to deal lethal damage with an unarmed strike instead of nonlethal damage. A strike with brass knuckles is otherwise considered an unarmed attack. </text:span></text:p>
      <text:p text:style-name="P1"><text:span text:style-name="T7">When used by a character with the Brawl feat, brass knuckles increase the base damage dealt by an unarmed strike by +1 and turn the damage into lethal damage.</text:span></text:p>
      <text:p text:style-name="P1"><text:span text:style-name="T7">The cost and weight given are for a single item.</text:span></text:p>
      <text:h text:style-name="P17" text:outline-level="3"><text:span text:style-name="T8">Cleaver</text:span></text:h>
      <text:p text:style-name="P1"><text:span text:style-name="T7">Heavy kitchen knives can be snatched up for use as weapons in homes and restaurants. These weapons are essentially similar to the twin butterfly swords used in some kung fu styles.</text:span></text:p>
      <text:h text:style-name="P17" text:outline-level="3"><text:span text:style-name="T8">Club</text:span></text:h>
      <text:p text:style-name="P1"><text:span text:style-name="T7">Almost anything can be used as a club. This entry represents the wooden nightsticks sometimes carried by police forces.</text:span></text:p>
      <text:h text:style-name="P17" text:outline-level="3"><text:span text:style-name="T8">Knife</text:span></text:h>
      <text:p text:style-name="P1"><text:span text:style-name="T7">This category of weapon includes hunting knives, butterfly or “balisong” knives, switchblades, and bayonets (when not attached to rifles). A character can select the Weapon Finesse feat to apply his or her Dexterity modifier instead of Strength modifier to attack rolls with a knife.</text:span></text:p>
      <text:h text:style-name="P17" text:outline-level="3"><text:span text:style-name="T8">Metal Baton</text:span></text:h>
      <text:p text:style-name="P1"><text:span text:style-name="T7">This weapon can be collapsed to reduce its size and increase its concealability. A collapsed baton is Small and can’t be used as a weapon. Extending or collapsing the baton is a free action.</text:span></text:p>
      <text:h text:style-name="P17" text:outline-level="3"><text:span text:style-name="T8">Pistol Whip</text:span></text:h>
      <text:p text:style-name="P1"><text:span text:style-name="T7">Using a pistol as a melee weapon can deal greater damage than attacking unarmed. No weight or purchase DC is given for this weapon, since both vary depending on the pistol used.</text:span></text:p>
      <text:h text:style-name="P17" text:outline-level="3"><text:span text:style-name="T8">Rifle Butt</text:span></text:h>
      <text:p text:style-name="P1"><text:span text:style-name="T7">The butt of a rifle can be used as an impromptu club.</text:span></text:p>
      <text:h text:style-name="P17" text:outline-level="3"><text:span text:style-name="T8">Sap</text:span></text:h>
      <text:p text:style-name="P1"><text:span text:style-name="T7">This weapon, essentially a smaller version of a club, deals nonlethal damage instead of lethal damage.</text:span></text:p>
      <text:h text:style-name="P17" text:outline-level="3"><text:span text:style-name="T8">Stun Gun</text:span></text:h>
      <text:p text:style-name="P1"><text:span text:style-name="T7">Although the name suggests a ranged weapon, a stun gun requires physical contact to affect its target. (The taser is a ranged weapon with a similar effect.) On a successful hit, the stun gun deals 1d3 points of electricity damage,(do not add the character’s Str bonus) and the target must make a Fortitude saving throw (DC 15) or be paralyzed for 1d6 rounds.</text:span></text:p>
      <text:h text:style-name="P17" text:outline-level="3"><text:span text:style-name="T8">Tonfa</text:span></text:h>
      <text:p text:style-name="P1"><text:span text:style-name="T7">This is the melee weapon carried by most police forces, used to subdue and restrain criminals. A character can deal nonlethal damage with a tonfa without taking the usual –4 penalty.</text:span></text:p>
      <text:p text:style-name="P2"/>
      <text:h text:style-name="P21" text:outline-level="2"><text:span text:style-name="T4">Archaic Melee Weapons</text:span></text:h>
      <text:p text:style-name="P1"><text:span text:style-name="T7">Most of these weapons deal damage by means of a blade or a sharp point. Some of them are moderately expensive, reflecting their archaic nature in modern-day society.</text:span></text:p>
      <text:p text:style-name="P1"><text:span text:style-name="T8">Bayonet (Fixed)</text:span></text:p>
      <text:p text:style-name="P1"><text:span text:style-name="T7">The statistics given describe a bayonet fixed at the end of a longarm with an appropriate mount. With the bayonet fixed, the longarm becomes a double weapon—clublike at one end and spearlike at the other. A character can fight with it as if fighting with two weapons, but if the character does so, he or she incurs all the normal attack penalties associated with fighting with two weapons, as if using a one-handed weapon and a light weapon.</text:span></text:p>
      <text:h text:style-name="P17" text:outline-level="3"><text:span text:style-name="T8">Hatchet</text:span></text:h>
      <text:p text:style-name="P1"><text:span text:style-name="T7">This light axe is a chopping tool that deals slashing dam­age when employed as a weapon.</text:span></text:p>
      <text:h text:style-name="P17" text:outline-level="3"><text:soft-page-break/><text:span text:style-name="T8">Longsword</text:span></text:h>
      <text:p text:style-name="P1"><text:span text:style-name="T7">This classic, straight blade is the weapon of knighthood and valor.</text:span></text:p>
      <text:h text:style-name="P17" text:outline-level="3"><text:span text:style-name="T8">Machete</text:span></text:h>
      <text:p text:style-name="P1"><text:span text:style-name="T7">This long-bladed tool looks much like a short, lightweight sword.</text:span></text:p>
      <text:h text:style-name="P17" text:outline-level="3"><text:span text:style-name="T8">Rapier</text:span></text:h>
      <text:p text:style-name="P1"><text:span text:style-name="T7">The rapier is a lightweight sword with a thin blade. A character can select the Weapon Finesse feat to apply his or her Dexterity modifier instead of Strength modifier to attack rolls with a rapier.</text:span></text:p>
      <text:h text:style-name="P17" text:outline-level="3"><text:span text:style-name="T8">Spear</text:span></text:h>
      <text:p text:style-name="P1"><text:span text:style-name="T7">This primitive device is a reach weapon. A character can strike opponents 10 feet away with it, but can’t use it against an adjacent foe.</text:span></text:p>
      <text:h text:style-name="P17" text:outline-level="3"><text:span text:style-name="T8">Straight Razor</text:span></text:h>
      <text:p text:style-name="P1"><text:span text:style-name="T7">Favored by old-school organized crime “mechanics,” this item can still be found in some barbershops and shaving kits.</text:span></text:p>
      <text:h text:style-name="P17" text:outline-level="3"><text:span text:style-name="T8">Sword Cane</text:span></text:h>
      <text:p text:style-name="P1"><text:span text:style-name="T7">This is a lightweight, concealed sword that hides its blade in the shaft of a walking stick or umbrella. Because of this special construction, a sword cane is always considered to be concealed; it is noticed only with a Spot check (DC 18). (The walking stick or umbrella is not concealed, only the blade within.)</text:span></text:p>
      <text:p text:style-name="P2"/>
      <text:h text:style-name="P21" text:outline-level="2"><text:span text:style-name="T4">Exotic Melee Weapons</text:span></text:h>
      <text:p text:style-name="P1"><text:span text:style-name="T7">Most exotic weapons are either atypical in form or improved variations of other melee weapons. Because each exotic weapon is unique in how it is manipulated and employed, a separate Exotic Melee Weapon Proficiency feat is required for each one in order to avoid the –4 nonproficient penalty.</text:span></text:p>
      <text:h text:style-name="P17" text:outline-level="3"><text:span text:style-name="T8">Chain</text:span></text:h>
      <text:p text:style-name="P1"><text:span text:style-name="T7">Also called the manriki-gusari, this is a simple chain with weighted ends. It can be whirled quickly, striking with hard blows from the weights. One end can also be swung to entangle an opponent.</text:span></text:p>
      <text:p text:style-name="P1"><text:span text:style-name="T7">The chain can be used either as a double weapon or as a reach weapon. A character can fight with it as if fighting with two weapons, incurring all the normal attack penalties as if using a one-handed weapon and a light weapon. In this case, the character can only strike at an adjacent opponent.</text:span></text:p>
      <text:p text:style-name="P1"><text:span text:style-name="T7">If a character uses the chain as a reach weapon, he or she can strike opponents up to 10 feet away. In addition, unlike other weapons with reach, the character can use it against an adjacent foe. In this case, the character can only use one end of the chain effectively; he or she can’t use it as a double weapon.</text:span></text:p>
      <text:p text:style-name="P1"><text:span text:style-name="T7">Because a chain can wrap around an enemy’s leg or other limb, a character can make a trip attack with it by succeeding at a melee touch attack. If the character is tripped during his or her own trip attempt, the character can drop the chain to avoid being tripped.</text:span></text:p>
      <text:p text:style-name="P1"><text:span text:style-name="T7">When using a chain, the character gets a +2 equipment bonus on his or her opposed attack roll when attempting to disarm an opponent (including the roll to avoid being disarmed if the character fails to disarm the opponent). </text:span></text:p>
      <text:p text:style-name="P1"><text:span text:style-name="T7">A character can select the Weapon Finesse feat to apply his or her Dexterity modifier instead of Strength modifier to attack rolls with a chain.</text:span></text:p>
      <text:h text:style-name="P17" text:outline-level="3"><text:span text:style-name="T8">Chain Saw</text:span></text:h>
      <text:p text:style-name="P1"><text:span text:style-name="T7">Military and police units use powered saws to cut through fences and open doors rapidly. They are sometimes pressed into service as weapons, often by people who watch too many movies.</text:span></text:p>
      <text:h text:style-name="P17" text:outline-level="3"><text:span text:style-name="T8">Kama</text:span></text:h>
      <text:p text:style-name="P1"><text:span text:style-name="T7">A kama is a wooden shaft with a scythe blade extending at a right angle out from the shaft. Kama are traditional weapons in various styles of karate.</text:span></text:p>
      <text:h text:style-name="P17" text:outline-level="3"><text:span text:style-name="T8">Katana</text:span></text:h>
      <text:p text:style-name="P1"><text:span text:style-name="T7">The katana is the traditional Japanese samurai sword. When used with the Exotic Melee Weapon Proficiency feat, it can be used with one hand. For a wielder without the feat, the katana must be used with two hands, and the standard –4 nonproficiency penalty applies.</text:span></text:p>
      <text:h text:style-name="P17" text:outline-level="3"><text:span text:style-name="T8">Kukri</text:span></text:h>
      <text:p text:style-name="P1"><text:span text:style-name="T7">This heavy, curved dagger has its sharp edge on the inside of the curve.</text:span></text:p>
      <text:h text:style-name="P17" text:outline-level="3"><text:span text:style-name="T8">Nunchaku</text:span></text:h>
      <text:p text:style-name="P1"><text:span text:style-name="T7">A popular martial arts weapon, the nunchaku is made of two wooden shafts connected by a short length of rope or chain.</text:span></text:p>
      <text:h text:style-name="P17" text:outline-level="3"><text:span text:style-name="T8">Three-Section Staff</text:span></text:h>
      <text:p text:style-name="P1"><text:soft-page-break/><text:span text:style-name="T7">Originally a farm implement for threshing grain, this weapon is composed of three sections of wood of equal lengths, joined at the ends by chain, leather, or rope. The three-section staff requires two hands to use.</text:span></text:p>
      <text:p text:style-name="P1"><text:span text:style-name="T7">The three-section staff is a double weapon. A character can fight with it as if fighting with two weapons, but if he or she does, the character incurs all the normal attack penalties associated with fighting with two weapons, as if using a one-handed weapon and a light weapon.</text:span></text:p>
      <text:p text:style-name="P2"/>
      <text:h text:style-name="P21" text:outline-level="2"><text:span text:style-name="T4">Improvised Weapons</text:span></text:h>
      <text:p text:style-name="P1"><text:span text:style-name="T7">Any portable object can be used as a weapon in a pinch. In most cases, an object can be wielded either as a melee weapon or a ranged weapon. </text:span></text:p>
      <text:p text:style-name="P1"><text:span text:style-name="T7">A character takes a –4 penalty on his or her attack roll when wielding or throwing an improvised weapon. An improvised weapon is not considered simple, archaic, or exotic, so weapon proficiency feats cannot offset the –4 penalty.</text:span></text:p>
      <text:p text:style-name="P2"/>
      <table:table table:name="Table6" table:style-name="Table6">
        <table:table-column table:style-name="Table6.A"/>
        <table:table-column table:style-name="Table6.B"/>
        <table:table-column table:style-name="Table6.C"/>
        <table:table-row table:style-name="Table6.1">
          <table:table-cell table:style-name="Table6.A1" table:number-columns-spanned="3" office:value-type="string">
            <text:p text:style-name="P6"><text:span text:style-name="T10">Table: Improvised Weapon Damage by Size</text:span></text:p>
          </table:table-cell>
          <table:covered-table-cell/>
          <table:covered-table-cell/>
        </table:table-row>
        <table:table-row table:style-name="Table6.2">
          <table:table-cell table:style-name="Table6.A2" office:value-type="string">
            <text:p text:style-name="P7"><text:span text:style-name="T2">Object Size</text:span></text:p>
          </table:table-cell>
          <table:table-cell table:style-name="Table6.A2" office:value-type="string">
            <text:p text:style-name="P7"><text:span text:style-name="T2">Examples</text:span></text:p>
          </table:table-cell>
          <table:table-cell table:style-name="Table6.A2" office:value-type="string">
            <text:h text:style-name="P28" text:outline-level="6"><text:span text:style-name="T2">Damage</text:span></text:h>
          </table:table-cell>
        </table:table-row>
        <table:table-row table:style-name="Table6.2">
          <table:table-cell table:style-name="Table6.A2" office:value-type="string">
            <text:p text:style-name="P1"><text:span text:style-name="T11">Diminutive</text:span></text:p>
          </table:table-cell>
          <table:table-cell table:style-name="Table6.A2" office:value-type="string">
            <text:p text:style-name="P1"><text:span text:style-name="T11">Ashtray, CD disk case, crystal paperweight</text:span></text:p>
          </table:table-cell>
          <table:table-cell table:style-name="Table6.A2" office:value-type="string">
            <text:p text:style-name="P10"><text:span text:style-name="T11">1</text:span></text:p>
          </table:table-cell>
        </table:table-row>
        <table:table-row table:style-name="Table6.2">
          <table:table-cell table:style-name="Table6.A2" office:value-type="string">
            <text:p text:style-name="P1"><text:span text:style-name="T11">Tiny</text:span></text:p>
          </table:table-cell>
          <table:table-cell table:style-name="Table6.A2" office:value-type="string">
            <text:p text:style-name="P1"><text:span text:style-name="T11">Fist-sized rock, mug, screwdriver, softball, flashlight, wrench</text:span></text:p>
          </table:table-cell>
          <table:table-cell table:style-name="Table6.A2" office:value-type="string">
            <text:p text:style-name="P10"><text:span text:style-name="T11">1d2</text:span></text:p>
          </table:table-cell>
        </table:table-row>
        <table:table-row table:style-name="Table6.2">
          <table:table-cell table:style-name="Table6.A2" office:value-type="string">
            <text:p text:style-name="P1"><text:span text:style-name="T11">Small</text:span></text:p>
          </table:table-cell>
          <table:table-cell table:style-name="Table6.A2" office:value-type="string">
            <text:p text:style-name="P1"><text:span text:style-name="T11">Bottle, drill, fire extinguisher, flower pot, helmet, metal hubcap, vase</text:span></text:p>
          </table:table-cell>
          <table:table-cell table:style-name="Table6.A2" office:value-type="string">
            <text:p text:style-name="P10"><text:span text:style-name="T11">1d3</text:span></text:p>
          </table:table-cell>
        </table:table-row>
        <table:table-row table:style-name="Table6.2">
          <table:table-cell table:style-name="Table6.A2" office:value-type="string">
            <text:p text:style-name="P1"><text:span text:style-name="T11">Medium-size</text:span></text:p>
          </table:table-cell>
          <table:table-cell table:style-name="Table6.A2" office:value-type="string">
            <text:p text:style-name="P1"><text:span text:style-name="T11">Bar stool, brick, briefcase, bowling ball, garbage can lid, hockey stick, nail gun</text:span></text:p>
          </table:table-cell>
          <table:table-cell table:style-name="Table6.A2" office:value-type="string">
            <text:p text:style-name="P10"><text:span text:style-name="T11">1d4</text:span></text:p>
          </table:table-cell>
        </table:table-row>
        <table:table-row table:style-name="Table6.2">
          <table:table-cell table:style-name="Table6.A2" office:value-type="string">
            <text:p text:style-name="P1"><text:span text:style-name="T11">Large</text:span></text:p>
          </table:table-cell>
          <table:table-cell table:style-name="Table6.A2" office:value-type="string">
            <text:p text:style-name="P1"><text:span text:style-name="T11">Empty garbage can, guitar, computer monitor, office chair, tire iron</text:span></text:p>
          </table:table-cell>
          <table:table-cell table:style-name="Table6.A2" office:value-type="string">
            <text:p text:style-name="P10"><text:span text:style-name="T11">1d6</text:span></text:p>
          </table:table-cell>
        </table:table-row>
        <table:table-row table:style-name="Table6.2">
          <table:table-cell table:style-name="Table6.A2" office:value-type="string">
            <text:p text:style-name="P1"><text:span text:style-name="T11">Huge</text:span></text:p>
          </table:table-cell>
          <table:table-cell table:style-name="Table6.A2" office:value-type="string">
            <text:p text:style-name="P1"><text:span text:style-name="T11">10-foot ladder, mailbox, oil barrel, park bench, sawhorse</text:span></text:p>
          </table:table-cell>
          <table:table-cell table:style-name="Table6.A2" office:value-type="string">
            <text:p text:style-name="P10"><text:span text:style-name="T11">1d8</text:span></text:p>
          </table:table-cell>
        </table:table-row>
        <table:table-row table:style-name="Table6.2">
          <table:table-cell table:style-name="Table6.A2" office:value-type="string">
            <text:p text:style-name="P1"><text:span text:style-name="T11">Gargantuan</text:span></text:p>
          </table:table-cell>
          <table:table-cell table:style-name="Table6.A2" office:value-type="string">
            <text:p text:style-name="P1"><text:span text:style-name="T11">Desk, dumpster, file cabinet, large sofa, soda machine</text:span></text:p>
          </table:table-cell>
          <table:table-cell table:style-name="Table6.A2" office:value-type="string">
            <text:p text:style-name="P10"><text:span text:style-name="T11">2d6</text:span></text:p>
          </table:table-cell>
        </table:table-row>
        <table:table-row table:style-name="Table6.2">
          <table:table-cell table:style-name="Table6.A10" office:value-type="string">
            <text:p text:style-name="P6"><text:span text:style-name="T11">Colossal</text:span></text:p>
          </table:table-cell>
          <table:table-cell table:style-name="Table6.A10" office:value-type="string">
            <text:p text:style-name="P6"><text:span text:style-name="T11">Junked vehicle, stoplight, telephone pole</text:span></text:p>
          </table:table-cell>
          <table:table-cell table:style-name="Table6.A10" office:value-type="string">
            <text:p text:style-name="P11"><text:span text:style-name="T11">2d8</text:span></text:p>
          </table:table-cell>
        </table:table-row>
      </table:table>
      <text:p text:style-name="P2"/>
      <text:p text:style-name="P1"><text:span text:style-name="T7">A character can effectively wield or throw an object of his or her size category or smaller using one hand. A character can effectively wield or throw an object one size category larger than him or herself using two hands. <text:s/>An improvised thrown weapon has a range increment of 10 feet. Increase the range increment for creatures of Large size or larger as follows: Large 15 feet, Huge 30 feet, Gargantuan 60 feet, Colossal 120 feet.</text:span></text:p>
      <text:p text:style-name="P1"><text:span text:style-name="T7">Damage: Improvised weapons deal lethal damage based on their size, although the GM may adjust the damage of an object that is especially light or heavy for its size. The wielder’s Strength modifier applies only to damage from Tiny or larger improvised weapons; do not apply the wielder’s Strength modifier to damage from Diminutive objects. Table: Improvised Weapon Damage by Size gives the damage for improvised weapons of varying size. Improvised weapons threaten a critical hit on a natural roll of 20. Improvised weapons of Fine size deal no damage.</text:span></text:p>
      <text:p text:style-name="P1"><text:span text:style-name="T7">Unlike real weapons, improvised weapons are not designed to absorb damage. They tend to shatter, bend, crumple, or fall apart after a few blows. An improvised weapon has a 50% chance of breaking each time it deals damage or, in the case of thrown objects, strikes a surface (such as a wall) or an object larger than itself.</text:span></text:p>
      <text:p text:style-name="P2"/>
      <text:h text:style-name="P21" text:outline-level="2"><text:span text:style-name="T4">Armor</text:span></text:h>
      <text:p text:style-name="P1"><text:span text:style-name="T7">Body armor comes in a variety of shapes and sizes, providing varying degrees of coverage and varying heaviness of materials.</text:span></text:p>
      <text:p text:style-name="P1"><text:span text:style-name="T7">Three feats cover proficiency in the use of armor: Armor Proficiency (light), Armor Proficiency (medium), and Armor Proficiency (heavy).</text:span></text:p>
      <text:p text:style-name="P2"/>
      <text:h text:style-name="P21" text:outline-level="2"><text:span text:style-name="T4">Armor Table</text:span></text:h>
      <text:p text:style-name="P1"><text:span text:style-name="T7">Armor is described by a number of statistics, as shown on Table: Armor.</text:span></text:p>
      <text:p text:style-name="P1"><text:span text:style-name="T8">Type:</text:span><text:span text:style-name="T7"> Armor comes in four types: archaic, impromptu, concealable, and tactical.</text:span></text:p>
      <text:p text:style-name="P1"><text:span text:style-name="T7">Archaic armor is old-fashioned armor, such as medieval chainmail and plate mail.</text:span></text:p>
      <text:p text:style-name="P1"><text:span text:style-name="T7">Impromptu armor includes items that provide protection even though they weren’t designed for that purpose, such as leather biker’s jackets and football pads.</text:span></text:p>
      <text:p text:style-name="P1"><text:span text:style-name="T7">Concealable armor is modern body armor designed to fit underneath regular clothing. It can be worn for extended periods of time without fatiguing the wearer.</text:span></text:p>
      <text:p text:style-name="P1"><text:span text:style-name="T7">Tactical armor is modern body armor that fits over clothing and can’t be easily concealed. Its weight and bulk make it impractical to wear all the time, and it’s generally only donned when a specific dangerous confrontation is likely. Because it’s worn over clothing in tactical situations, tactical armor often has pockets, clips, and velcro attachment points for carrying weapons, grenades, ammunition, flashlights, first aid kits, and other items.</text:span></text:p>
      <text:p text:style-name="P1"><text:soft-page-break/><text:span text:style-name="T8">Equipment Bonus: </text:span><text:span text:style-name="T7">The protective value of the armor. This bonus adds to the wearer’s Defense.</text:span></text:p>
      <text:p text:style-name="P1"><text:span text:style-name="T8">Nonproficient Bonus: </text:span><text:span text:style-name="T7">The maximum amount of the armor’s equipment bonus that can be applied to the wearer’s Defense if the wearer is using armor with which he or she isn’t proficient (doesn’t have the appropriate feat).</text:span></text:p>
      <text:p text:style-name="P1"><text:span text:style-name="T8">Maximum Dex Bonus: </text:span><text:span text:style-name="T7">This number is the maximum Dexterity bonus to Defense that this type of armor allows. Heavier armor limits mobility, reducing a character’s ability to avoid attacks. </text:span></text:p>
      <text:p text:style-name="P1"><text:span text:style-name="T7">Even if A character’s Dexterity bonus drops to +0 because of armor, the character are not considered to have lost his or her Dexterity bonus.</text:span></text:p>
      <text:p text:style-name="P1"><text:span text:style-name="T8">Armor Penalty: </text:span><text:span text:style-name="T7">The heavier or bulkier the armor, the more it affects certain skills. This penalty applies to checks involving the following skills: Balance, Climb, Escape Artist, Hide, Jump, Move Silently, and Tumble.</text:span></text:p>
      <text:p text:style-name="P1"><text:span text:style-name="T8">Speed (30 ft.): </text:span><text:span text:style-name="T7">Medium and heavy armor slows a character down. The number in this column is the character’s speed while in armor, assuming his or her base speed is 30 feet (the normal speed for most human beings).</text:span></text:p>
      <text:p text:style-name="P13"><text:span text:style-name="T8">Weight: </text:span><text:span text:style-name="T7">This column gives the armor’s weight.</text:span></text:p>
      <text:p text:style-name="P1"><text:span text:style-name="T8">Purchase DC:</text:span><text:span text:style-name="T7"> This is the purchase DC for a Wealth check to acquire the armor. This number reflects the base price and doesn’t include any modifier for purchasing the armor on the black market.</text:span></text:p>
      <text:p text:style-name="P1"><text:span text:style-name="T8">Restriction:</text:span><text:span text:style-name="T7"> The restriction rating for the armor, if any, and the appropriate black market purchase DC modifier. Remember to apply this modifier to the purchase DC when making a Wealth check to acquire the armor on the black market.</text:span></text:p>
      <text:p text:style-name="P2"/>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column table:style-name="Table7.G"/>
        <table:table-column table:style-name="Table7.H" table:number-columns-repeated="2"/>
        <table:table-column table:style-name="Table7.J"/>
        <table:table-row table:style-name="Table7.1">
          <table:table-cell table:style-name="Table7.A1" table:number-columns-spanned="10" office:value-type="string">
            <text:p text:style-name="P6"><text:span text:style-name="T10">Table: Armor</text:span></text:p>
          </table:table-cell>
          <table:covered-table-cell/>
          <table:covered-table-cell/>
          <table:covered-table-cell/>
          <table:covered-table-cell/>
          <table:covered-table-cell/>
          <table:covered-table-cell/>
          <table:covered-table-cell/>
          <table:covered-table-cell/>
          <table:covered-table-cell/>
        </table:table-row>
        <table:table-row table:style-name="Table7.2">
          <table:table-cell table:style-name="Table7.A2" office:value-type="string">
            <text:h text:style-name="P18" text:outline-level="3"><text:span text:style-name="T2">Armor</text:span></text:h>
          </table:table-cell>
          <table:table-cell table:style-name="Table7.A2" office:value-type="string">
            <text:h text:style-name="P20" text:outline-level="3"><text:span text:style-name="T2">Type</text:span></text:h>
          </table:table-cell>
          <table:table-cell table:style-name="Table7.A2" office:value-type="string">
            <text:h text:style-name="P20" text:outline-level="3"><text:span text:style-name="T2">Equipment Bonus</text:span></text:h>
          </table:table-cell>
          <table:table-cell table:style-name="Table7.A2" office:value-type="string">
            <text:h text:style-name="P20" text:outline-level="3"><text:span text:style-name="T2">Nonprof. Bonus</text:span></text:h>
          </table:table-cell>
          <table:table-cell table:style-name="Table7.A2" office:value-type="string">
            <text:h text:style-name="P20" text:outline-level="3"><text:span text:style-name="T2">Maximum Dex Bonus</text:span></text:h>
          </table:table-cell>
          <table:table-cell table:style-name="Table7.A2" office:value-type="string">
            <text:h text:style-name="P20" text:outline-level="3"><text:span text:style-name="T2">Armor Penalty</text:span></text:h>
          </table:table-cell>
          <table:table-cell table:style-name="Table7.A2" office:value-type="string">
            <text:h text:style-name="P20" text:outline-level="3"><text:span text:style-name="T2">Speed (30 ft.)</text:span></text:h>
          </table:table-cell>
          <table:table-cell table:style-name="Table7.A2" office:value-type="string">
            <text:h text:style-name="P20" text:outline-level="3"><text:span text:style-name="T2">Weight</text:span></text:h>
          </table:table-cell>
          <table:table-cell table:style-name="Table7.A2" office:value-type="string">
            <text:h text:style-name="P20" text:outline-level="3"><text:span text:style-name="T2">Purchase DC</text:span></text:h>
          </table:table-cell>
          <table:table-cell table:style-name="Table7.A2" office:value-type="string">
            <text:h text:style-name="P20" text:outline-level="3"><text:span text:style-name="T2">Restriction</text:span></text:h>
          </table:table-cell>
        </table:table-row>
        <table:table-row table:style-name="Table7.2">
          <table:table-cell table:style-name="Table7.A2" office:value-type="string">
            <text:h text:style-name="P21" text:outline-level="2"><text:span text:style-name="T12">Light Armor</text:span></text:h>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row>
        <table:table-row table:style-name="Table7.2">
          <table:table-cell table:style-name="Table7.A2" office:value-type="string">
            <text:p text:style-name="P1"><text:span text:style-name="T11">Leather jacket</text:span></text:p>
          </table:table-cell>
          <table:table-cell table:style-name="Table7.A2" office:value-type="string">
            <text:p text:style-name="P8"><text:span text:style-name="T11">Impromptu</text:span></text:p>
          </table:table-cell>
          <table:table-cell table:style-name="Table7.A2" office:value-type="string">
            <text:p text:style-name="P8"><text:span text:style-name="T11">+1</text:span></text:p>
          </table:table-cell>
          <table:table-cell table:style-name="Table7.A2" office:value-type="string">
            <text:p text:style-name="P8"><text:span text:style-name="T11">+1</text:span></text:p>
          </table:table-cell>
          <table:table-cell table:style-name="Table7.A2" office:value-type="string">
            <text:p text:style-name="P8"><text:span text:style-name="T11">+8</text:span></text:p>
          </table:table-cell>
          <table:table-cell table:style-name="Table7.A2" office:value-type="string">
            <text:p text:style-name="P8"><text:span text:style-name="T11">–0</text:span></text:p>
          </table:table-cell>
          <table:table-cell table:style-name="Table7.A2" office:value-type="string">
            <text:p text:style-name="P8"><text:span text:style-name="T11">30</text:span></text:p>
          </table:table-cell>
          <table:table-cell table:style-name="Table7.A2" office:value-type="string">
            <text:p text:style-name="P8"><text:span text:style-name="T11">4 lb.</text:span></text:p>
          </table:table-cell>
          <table:table-cell table:style-name="Table7.A2" office:value-type="string">
            <text:p text:style-name="P8"><text:span text:style-name="T11">10</text:span></text:p>
          </table:table-cell>
          <table:table-cell table:style-name="Table7.A2" office:value-type="string">
            <text:p text:style-name="P8"><text:span text:style-name="T11">—</text:span></text:p>
          </table:table-cell>
        </table:table-row>
        <table:table-row table:style-name="Table7.2">
          <table:table-cell table:style-name="Table7.A5" office:value-type="string">
            <text:p text:style-name="P6"><text:span text:style-name="T11">Leather armor</text:span></text:p>
          </table:table-cell>
          <table:table-cell table:style-name="Table7.A2" office:value-type="string">
            <text:p text:style-name="P9"><text:span text:style-name="T11">Archaic</text:span></text:p>
          </table:table-cell>
          <table:table-cell table:style-name="Table7.A2" office:value-type="string">
            <text:p text:style-name="P9"><text:span text:style-name="T11">+2</text:span></text:p>
          </table:table-cell>
          <table:table-cell table:style-name="Table7.A2" office:value-type="string">
            <text:p text:style-name="P9"><text:span text:style-name="T11">+1</text:span></text:p>
          </table:table-cell>
          <table:table-cell table:style-name="Table7.A2" office:value-type="string">
            <text:p text:style-name="P9"><text:span text:style-name="T11">+6</text:span></text:p>
          </table:table-cell>
          <table:table-cell table:style-name="Table7.A2" office:value-type="string">
            <text:p text:style-name="P9"><text:span text:style-name="T11">–0</text:span></text:p>
          </table:table-cell>
          <table:table-cell table:style-name="Table7.A2" office:value-type="string">
            <text:p text:style-name="P9"><text:span text:style-name="T11">30</text:span></text:p>
          </table:table-cell>
          <table:table-cell table:style-name="Table7.A2" office:value-type="string">
            <text:p text:style-name="P9"><text:span text:style-name="T11">15 lb.</text:span></text:p>
          </table:table-cell>
          <table:table-cell table:style-name="Table7.A2" office:value-type="string">
            <text:p text:style-name="P9"><text:span text:style-name="T11">12</text:span></text:p>
          </table:table-cell>
          <table:table-cell table:style-name="Table7.A2" office:value-type="string">
            <text:p text:style-name="P9"><text:span text:style-name="T11">—</text:span></text:p>
          </table:table-cell>
        </table:table-row>
        <table:table-row table:style-name="Table7.2">
          <table:table-cell table:style-name="Table7.A5" office:value-type="string">
            <text:p text:style-name="P1"><text:span text:style-name="T11">Light undercover shirt</text:span></text:p>
          </table:table-cell>
          <table:table-cell table:style-name="Table7.A2" office:value-type="string">
            <text:p text:style-name="P8"><text:span text:style-name="T11">Concealable</text:span></text:p>
          </table:table-cell>
          <table:table-cell table:style-name="Table7.A2" office:value-type="string">
            <text:p text:style-name="P8"><text:span text:style-name="T11">+2</text:span></text:p>
          </table:table-cell>
          <table:table-cell table:style-name="Table7.A2" office:value-type="string">
            <text:p text:style-name="P8"><text:span text:style-name="T11">+1</text:span></text:p>
          </table:table-cell>
          <table:table-cell table:style-name="Table7.A2" office:value-type="string">
            <text:p text:style-name="P8"><text:span text:style-name="T11">+7</text:span></text:p>
          </table:table-cell>
          <table:table-cell table:style-name="Table7.A2" office:value-type="string">
            <text:p text:style-name="P8"><text:span text:style-name="T11">–0</text:span></text:p>
          </table:table-cell>
          <table:table-cell table:style-name="Table7.A2" office:value-type="string">
            <text:p text:style-name="P8"><text:span text:style-name="T11">30</text:span></text:p>
          </table:table-cell>
          <table:table-cell table:style-name="Table7.A2" office:value-type="string">
            <text:p text:style-name="P8"><text:span text:style-name="T11">2 lb.</text:span></text:p>
          </table:table-cell>
          <table:table-cell table:style-name="Table7.A2" office:value-type="string">
            <text:p text:style-name="P8"><text:span text:style-name="T11">13</text:span></text:p>
          </table:table-cell>
          <table:table-cell table:style-name="Table7.A2" office:value-type="string">
            <text:p text:style-name="P8"><text:span text:style-name="T11">Lic (+1)</text:span></text:p>
          </table:table-cell>
        </table:table-row>
        <table:table-row table:style-name="Table7.2">
          <table:table-cell table:style-name="Table7.A5" office:value-type="string">
            <text:p text:style-name="P1"><text:span text:style-name="T11">Pull-up pouch vest</text:span></text:p>
          </table:table-cell>
          <table:table-cell table:style-name="Table7.A2" office:value-type="string">
            <text:p text:style-name="P8"><text:span text:style-name="T11">Concealable</text:span></text:p>
          </table:table-cell>
          <table:table-cell table:style-name="Table7.A2" office:value-type="string">
            <text:p text:style-name="P8"><text:span text:style-name="T11">+2</text:span></text:p>
          </table:table-cell>
          <table:table-cell table:style-name="Table7.A2" office:value-type="string">
            <text:p text:style-name="P8"><text:span text:style-name="T11">+1</text:span></text:p>
          </table:table-cell>
          <table:table-cell table:style-name="Table7.A2" office:value-type="string">
            <text:p text:style-name="P8"><text:span text:style-name="T11">+6</text:span></text:p>
          </table:table-cell>
          <table:table-cell table:style-name="Table7.A2" office:value-type="string">
            <text:p text:style-name="P8"><text:span text:style-name="T11">–1</text:span></text:p>
          </table:table-cell>
          <table:table-cell table:style-name="Table7.A2" office:value-type="string">
            <text:p text:style-name="P8"><text:span text:style-name="T11">30</text:span></text:p>
          </table:table-cell>
          <table:table-cell table:style-name="Table7.A2" office:value-type="string">
            <text:p text:style-name="P8"><text:span text:style-name="T11">2 lb.</text:span></text:p>
          </table:table-cell>
          <table:table-cell table:style-name="Table7.A2" office:value-type="string">
            <text:p text:style-name="P8"><text:span text:style-name="T11">13</text:span></text:p>
          </table:table-cell>
          <table:table-cell table:style-name="Table7.A2" office:value-type="string">
            <text:p text:style-name="P8"><text:span text:style-name="T11">Lic (+1)</text:span></text:p>
          </table:table-cell>
        </table:table-row>
        <table:table-row table:style-name="Table7.2">
          <table:table-cell table:style-name="Table7.A5" office:value-type="string">
            <text:p text:style-name="P1"><text:span text:style-name="T11">Undercover vest</text:span></text:p>
          </table:table-cell>
          <table:table-cell table:style-name="Table7.A2" office:value-type="string">
            <text:p text:style-name="P8"><text:span text:style-name="T11">Concealable</text:span></text:p>
          </table:table-cell>
          <table:table-cell table:style-name="Table7.A2" office:value-type="string">
            <text:p text:style-name="P8"><text:span text:style-name="T11">+3</text:span></text:p>
          </table:table-cell>
          <table:table-cell table:style-name="Table7.A2" office:value-type="string">
            <text:p text:style-name="P8"><text:span text:style-name="T11">+1</text:span></text:p>
          </table:table-cell>
          <table:table-cell table:style-name="Table7.A2" office:value-type="string">
            <text:p text:style-name="P8"><text:span text:style-name="T11">+5</text:span></text:p>
          </table:table-cell>
          <table:table-cell table:style-name="Table7.A2" office:value-type="string">
            <text:p text:style-name="P8"><text:span text:style-name="T11">–2</text:span></text:p>
          </table:table-cell>
          <table:table-cell table:style-name="Table7.A2" office:value-type="string">
            <text:p text:style-name="P8"><text:span text:style-name="T11">30</text:span></text:p>
          </table:table-cell>
          <table:table-cell table:style-name="Table7.A2" office:value-type="string">
            <text:p text:style-name="P8"><text:span text:style-name="T11">3 lb.</text:span></text:p>
          </table:table-cell>
          <table:table-cell table:style-name="Table7.A2" office:value-type="string">
            <text:p text:style-name="P8"><text:span text:style-name="T11">14</text:span></text:p>
          </table:table-cell>
          <table:table-cell table:style-name="Table7.A2" office:value-type="string">
            <text:p text:style-name="P8"><text:span text:style-name="T11">Lic (+1)</text:span></text:p>
          </table:table-cell>
        </table:table-row>
        <table:table-row table:style-name="Table7.2">
          <table:table-cell table:style-name="Table7.A5" office:value-type="string">
            <text:p text:style-name="P3"/>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row>
        <table:table-row table:style-name="Table7.2">
          <table:table-cell table:style-name="Table7.A5" office:value-type="string">
            <text:h text:style-name="P21" text:outline-level="2"><text:span text:style-name="T12">Medium Armor</text:span></text:h>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cell table:style-name="Table7.A2" office:value-type="string">
            <text:h text:style-name="P25" text:outline-level="2"/>
          </table:table-cell>
        </table:table-row>
        <table:table-row table:style-name="Table7.2">
          <table:table-cell table:style-name="Table7.A5" office:value-type="string">
            <text:p text:style-name="P13"><text:span text:style-name="T2">Concealable vest</text:span></text:p>
          </table:table-cell>
          <table:table-cell table:style-name="Table7.A2" office:value-type="string">
            <text:p text:style-name="P14"><text:span text:style-name="T2">Concealable</text:span></text:p>
          </table:table-cell>
          <table:table-cell table:style-name="Table7.A2" office:value-type="string">
            <text:p text:style-name="P14"><text:span text:style-name="T2">+4</text:span></text:p>
          </table:table-cell>
          <table:table-cell table:style-name="Table7.A2" office:value-type="string">
            <text:p text:style-name="P14"><text:span text:style-name="T2">+2</text:span></text:p>
          </table:table-cell>
          <table:table-cell table:style-name="Table7.A2" office:value-type="string">
            <text:p text:style-name="P14"><text:span text:style-name="T2">+4</text:span></text:p>
          </table:table-cell>
          <table:table-cell table:style-name="Table7.A2" office:value-type="string">
            <text:p text:style-name="P14"><text:span text:style-name="T2">–3</text:span></text:p>
          </table:table-cell>
          <table:table-cell table:style-name="Table7.A2" office:value-type="string">
            <text:p text:style-name="P14"><text:span text:style-name="T2">25</text:span></text:p>
          </table:table-cell>
          <table:table-cell table:style-name="Table7.A2" office:value-type="string">
            <text:p text:style-name="P14"><text:span text:style-name="T2">4 lb.</text:span></text:p>
          </table:table-cell>
          <table:table-cell table:style-name="Table7.A2" office:value-type="string">
            <text:p text:style-name="P14"><text:span text:style-name="T2">15</text:span></text:p>
          </table:table-cell>
          <table:table-cell table:style-name="Table7.A2" office:value-type="string">
            <text:p text:style-name="P14"><text:span text:style-name="T2">Lic (+1)</text:span></text:p>
          </table:table-cell>
        </table:table-row>
        <table:table-row table:style-name="Table7.2">
          <table:table-cell table:style-name="Table7.A5" office:value-type="string">
            <text:p text:style-name="P1"><text:span text:style-name="T11">Chainmail shirt</text:span></text:p>
          </table:table-cell>
          <table:table-cell table:style-name="Table7.A2" office:value-type="string">
            <text:p text:style-name="P8"><text:span text:style-name="T11">Archaic</text:span></text:p>
          </table:table-cell>
          <table:table-cell table:style-name="Table7.A2" office:value-type="string">
            <text:p text:style-name="P8"><text:span text:style-name="T11">+5</text:span></text:p>
          </table:table-cell>
          <table:table-cell table:style-name="Table7.A2" office:value-type="string">
            <text:p text:style-name="P8"><text:span text:style-name="T11">+2</text:span></text:p>
          </table:table-cell>
          <table:table-cell table:style-name="Table7.A2" office:value-type="string">
            <text:p text:style-name="P8"><text:span text:style-name="T11">+2</text:span></text:p>
          </table:table-cell>
          <table:table-cell table:style-name="Table7.A2" office:value-type="string">
            <text:p text:style-name="P8"><text:span text:style-name="T11">–5</text:span></text:p>
          </table:table-cell>
          <table:table-cell table:style-name="Table7.A2" office:value-type="string">
            <text:p text:style-name="P8"><text:span text:style-name="T11">20</text:span></text:p>
          </table:table-cell>
          <table:table-cell table:style-name="Table7.A2" office:value-type="string">
            <text:p text:style-name="P8"><text:span text:style-name="T11">40 lb.</text:span></text:p>
          </table:table-cell>
          <table:table-cell table:style-name="Table7.A2" office:value-type="string">
            <text:p text:style-name="P8"><text:span text:style-name="T11">18</text:span></text:p>
          </table:table-cell>
          <table:table-cell table:style-name="Table7.A2" office:value-type="string">
            <text:p text:style-name="P8"><text:span text:style-name="T11">—</text:span></text:p>
          </table:table-cell>
        </table:table-row>
        <table:table-row table:style-name="Table7.2">
          <table:table-cell table:style-name="Table7.A5" office:value-type="string">
            <text:p text:style-name="P1"><text:span text:style-name="T11">Light-duty vest</text:span></text:p>
          </table:table-cell>
          <table:table-cell table:style-name="Table7.A2" office:value-type="string">
            <text:p text:style-name="P8"><text:span text:style-name="T11">Tactical</text:span></text:p>
          </table:table-cell>
          <table:table-cell table:style-name="Table7.A2" office:value-type="string">
            <text:p text:style-name="P8"><text:span text:style-name="T11">+5</text:span></text:p>
          </table:table-cell>
          <table:table-cell table:style-name="Table7.A2" office:value-type="string">
            <text:p text:style-name="P8"><text:span text:style-name="T11">+2</text:span></text:p>
          </table:table-cell>
          <table:table-cell table:style-name="Table7.A2" office:value-type="string">
            <text:p text:style-name="P8"><text:span text:style-name="T11">+3</text:span></text:p>
          </table:table-cell>
          <table:table-cell table:style-name="Table7.A2" office:value-type="string">
            <text:p text:style-name="P8"><text:span text:style-name="T11">–4</text:span></text:p>
          </table:table-cell>
          <table:table-cell table:style-name="Table7.A2" office:value-type="string">
            <text:p text:style-name="P8"><text:span text:style-name="T11">25</text:span></text:p>
          </table:table-cell>
          <table:table-cell table:style-name="Table7.A2" office:value-type="string">
            <text:p text:style-name="P8"><text:span text:style-name="T11">8 lb.</text:span></text:p>
          </table:table-cell>
          <table:table-cell table:style-name="Table7.A2" office:value-type="string">
            <text:p text:style-name="P8"><text:span text:style-name="T11">16</text:span></text:p>
          </table:table-cell>
          <table:table-cell table:style-name="Table7.A2" office:value-type="string">
            <text:p text:style-name="P8"><text:span text:style-name="T11">Lic (+1)</text:span></text:p>
          </table:table-cell>
        </table:table-row>
        <table:table-row table:style-name="Table7.2">
          <table:table-cell table:style-name="Table7.A5" office:value-type="string">
            <text:p text:style-name="P1"><text:span text:style-name="T11">Tactical vest</text:span></text:p>
          </table:table-cell>
          <table:table-cell table:style-name="Table7.A2" office:value-type="string">
            <text:p text:style-name="P8"><text:span text:style-name="T11">Tactical</text:span></text:p>
          </table:table-cell>
          <table:table-cell table:style-name="Table7.A2" office:value-type="string">
            <text:p text:style-name="P8"><text:span text:style-name="T11">+6</text:span></text:p>
          </table:table-cell>
          <table:table-cell table:style-name="Table7.A2" office:value-type="string">
            <text:p text:style-name="P8"><text:span text:style-name="T11">+2</text:span></text:p>
          </table:table-cell>
          <table:table-cell table:style-name="Table7.A2" office:value-type="string">
            <text:p text:style-name="P8"><text:span text:style-name="T11">+2</text:span></text:p>
          </table:table-cell>
          <table:table-cell table:style-name="Table7.A2" office:value-type="string">
            <text:p text:style-name="P8"><text:span text:style-name="T11">–5</text:span></text:p>
          </table:table-cell>
          <table:table-cell table:style-name="Table7.A2" office:value-type="string">
            <text:p text:style-name="P8"><text:span text:style-name="T11">25</text:span></text:p>
          </table:table-cell>
          <table:table-cell table:style-name="Table7.A2" office:value-type="string">
            <text:p text:style-name="P8"><text:span text:style-name="T11">10 lb.</text:span></text:p>
          </table:table-cell>
          <table:table-cell table:style-name="Table7.A2" office:value-type="string">
            <text:p text:style-name="P8"><text:span text:style-name="T11">17</text:span></text:p>
          </table:table-cell>
          <table:table-cell table:style-name="Table7.A2" office:value-type="string">
            <text:p text:style-name="P8"><text:span text:style-name="T11">Lic (+1)</text:span></text:p>
          </table:table-cell>
        </table:table-row>
        <table:table-row table:style-name="Table7.2">
          <table:table-cell table:style-name="Table7.A5" office:value-type="string">
            <text:p text:style-name="P3"/>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cell table:style-name="Table7.A2" office:value-type="string">
            <text:p text:style-name="P5"/>
          </table:table-cell>
        </table:table-row>
        <table:table-row table:style-name="Table7.2">
          <table:table-cell table:style-name="Table7.A5" office:value-type="string">
            <text:h text:style-name="P21" text:outline-level="2"><text:span text:style-name="T12">Heavy Armor</text:span></text:h>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cell table:style-name="Table7.A2" office:value-type="string">
            <text:h text:style-name="P24" text:outline-level="2"/>
          </table:table-cell>
        </table:table-row>
        <table:table-row table:style-name="Table7.2">
          <table:table-cell table:style-name="Table7.A5" office:value-type="string">
            <text:p text:style-name="P1"><text:span text:style-name="T11">Special response vest</text:span></text:p>
          </table:table-cell>
          <table:table-cell table:style-name="Table7.A2" office:value-type="string">
            <text:p text:style-name="P8"><text:span text:style-name="T11">Tactical</text:span></text:p>
          </table:table-cell>
          <table:table-cell table:style-name="Table7.A2" office:value-type="string">
            <text:p text:style-name="P8"><text:span text:style-name="T11">+7</text:span></text:p>
          </table:table-cell>
          <table:table-cell table:style-name="Table7.A2" office:value-type="string">
            <text:p text:style-name="P8"><text:span text:style-name="T11">+3</text:span></text:p>
          </table:table-cell>
          <table:table-cell table:style-name="Table7.A2" office:value-type="string">
            <text:p text:style-name="P8"><text:span text:style-name="T11">+1</text:span></text:p>
          </table:table-cell>
          <table:table-cell table:style-name="Table7.A2" office:value-type="string">
            <text:p text:style-name="P8"><text:span text:style-name="T11">–6</text:span></text:p>
          </table:table-cell>
          <table:table-cell table:style-name="Table7.A2" office:value-type="string">
            <text:p text:style-name="P8"><text:span text:style-name="T11">20</text:span></text:p>
          </table:table-cell>
          <table:table-cell table:style-name="Table7.A2" office:value-type="string">
            <text:p text:style-name="P8"><text:span text:style-name="T11">15 lb.</text:span></text:p>
          </table:table-cell>
          <table:table-cell table:style-name="Table7.A2" office:value-type="string">
            <text:p text:style-name="P8"><text:span text:style-name="T11">18</text:span></text:p>
          </table:table-cell>
          <table:table-cell table:style-name="Table7.A2" office:value-type="string">
            <text:p text:style-name="P8"><text:span text:style-name="T11">Lic (+1)</text:span></text:p>
          </table:table-cell>
        </table:table-row>
        <table:table-row table:style-name="Table7.2">
          <table:table-cell table:style-name="Table7.A5" office:value-type="string">
            <text:p text:style-name="P1"><text:span text:style-name="T11">Plate mail</text:span></text:p>
          </table:table-cell>
          <table:table-cell table:style-name="Table7.A2" office:value-type="string">
            <text:p text:style-name="P8"><text:span text:style-name="T11">Archaic</text:span></text:p>
          </table:table-cell>
          <table:table-cell table:style-name="Table7.A2" office:value-type="string">
            <text:p text:style-name="P8"><text:span text:style-name="T11">+8</text:span></text:p>
          </table:table-cell>
          <table:table-cell table:style-name="Table7.A2" office:value-type="string">
            <text:p text:style-name="P8"><text:span text:style-name="T11">+3</text:span></text:p>
          </table:table-cell>
          <table:table-cell table:style-name="Table7.A2" office:value-type="string">
            <text:p text:style-name="P8"><text:span text:style-name="T11">+1</text:span></text:p>
          </table:table-cell>
          <table:table-cell table:style-name="Table7.A2" office:value-type="string">
            <text:p text:style-name="P8"><text:span text:style-name="T11">–6</text:span></text:p>
          </table:table-cell>
          <table:table-cell table:style-name="Table7.A2" office:value-type="string">
            <text:p text:style-name="P8"><text:span text:style-name="T11">20</text:span></text:p>
          </table:table-cell>
          <table:table-cell table:style-name="Table7.A2" office:value-type="string">
            <text:p text:style-name="P8"><text:span text:style-name="T11">50 lb.</text:span></text:p>
          </table:table-cell>
          <table:table-cell table:style-name="Table7.A2" office:value-type="string">
            <text:p text:style-name="P8"><text:span text:style-name="T11">23</text:span></text:p>
          </table:table-cell>
          <table:table-cell table:style-name="Table7.A2" office:value-type="string">
            <text:p text:style-name="P8"><text:span text:style-name="T11">—</text:span></text:p>
          </table:table-cell>
        </table:table-row>
        <table:table-row table:style-name="Table7.2">
          <table:table-cell table:style-name="Table7.A19" office:value-type="string">
            <text:p text:style-name="P6"><text:span text:style-name="T11">Forced entry unit</text:span></text:p>
          </table:table-cell>
          <table:table-cell table:style-name="Table7.B19" office:value-type="string">
            <text:p text:style-name="P9"><text:span text:style-name="T11">Tactical</text:span></text:p>
          </table:table-cell>
          <table:table-cell table:style-name="Table7.B19" office:value-type="string">
            <text:p text:style-name="P9"><text:span text:style-name="T11">+9</text:span></text:p>
          </table:table-cell>
          <table:table-cell table:style-name="Table7.B19" office:value-type="string">
            <text:p text:style-name="P9"><text:span text:style-name="T11">+3</text:span></text:p>
          </table:table-cell>
          <table:table-cell table:style-name="Table7.B19" office:value-type="string">
            <text:p text:style-name="P9"><text:span text:style-name="T11">+0</text:span></text:p>
          </table:table-cell>
          <table:table-cell table:style-name="Table7.B19" office:value-type="string">
            <text:p text:style-name="P9"><text:span text:style-name="T11">–8</text:span></text:p>
          </table:table-cell>
          <table:table-cell table:style-name="Table7.B19" office:value-type="string">
            <text:p text:style-name="P9"><text:span text:style-name="T11">20</text:span></text:p>
          </table:table-cell>
          <table:table-cell table:style-name="Table7.B19" office:value-type="string">
            <text:p text:style-name="P9"><text:span text:style-name="T11">20 lb.</text:span></text:p>
          </table:table-cell>
          <table:table-cell table:style-name="Table7.B19" office:value-type="string">
            <text:p text:style-name="P9"><text:span text:style-name="T11">19</text:span></text:p>
          </table:table-cell>
          <table:table-cell table:style-name="Table7.B19" office:value-type="string">
            <text:p text:style-name="P9"><text:span text:style-name="T11">Lic (+1)</text:span></text:p>
          </table:table-cell>
        </table:table-row>
      </table:table>
      <text:p text:style-name="P2"/>
      <text:p text:style-name="P29"><text:span text:style-name="T6">Light Armor</text:span></text:p>
      <text:p text:style-name="P1"><text:span text:style-name="T7">For the character who doesn’t want to be bogged down by more cumbersome armor types, a leather garment or some sort of concealable armor is just the ticket.</text:span></text:p>
      <text:h text:style-name="P17" text:outline-level="3"><text:span text:style-name="T8">Leather Jacket</text:span></text:h>
      <text:p text:style-name="P1"><text:soft-page-break/><text:span text:style-name="T7">This armor is represented by a heavy leather biker’s jacket. A number of other impromptu armors, such as a football pads and a baseball catcher’s pads, offer similar protection and game statistics. </text:span></text:p>
      <text:h text:style-name="P17" text:outline-level="3"><text:span text:style-name="T8">Leather Armor</text:span></text:h>
      <text:p text:style-name="P1"><text:span text:style-name="T7">This archaic armor consists of a breastplate made of thick, lacquered leather, along with softer leather coverings for other parts of the body.</text:span></text:p>
      <text:h text:style-name="P17" text:outline-level="3"><text:span text:style-name="T8">Light Undercover Shirt</text:span></text:h>
      <text:p text:style-name="P1"><text:span text:style-name="T7">Designed for deep undercover work in which it’s critical that the wearer not appear to be armed or armored, this garment consists of a T-shirt with a band of light protective material sewn in around the lower torso. </text:span></text:p>
      <text:h text:style-name="P17" text:outline-level="3"><text:span text:style-name="T8">Pull-Up Pouch Vest</text:span></text:h>
      <text:p text:style-name="P1"><text:span text:style-name="T7">This garment, consisting of a torso apron of light protective material held up by a loop around the neck, can be stored in an innocuous fanny pack. <text:s/>Deploying the apron is a move action. This garment provides no equipment bonus (and has no armor penalty or maximum Dexterity bonus) when undeployed.</text:span></text:p>
      <text:h text:style-name="P17" text:outline-level="3"><text:span text:style-name="T8">Undercover Vest</text:span></text:h>
      <text:p text:style-name="P1"><text:span text:style-name="T7">Covering a larger area of the torso, this vest provides better protection than the light undercover shirt—but it’s also more easily noticed. It’s best used when the armor should remain unseen but the wearer doesn’t expect to face much scrutiny, granting a +2 bonus on Spot checks to notice the armor.</text:span></text:p>
      <text:p text:style-name="P2"/>
      <text:p text:style-name="P29"><text:span text:style-name="T6">Medium Armor</text:span></text:p>
      <text:p text:style-name="P1"><text:span text:style-name="T7">Most medium armor (except for the archaic chainmail shirt) is not terribly heavy, but nonetheless provides a significant amount of protection—at the expense of some speed.</text:span></text:p>
      <text:h text:style-name="P17" text:outline-level="3"><text:span text:style-name="T8">Concealable Vest</text:span></text:h>
      <text:p text:style-name="P1"><text:span text:style-name="T7">Standard issue in many police forces, this vest provides maximum protection in a garment that can be worn all day long under regular clothing. While it may go unnoticed by a quick glance, it is usually visible to anyone looking closely for it, granting a +4 bonus on Spot checks to notice the armor.</text:span></text:p>
      <text:h text:style-name="P17" text:outline-level="3"><text:span text:style-name="T8">Chainmail Shirt</text:span></text:h>
      <text:p text:style-name="P1"><text:span text:style-name="T7">This medieval-era armor is a long shirt made of interlocking metal rings, with a layer of padding underneath. It’s heavy, making it uncomfortable to wear for long periods of time.</text:span></text:p>
      <text:h text:style-name="P17" text:outline-level="3"><text:span text:style-name="T8">Light-Duty Vest</text:span></text:h>
      <text:p text:style-name="P1"><text:span text:style-name="T7">A lightweight tactical vest designed for extended use by riot police and forces on alert for potential attack, this armor sacrifices a degree of protection for a modicum of comfort—at least compared to other tactical body armors.</text:span></text:p>
      <text:h text:style-name="P17" text:outline-level="3"><text:span text:style-name="T8">Tactical Vest</text:span></text:h>
      <text:p text:style-name="P1"><text:span text:style-name="T7">The standard body armor for police tactical units, this vest provides full-torso protection in the toughest flexible protective materials available.</text:span></text:p>
      <text:p text:style-name="P2"/>
      <text:p text:style-name="P29"><text:span text:style-name="T6">Heavy Armor</text:span></text:p>
      <text:p text:style-name="P1"><text:span text:style-name="T7">For the best protection money can buy, go with heavy armor, but watch out for the armor penalty.</text:span></text:p>
      <text:h text:style-name="P17" text:outline-level="3"><text:span text:style-name="T8">Plate Mail</text:span></text:h>
      <text:p text:style-name="P1"><text:span text:style-name="T7">This medieval-era armor consists of metal plates that cover the entire body. It’s heavy and cumbersome com­pared to most modern armor, but it does provide a great deal of protection.</text:span></text:p>
      <text:h text:style-name="P17" text:outline-level="3"><text:span text:style-name="T8">Special Response Vest</text:span></text:h>
      <text:p text:style-name="P1"><text:span text:style-name="T7">Built like the tactical vest, but incorporating groin and neck protection as well as a ceramic plate over the chest, this armor provides additional protection in battles against heavily armed opponents.</text:span></text:p>
      <text:h text:style-name="P17" text:outline-level="3"><text:span text:style-name="T8">Forced Entry Unit</text:span></text:h>
      <text:p text:style-name="P1"><text:span text:style-name="T7">The most powerful protection available is built into this suit, which consists of a heavy torso jacket with ceramic plates over the chest and back, neck and groin guards, arm protection, and a helmet. Heavy and cumbersome, this armor is generally only donned by tactical officers heading into a dangerous assaul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genda-BoldCondensed" svg:font-family="Agenda-BoldCondensed" style:font-family-generic="roman" style:font-pitch="variable"/>
    <style:font-face style:name="Agenda-LightCondensed" svg:font-family="Agenda-LightCondensed" style:font-family-generic="roman" style:font-pitch="variable"/>
    <style:font-face style:name="Agenda-LightItalic" svg:font-family="Agenda-LightItalic" style:font-family-generic="roman" style:font-pitch="variable"/>
    <style:font-face style:name="Cachet Book" svg:font-family="'Cachet Book'" style:font-family-generic="roman" style:font-pitch="variable"/>
    <style:font-face style:name="Conques-Demi" svg:font-family="Conques-Demi" style:font-family-generic="roman" style:font-pitch="variable"/>
    <style:font-face style:name="HandelGothicEF-Bold" svg:font-family="HandelGothicEF-Bol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genda-BoldCondensed1" svg:font-family="Agenda-BoldCondensed" style:font-family-generic="system" style:font-pitch="variable"/>
    <style:font-face style:name="Conques-Demi1" svg:font-family="Conques-Dem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text-align="start" style:justify-single-word="false" fo:orphans="2" fo:widows="2" fo:text-indent="0in" style:auto-text-indent="false" style:vertical-align="auto" style:writing-mode="lr-tb"/>
      <style:text-properties style:font-name="Times New Roman" fo:font-family="'Times New Roman'" style:font-family-generic="roman" style:font-pitch="variable" fo:font-size="12pt" fo:language="en" fo:country="US" style:font-name-asian="Agenda-BoldCondensed1" style:font-family-asian="Agenda-BoldCondensed" style:font-family-generic-asian="system" style:font-pitch-asian="variable" style:font-size-asian="12pt" style:language-asian="en" style:country-asian="US" style:font-name-complex="Conques-Demi1" style:font-family-complex="Conques-Demi" style:font-family-generic-complex="system"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in" fo:margin-right="0in" fo:text-align="start" style:justify-single-word="false" fo:orphans="2" fo:widows="2" fo:text-indent="0in" style:auto-text-indent="false" style:vertical-align="auto"/>
      <style:text-properties fo:font-size="10pt" fo:language="en" fo:country="US" style:font-size-asian="10pt" style:language-asian="en" style:country-asian="US"/>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style:text-underline-style="solid" style:text-underline-width="auto" style:text-underline-color="font-color" style:font-size-asian="12pt" style:language-asian="en" style:country-asian="US"/>
    </style:style>
    <style:style style:name="Heading_20_2" style:display-name="Heading 2"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2pt" fo:language="en" fo:country="US" fo:font-style="italic" style:font-size-asian="12pt" style:language-asian="en" style:country-asian="US" style:font-style-asian="italic"/>
    </style:style>
    <style:style style:name="Heading_20_3" style:display-name="Heading 3"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4" style:display-name="Heading 4" style:family="paragraph" style:parent-style-name="Standard" style:default-outline-level="" style:class="text">
      <style:paragraph-properties fo:margin-left="0in" fo:margin-right="0in" fo:text-align="start" style:justify-single-word="false" fo:orphans="2" fo:widows="2" fo:text-indent="0in" style:auto-text-indent="false" fo:keep-with-next="always" style:vertical-align="auto"/>
      <style:text-properties fo:font-size="10pt" fo:language="en" fo:country="US" fo:font-style="italic" style:font-size-asian="10pt" style:language-asian="en" style:country-asian="US" style:font-style-asian="italic"/>
    </style:style>
    <style:style style:name="Heading_20_5" style:display-name="Heading 5" style:family="paragraph" style:parent-style-name="Standard" style:default-outline-level="5" style:list-style-name="" style:class="text">
      <style:paragraph-properties fo:margin-left="0in" fo:margin-right="0in" fo:text-align="center"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Heading_20_6" style:display-name="Heading 6" style:family="paragraph" style:parent-style-name="Standard" style:default-outline-level="6" style:list-style-name="" style:class="text">
      <style:paragraph-properties fo:margin-left="0in" fo:margin-right="0in" fo:text-align="end" style:justify-single-word="false" fo:orphans="2" fo:widows="2" fo:text-indent="0in" style:auto-text-indent="false" fo:keep-with-next="always" style:vertical-align="auto"/>
      <style:text-properties fo:font-size="10pt" fo:language="en" fo:country="US" fo:font-weight="bold" style:font-size-asian="10pt" style:language-asian="en" style:country-asian="US" style:font-weight-asian="bold"/>
    </style:style>
    <style:style style:name="Normal_20__28_Web_29_" style:display-name="Normal (Web)" style:family="paragraph" style:parent-style-name="Standard" style:default-outline-level="">
      <style:paragraph-properties fo:margin-left="0in" fo:margin-right="0in" fo:margin-top="0.0693in" fo:margin-bottom="0.0693in" loext:contextual-spacing="false" fo:text-align="start" style:justify-single-word="false" fo:orphans="2" fo:widows="2" fo:text-indent="0in" style:auto-text-indent="false" style:vertical-align="auto"/>
      <style:text-properties fo:font-size="12pt" fo:language="en" fo:country="US" style:font-size-asian="12pt" style:language-asian="en" style:country-asian="US"/>
    </style:style>
    <style:style style:name="Core_20_Body" style:display-name="Core Body" style:family="paragraph" style:default-outline-level="">
      <style:paragraph-properties fo:margin-left="0in" fo:margin-right="0in" fo:line-height="0.1598in" fo:text-align="justify" style:justify-single-word="false" fo:orphans="2" fo:widows="2" fo:text-indent="0.1252in" style:auto-text-indent="false" style:vertical-align="auto" style:writing-mode="lr-tb"/>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Core_20_Body_20_No_20_Indent" style:display-name="Core Body No Indent" style:family="paragraph" style:parent-style-name="Core_20_Body" style:default-outline-level="">
      <style:paragraph-properties fo:margin-left="0in" fo:margin-right="0in" fo:line-height="0.1598in" fo:text-align="justify" style:justify-single-word="false" fo:orphans="2" fo:widows="2" fo:text-indent="0in" style:auto-text-indent="false" style:vertical-align="auto">
        <style:tab-stops>
          <style:tab-stop style:position="0.1252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H2" style:display-name="*H2" style:family="paragraph" style:default-outline-level="">
      <style:paragraph-properties fo:margin-left="0in" fo:margin-right="0in" fo:margin-top="0.1598in" fo:margin-bottom="0in" loext:contextual-spacing="false" fo:line-height="0.3193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fo:text-transform="uppercase" style:font-name="Conques-Demi" fo:font-family="Conques-Demi" style:font-family-generic="roman" style:font-pitch="variable" fo:font-size="26pt" fo:language="en" fo:country="US" style:font-name-asian="Agenda-BoldCondensed1" style:font-family-asian="Agenda-BoldCondensed" style:font-family-generic-asian="system" style:font-pitch-asian="variable" style:font-size-asian="26pt" style:language-asian="en" style:country-asian="US" style:font-name-complex="Conques-Demi1" style:font-family-complex="Conques-Demi" style:font-family-generic-complex="system" style:font-pitch-complex="variable" style:font-size-complex="12pt"/>
    </style:style>
    <style:style style:name="_2a_H3" style:display-name="*H3" style:family="paragraph"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writing-mode="lr-tb">
        <style:tab-stops>
          <style:tab-stop style:position="0.1252in"/>
          <style:tab-stop style:position="0.25in"/>
        </style:tab-stops>
      </style:paragraph-properties>
      <style:text-properties style:font-name="Conques-Demi" fo:font-family="Conques-Demi" style:font-family-generic="roman" style:font-pitch="variable" fo:font-size="18pt" fo:language="en" fo:country="US" style:font-name-asian="Agenda-BoldCondensed1" style:font-family-asian="Agenda-BoldCondensed" style:font-family-generic-asian="system" style:font-pitch-asian="variable" style:font-size-asian="18pt" style:language-asian="en" style:country-asian="US" style:font-name-complex="Conques-Demi1" style:font-family-complex="Conques-Demi" style:font-family-generic-complex="system" style:font-pitch-complex="variable" style:font-size-complex="12pt"/>
    </style:style>
    <style:style style:name="_2a_H4" style:display-name="*H4" style:family="paragraph" style:parent-style-name="_2a_H3"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tab-stops>
          <style:tab-stop style:position="0.1252in"/>
          <style:tab-stop style:position="0.25in"/>
        </style:tab-stops>
      </style:paragraph-properties>
      <style:text-properties style:font-name="Conques-Demi" fo:font-family="Conques-Demi" style:font-family-generic="roman" style:font-pitch="variable" fo:font-size="15pt" fo:language="en" fo:country="US" style:font-size-asian="15pt" style:language-asian="en" style:country-asian="US"/>
    </style:style>
    <style:style style:name="_2a_Small_20_Table_20_column_20_body" style:display-name="*Small Table column body" style:family="paragraph" style:default-outline-level="">
      <style:paragraph-properties fo:margin-left="0.028in" fo:margin-right="0.028in"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name-asian="Agenda-BoldCondensed1" style:font-family-asian="Agenda-BoldCondensed" style:font-family-generic-asian="system" style:font-pitch-asian="variable" style:font-size-asian="10.5pt" style:language-asian="en" style:country-asian="US" style:font-name-complex="Conques-Demi1" style:font-family-complex="Conques-Demi" style:font-family-generic-complex="system" style:font-pitch-complex="variable" style:font-size-complex="12pt"/>
    </style:style>
    <style:style style:name="_2a_table_20_col_20_heads_20_alone" style:display-name="*table col heads alone"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BoldCondensed" fo:font-family="Agenda-BoldCondensed" style:font-family-generic="roman" style:font-pitch="variable" fo:font-size="10.5pt" fo:language="en" fo:country="US" style:font-size-asian="10.5pt" style:language-asian="en" style:country-asian="US"/>
    </style:style>
    <style:style style:name="_2a_Small_20_Table_20_column_20_shade_20_body" style:display-name="*Small Table column shade body"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Hanging_20_bullet" style:display-name="Hanging bullet" style:family="paragraph" style:parent-style-name="Core_20_Body" style:default-outline-level="">
      <style:paragraph-properties fo:margin-left="0.25in" fo:margin-right="0in" fo:line-height="0.1598in" fo:text-align="justify" style:justify-single-word="false" fo:orphans="2" fo:widows="2" fo:text-indent="-0.1252in" style:auto-text-indent="false" style:vertical-align="auto">
        <style:tab-stops>
          <style:tab-stop style:position="0.25in"/>
        </style:tab-stops>
      </style:paragraph-properties>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H3" style:display-name="Sidebar H3" style:family="paragraph" style:parent-style-name="_2a_H3" style:default-outline-level="">
      <style:paragraph-properties fo:margin-left="0in" fo:margin-right="0in" fo:margin-top="0.2398in" fo:margin-bottom="0in" loext:contextual-spacing="false" fo:line-height="0.1598in" fo:text-align="start" style:justify-single-word="false" fo:orphans="2" fo:widows="2" fo:text-indent="0in" style:auto-text-indent="false" style:vertical-align="auto">
        <style:tab-stops>
          <style:tab-stop style:position="-0.3555in"/>
          <style:tab-stop style:position="0in"/>
          <style:tab-stop style:position="0.1252in"/>
          <style:tab-stop style:position="0.1882in" style:type="right"/>
          <style:tab-stop style:position="0.25in"/>
          <style:tab-stop style:position="0.7173in"/>
          <style:tab-stop style:position="1.5035in" style:type="center"/>
          <style:tab-stop style:position="2.1335in" style:type="right"/>
          <style:tab-stop style:position="14.2228in" style:type="center"/>
          <style:tab-stop style:position="14.7555in"/>
          <style:tab-stop style:position="14.9335in"/>
          <style:tab-stop style:position="18.6665in" style:type="center"/>
          <style:tab-stop style:position="20.2673in"/>
        </style:tab-stops>
      </style:paragraph-properties>
      <style:text-properties style:font-name="Conques-Demi" fo:font-family="Conques-Demi" style:font-family-generic="roman" style:font-pitch="variable" fo:font-size="18pt" fo:language="en" fo:country="US" style:font-size-asian="18pt" style:language-asian="en" style:country-asian="US"/>
    </style:style>
    <style:style style:name="Sidebar_20_Body" style:display-name="Sidebar Body" style:family="paragraph" style:parent-style-name="Core_20_Body" style:default-outline-level="">
      <style:paragraph-properties fo:margin-left="0.1252in" fo:margin-right="0.1252in" fo:line-height="0.1598in" fo:text-align="justify" style:justify-single-word="false" fo:orphans="2" fo:widows="2" fo:text-indent="0.1252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Sidebar_20_Body_20_No_20_Indent" style:display-name="Sidebar Body No Indent" style:family="paragraph" style:parent-style-name="Sidebar_20_Body" style:default-outline-level="">
      <style:paragraph-properties fo:margin-left="0.1252in" fo:margin-right="0.1252in" fo:line-height="0.1598in" fo:text-align="justify" style:justify-single-word="false" fo:orphans="2" fo:widows="2" fo:text-indent="0in" style:auto-text-indent="false" style:vertical-align="auto"/>
      <style:text-properties style:font-name="Agenda-LightCondensed" fo:font-family="Agenda-LightCondensed" style:font-family-generic="roman" style:font-pitch="variable" fo:font-size="10.5pt" fo:language="en" fo:country="US" style:font-size-asian="10.5pt" style:language-asian="en" style:country-asian="US"/>
    </style:style>
    <style:style style:name="_2a_Table_20__23__20__26__20_Title" style:display-name="*Table # &amp; Title" style:family="paragraph" style:default-outline-level="">
      <style:paragraph-properties fo:margin-left="0in" fo:margin-right="0in" fo:margin-top="0.1598in" fo:margin-bottom="0in" loext:contextual-spacing="false" fo:line-height="0.1598in" fo:text-align="start" style:justify-single-word="false" fo:orphans="2" fo:widows="2" fo:text-indent="0in" style:auto-text-indent="false" style:vertical-align="auto" style:writing-mode="lr-tb">
        <style:tab-stops>
          <style:tab-stop style:position="0.2492in" style:type="center"/>
          <style:tab-stop style:position="0.6417in" style:type="center"/>
          <style:tab-stop style:position="1.0563in" style:type="center"/>
          <style:tab-stop style:position="1.6445in" style:type="center"/>
          <style:tab-stop style:position="2.1398in" style:type="center"/>
          <style:tab-stop style:position="2.6244in" style:type="center"/>
        </style:tab-stops>
      </style:paragraph-properties>
      <style:text-properties fo:text-transform="uppercase" style:font-name="Cachet Book" fo:font-family="'Cachet Book'" style:font-family-generic="roman" style:font-pitch="variable" fo:font-size="11pt" fo:language="en" fo:country="US" style:font-name-asian="Agenda-BoldCondensed1" style:font-family-asian="Agenda-BoldCondensed" style:font-family-generic-asian="system" style:font-pitch-asian="variable" style:font-size-asian="11pt" style:language-asian="en" style:country-asian="US" style:font-name-complex="Conques-Demi1" style:font-family-complex="Conques-Demi" style:font-family-generic-complex="system" style:font-pitch-complex="variable" style:font-size-complex="12pt"/>
    </style:style>
    <style:style style:name="_2a_table_20_column_20_headers_20_rev" style:display-name="*table column headers rev" style:family="paragraph" style:parent-style-name="_2a_Small_20_Table_20_column_20_body" style:default-outline-level="">
      <style:paragraph-properties fo:margin-left="0.028in" fo:margin-right="0.028in" fo:line-height="0.1598in" fo:text-align="start" style:justify-single-word="false" fo:orphans="2" fo:widows="2" fo:text-indent="0in" style:auto-text-indent="false" style:vertical-align="auto">
        <style:tab-stops>
          <style:tab-stop style:position="-2.4339in"/>
          <style:tab-stop style:position="-0.3555in" style:type="center" style:leader-style="dotted" style:leader-text="."/>
          <style:tab-stop style:position="0in" style:type="center"/>
          <style:tab-stop style:position="0.0193in" style:type="center"/>
          <style:tab-stop style:position="0.2492in" style:type="center"/>
          <style:tab-stop style:position="0.6417in" style:type="center"/>
          <style:tab-stop style:position="1.0563in" style:type="center"/>
          <style:tab-stop style:position="1.5035in"/>
          <style:tab-stop style:position="1.6445in" style:type="center"/>
          <style:tab-stop style:position="2.1398in" style:type="center"/>
          <style:tab-stop style:position="2.6244in" style:type="center"/>
          <style:tab-stop style:position="3.022in"/>
          <style:tab-stop style:position="11.0236in"/>
          <style:tab-stop style:position="11.7335in"/>
          <style:tab-stop style:position="12.848in"/>
          <style:tab-stop style:position="12.8799in"/>
          <style:tab-stop style:position="13.2118in"/>
          <style:tab-stop style:position="13.8665in" style:type="center"/>
          <style:tab-stop style:position="17.2445in"/>
          <style:tab-stop style:position="17.422in" style:type="center"/>
        </style:tab-stops>
      </style:paragraph-properties>
      <style:text-properties fo:color="#ffffff" style:font-name="Agenda-BoldCondensed" fo:font-family="Agenda-BoldCondensed" style:font-family-generic="roman" style:font-pitch="variable" fo:font-size="10.5pt" fo:language="en" fo:country="US" style:font-size-asian="10.5pt" style:language-asian="en" style:country-asian="US"/>
    </style:style>
    <style:style style:name="_2a_Small_20_Table_20_Notes" style:display-name="*Small Table Notes" style:family="paragraph" style:default-outline-level="">
      <style:paragraph-properties fo:margin-left="0in" fo:margin-right="0in" fo:text-align="start" style:justify-single-word="false" fo:orphans="2" fo:widows="2" fo:text-indent="0in" style:auto-text-indent="false" style:vertical-align="auto" style:writing-mode="lr-tb">
        <style:tab-stops>
          <style:tab-stop style:position="0.1283in"/>
          <style:tab-stop style:position="0.2575in"/>
          <style:tab-stop style:position="1.6665in"/>
          <style:tab-stop style:position="2.9165in" style:type="center"/>
        </style:tab-stops>
      </style:paragraph-properties>
      <style:text-properties style:font-name="Agenda-LightCondensed" fo:font-family="Agenda-LightCondensed" style:font-family-generic="roman" style:font-pitch="variable" fo:font-size="9pt" fo:language="en" fo:country="US" style:font-name-asian="Agenda-BoldCondensed1" style:font-family-asian="Agenda-BoldCondensed" style:font-family-generic-asian="system" style:font-pitch-asian="variable" style:font-size-asian="9pt" style:language-asian="en" style:country-asian="US" style:font-name-complex="Conques-Demi1" style:font-family-complex="Conques-Demi" style:font-family-generic-complex="system" style:font-pitch-complex="variable" style:font-size-complex="12pt"/>
    </style:style>
    <style:style style:name="_2a_H1" style:display-name="*H1" style:family="paragraph" style:default-outline-level="">
      <style:paragraph-properties fo:margin-left="0in" fo:margin-right="0in" fo:margin-top="0.1598in" fo:margin-bottom="0.0799in" loext:contextual-spacing="false" fo:line-height="0.3193in" fo:text-align="center" style:justify-single-word="false" fo:keep-together="always" fo:orphans="2" fo:widows="2" fo:text-indent="0in" style:auto-text-indent="false" fo:keep-with-next="always" style:vertical-align="auto" style:writing-mode="lr-tb"/>
      <style:text-properties fo:text-transform="uppercase" style:font-name="HandelGothicEF-Bold" fo:font-family="HandelGothicEF-Bold" style:font-family-generic="roman" style:font-pitch="variable" fo:font-size="22pt" fo:language="en" fo:country="US" style:font-name-asian="Agenda-BoldCondensed1" style:font-family-asian="Agenda-BoldCondensed" style:font-family-generic-asian="system" style:font-pitch-asian="variable" style:font-size-asian="22pt" style:language-asian="en" style:country-asian="US" style:font-name-complex="Conques-Demi1" style:font-family-complex="Conques-Demi"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0000ff" style:text-underline-style="solid" style:text-underline-width="auto" style:text-underline-color="font-color"/>
    </style:style>
    <style:style style:name="Core_20_Body_20_Italic" style:display-name="Core Body Italic" style:family="text">
      <style:text-properties style:font-name="Agenda-LightItalic" fo:font-family="Agenda-LightItalic" style:font-family-generic="roman" style:font-pitch="variable" fo:font-size="9.5pt" style:font-size-asian="9.5pt"/>
    </style:style>
    <style:style style:name="Bullet_20_Only" style:display-name="Bullet Only" style:family="text">
      <style:text-properties style:font-name="Agenda-LightCondensed" fo:font-family="Agenda-LightCondensed" style:font-family-generic="roman" style:font-pitch="variable" fo:font-size="12pt" style:font-size-asian="12pt"/>
    </style:style>
    <style:style style:name="superscript_20__23__20_in_20_tables" style:display-name="superscript # in tables" style:family="text">
      <style:text-properties style:text-position="super 58%" style:font-name="Agenda-BoldCondensed" fo:font-family="Agenda-BoldCondensed" style:font-family-generic="roman" style:font-pitch="variable" fo:font-size="10.5pt" style:font-size-asian="10.5pt"/>
    </style:style>
    <style:style style:name="New_20_Style_20_Sheet" style:display-name="New Style Sheet" style:family="text">
      <style:text-properties style:font-name="Agenda-LightCondensed" fo:font-family="Agenda-LightCondensed" style:font-family-generic="roman" style:font-pitch="variable" fo:font-size="9pt" style:font-size-asian="9pt"/>
    </style:style>
    <style:style style:name="Table_20_Body_20_Italic" style:display-name="Table Body Italic" style:family="text">
      <style:text-properties style:font-name="Agenda-LightItalic" fo:font-family="Agenda-LightItalic" style:font-family-generic="roman" style:font-pitch="variable" fo:font-size="9.5pt" style:font-size-asian="9.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75in" fo:margin-bottom="0.75in" fo:margin-left="0.75in" fo:margin-right="0.75in" style:writing-mode="lr-tb" style:layout-grid-color="#c0c0c0" style:layout-grid-lines="1778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Weapons and Armor</dc:title>
    <dc:subject>MSRD</dc:subject>
    <meta:initial-creator>AKSmith</meta:initial-creator>
    <meta:creation-date>2002-10-17T11:44:00</meta:creation-date>
    <dc:date>2003-08-27T10:09:00</dc:date>
    <meta:print-date>2003-08-25T11:00:00</meta:print-date>
    <meta:editing-cycles>38</meta:editing-cycles>
    <meta:editing-duration>PT1M19S</meta:editing-duration>
    <meta:document-statistic meta:table-count="7" meta:image-count="0" meta:object-count="0" meta:page-count="44" meta:paragraph-count="1534" meta:word-count="11064" meta:character-count="62501" meta:non-whitespace-character-count="52868"/>
    <meta:generator>LibreOffice/5.4.6.2$Linux_X86_64 LibreOffice_project/40m0$Build-2</meta:generator>
    <meta:user-defined meta:name="Company">Wizards of the Coast</meta:user-defined>
    <meta:user-defined meta:name="Operator">AKSmith</meta:user-defined>
  </office:meta>
</office:document-meta>
</file>